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3"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5" style:family="paragraph" style:parent-style-name="Heading_20_4">
      <style:paragraph-properties fo:margin-left="0in" fo:margin-right="0in" fo:margin-top="0in" fo:margin-bottom="0in" loext:contextual-spacing="false" fo:line-height="100%" fo:text-indent="0in" style:auto-text-indent="false"/>
      <style:text-properties fo:color="#000000" style:font-name="inherit" fo:font-size="10.5pt" fo:font-weight="bold" loext:padding="0in" loext:border="none"/>
    </style:style>
    <style:style style:name="P6" style:family="paragraph" style:parent-style-name="Horizontal_20_Line">
      <style:paragraph-properties fo:margin-top="0in" fo:margin-bottom="0.3126in" loext:contextual-spacing="false"/>
    </style:style>
    <style:style style:name="P7"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style:font-name="monospace" fo:font-size="10.5pt" loext:padding="0in" loext:border="none"/>
    </style:style>
    <style:style style:name="P8"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9" style:family="paragraph" style:parent-style-name="Preformatted_20_Text">
      <loext:graphic-properties draw:fill="solid" draw:fill-color="#ffffff" draw:opacity="100%"/>
      <style:paragraph-properties fo:background-color="#ffffff" fo:padding="0in" fo:border="none"/>
      <style:text-properties fo:color="#000000" style:font-name="monospace" fo:font-size="10.5pt" loext:padding="0in" loext:border="none"/>
    </style:style>
    <style:style style:name="P10"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1"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12"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13"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14" style:family="paragraph" style:parent-style-name="Preformatted_20_Text">
      <loext:graphic-properties draw:fill="solid" draw:fill-color="#f8f8f8" draw:opacity="100%"/>
      <style:paragraph-properties fo:margin-left="0in" fo:margin-right="0in" fo:margin-top="0in" fo:margin-bottom="0in" loext:contextual-spacing="false" style:line-height-at-least="0.1772in" fo:text-indent="0in" style:auto-text-indent="false" fo:background-color="#f8f8f8" fo:padding-left="0.0193in" fo:padding-right="0in" fo:padding-top="0.0193in" fo:padding-bottom="0.0193in" fo:border-left="0.51pt solid #d0d0d0" fo:border-right="none" fo:border-top="0.51pt solid #d0d0d0" fo:border-bottom="0.51pt solid #d0d0d0"/>
      <style:text-properties fo:color="#000000" style:font-name="monospace" fo:font-size="10.5pt"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6"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7"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8"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9" style:family="paragraph" style:parent-style-name="Text_20_body">
      <style:paragraph-properties fo:text-align="center" style:justify-single-word="false"/>
      <style:text-properties fo:color="#ffffff" fo:background-color="#337ab7" loext:padding="0in" loext:border="none"/>
    </style:style>
    <style:style style:name="P20" style:family="paragraph" style:parent-style-name="Text_20_body">
      <style:paragraph-properties fo:text-align="center" style:justify-single-word="false"/>
      <style:text-properties fo:color="#000000" fo:background-color="#d9edf7" loext:padding="0in" loext:border="none"/>
    </style:style>
    <style:style style:name="P21" style:family="paragraph" style:parent-style-name="Text_20_body">
      <style:paragraph-properties fo:text-align="center" style:justify-single-word="false"/>
      <style:text-properties fo:color="#000000" fo:background-color="#dff0d8" loext:padding="0in" loext:border="none"/>
    </style:style>
    <style:style style:name="P22" style:family="paragraph" style:parent-style-name="Text_20_body">
      <style:paragraph-properties fo:text-align="center" style:justify-single-word="false"/>
      <style:text-properties fo:color="#000000" fo:background-color="#f2dede" loext:padding="0in" loext:border="none"/>
    </style:style>
    <style:style style:name="P23"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24"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5" style:family="paragraph" style:parent-style-name="Text_20_body" style:list-style-name="L3">
      <style:paragraph-properties fo:margin-top="0in" fo:margin-bottom="0in" loext:contextual-spacing="false"/>
    </style:style>
    <style:style style:name="P26"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9"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30"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style>
    <style:style style:name="P31"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style>
    <style:style style:name="P32"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33" style:family="paragraph" style:parent-style-name="Text_20_body" style:list-style-name="L1">
      <style:paragraph-properties fo:margin-top="0in" fo:margin-bottom="0.0937in" loext:contextual-spacing="false"/>
      <style:text-properties fo:color="#000000" loext:padding="0in" loext:border="none"/>
    </style:style>
    <style:style style:name="P34" style:family="paragraph" style:parent-style-name="Text_20_body" style:list-style-name="L3">
      <style:paragraph-properties fo:margin-top="0in" fo:margin-bottom="0.0937in" loext:contextual-spacing="false"/>
      <style:text-properties fo:color="#000000" loext:padding="0in" loext:border="none"/>
    </style:style>
    <style:style style:name="P35" style:family="paragraph" style:parent-style-name="Text_20_body" style:list-style-name="L4">
      <style:paragraph-properties fo:margin-top="0in" fo:margin-bottom="0.0937in" loext:contextual-spacing="false"/>
      <style:text-properties fo:color="#000000" loext:padding="0in" loext:border="none"/>
    </style:style>
    <style:style style:name="P36" style:family="paragraph" style:parent-style-name="Text_20_body" style:list-style-name="L5">
      <style:paragraph-properties fo:margin-top="0in" fo:margin-bottom="0.0937in" loext:contextual-spacing="false"/>
      <style:text-properties fo:color="#000000" loext:padding="0in" loext:border="none"/>
    </style:style>
    <style:style style:name="P37" style:family="paragraph" style:parent-style-name="Text_20_body" style:list-style-name="L8">
      <style:paragraph-properties fo:margin-top="0in" fo:margin-bottom="0.0937in" loext:contextual-spacing="false"/>
      <style:text-properties fo:color="#000000" loext:padding="0in" loext:border="none"/>
    </style:style>
    <style:style style:name="P38" style:family="paragraph" style:parent-style-name="Text_20_body" style:list-style-name="L9">
      <style:paragraph-properties fo:margin-top="0in" fo:margin-bottom="0.0937in" loext:contextual-spacing="false"/>
      <style:text-properties fo:color="#000000" loext:padding="0in" loext:border="none"/>
    </style:style>
    <style:style style:name="P39" style:family="paragraph" style:parent-style-name="Text_20_body" style:list-style-name="L11">
      <style:paragraph-properties fo:margin-top="0in" fo:margin-bottom="0.0937in" loext:contextual-spacing="false"/>
      <style:text-properties fo:color="#000000" loext:padding="0in" loext:border="none"/>
    </style:style>
    <style:style style:name="P40" style:family="paragraph" style:parent-style-name="Text_20_body" style:list-style-name="L12">
      <style:paragraph-properties fo:margin-top="0in" fo:margin-bottom="0.0937in" loext:contextual-spacing="false"/>
      <style:text-properties fo:color="#000000" loext:padding="0in" loext:border="none"/>
    </style:style>
    <style:style style:name="P41" style:family="paragraph" style:parent-style-name="Text_20_body" style:list-style-name="L13">
      <style:paragraph-properties fo:margin-top="0in" fo:margin-bottom="0.0937in" loext:contextual-spacing="false"/>
      <style:text-properties fo:color="#000000" loext:padding="0in" loext:border="none"/>
    </style:style>
    <style:style style:name="P42" style:family="paragraph" style:parent-style-name="Text_20_body" style:list-style-name="L16">
      <style:paragraph-properties fo:margin-top="0in" fo:margin-bottom="0.0937in" loext:contextual-spacing="false"/>
      <style:text-properties fo:color="#000000" loext:padding="0in" loext:border="none"/>
    </style:style>
    <style:style style:name="P43" style:family="paragraph" style:parent-style-name="Text_20_body" style:list-style-name="L3">
      <style:paragraph-properties fo:margin-top="0in" fo:margin-bottom="0.0937in" loext:contextual-spacing="false"/>
    </style:style>
    <style:style style:name="P44" style:family="paragraph" style:parent-style-name="Text_20_body" style:list-style-name="L4">
      <style:paragraph-properties fo:margin-top="0in" fo:margin-bottom="0.0937in" loext:contextual-spacing="false"/>
    </style:style>
    <style:style style:name="P45" style:family="paragraph" style:parent-style-name="Text_20_body" style:list-style-name="L6">
      <style:paragraph-properties fo:margin-top="0in" fo:margin-bottom="0.0937in" loext:contextual-spacing="false"/>
    </style:style>
    <style:style style:name="P46" style:family="paragraph" style:parent-style-name="Text_20_body" style:list-style-name="L7">
      <style:paragraph-properties fo:margin-top="0in" fo:margin-bottom="0.0937in" loext:contextual-spacing="false"/>
    </style:style>
    <style:style style:name="P47" style:family="paragraph" style:parent-style-name="Text_20_body" style:list-style-name="L9">
      <style:paragraph-properties fo:margin-top="0in" fo:margin-bottom="0.0937in" loext:contextual-spacing="false"/>
    </style:style>
    <style:style style:name="P48" style:family="paragraph" style:parent-style-name="Text_20_body" style:list-style-name="L10">
      <style:paragraph-properties fo:margin-top="0in" fo:margin-bottom="0.0937in" loext:contextual-spacing="false"/>
    </style:style>
    <style:style style:name="P49" style:family="paragraph" style:parent-style-name="Text_20_body" style:list-style-name="L14">
      <style:paragraph-properties fo:margin-top="0in" fo:margin-bottom="0.0937in" loext:contextual-spacing="false"/>
    </style:style>
    <style:style style:name="P50" style:family="paragraph" style:parent-style-name="Text_20_body" style:list-style-name="L15">
      <style:paragraph-properties fo:margin-top="0in" fo:margin-bottom="0.0937in" loext:contextual-spacing="false"/>
    </style:style>
    <style:style style:name="T1" style:family="text">
      <style:text-properties fo:color="#337ab7"/>
    </style:style>
    <style:style style:name="T2" style:family="text">
      <style:text-properties style:font-name="Oxygen" fo:font-size="9pt" fo:font-weight="bold"/>
    </style:style>
    <style:style style:name="T3" style:family="text">
      <style:text-properties fo:color="#000000" style:font-name="Oxygen" fo:font-weight="normal" loext:padding="0in" loext:border="none"/>
    </style:style>
    <style:style style:name="T4" style:family="text">
      <style:text-properties fo:color="#000000" style:font-name="Oxygen" fo:font-weight="bold" loext:padding="0in" loext:border="none"/>
    </style:style>
    <style:style style:name="T5" style:family="text">
      <style:text-properties fo:color="#000000" style:font-name="monospace" fo:font-size="10.5pt" fo:font-weight="normal" fo:background-color="#eff0f1" loext:char-shading-value="0" loext:padding="0in" loext:border="none"/>
    </style:style>
    <style:style style:name="T6" style:family="text">
      <style:text-properties fo:color="#000000" style:font-name="monospace" fo:font-size="10.5pt" fo:font-weight="bold" fo:background-color="#eff0f1" loext:char-shading-value="0" loext:padding="0in" loext:border="none"/>
    </style:style>
    <style:style style:name="T7" style:family="text">
      <style:text-properties fo:color="#000000" style:font-name="monospace" fo:font-size="10.5pt" fo:background-color="#eff0f1" loext:char-shading-value="0" loext:padding="0in" loext:border="none"/>
    </style:style>
    <style:style style:name="T8" style:family="text">
      <style:text-properties fo:color="#000000" loext:padding="0in" loext:border="none"/>
    </style:style>
    <style:style style:name="T9" style:family="text">
      <style:text-properties fo:color="#000000" fo:font-weight="bold" loext:padding="0in" loext:border="none"/>
    </style:style>
    <style:style style:name="T10" style:family="text">
      <style:text-properties style:font-name="monospace"/>
    </style:style>
    <style:style style:name="T11" style:family="text">
      <style:text-properties fo:color="#008000"/>
    </style:style>
    <style:style style:name="T12" style:family="text">
      <style:text-properties fo:color="#008000" style:font-name="monospace"/>
    </style:style>
    <style:style style:name="T13" style:family="text">
      <style:text-properties fo:color="#008000" style:font-name="monospace" fo:font-weight="bold"/>
    </style:style>
    <style:style style:name="T14" style:family="text">
      <style:text-properties fo:color="#008000" fo:font-weight="bold"/>
    </style:style>
    <style:style style:name="T15" style:family="text">
      <style:text-properties fo:color="#666666"/>
    </style:style>
    <style:style style:name="T16" style:family="text">
      <style:text-properties fo:color="#666666" style:font-name="monospace"/>
    </style:style>
    <style:style style:name="T17" style:family="text">
      <style:text-properties fo:color="#ba2121"/>
    </style:style>
    <style:style style:name="T18" style:family="text">
      <style:text-properties fo:color="#ba2121" style:font-name="monospace"/>
    </style:style>
    <style:style style:name="T19" style:family="text">
      <style:text-properties fo:color="#0000ff" fo:font-weight="bold"/>
    </style:style>
    <style:style style:name="T20" style:family="text">
      <style:text-properties fo:color="#0000ff" style:font-name="monospace" fo:font-weight="bold"/>
    </style:style>
    <style:style style:name="T21" style:family="text">
      <style:text-properties fo:color="#aa22ff" style:font-name="monospace" fo:font-weight="bold"/>
    </style:style>
    <style:style style:name="T22" style:family="text">
      <style:text-properties fo:color="#bb6688" style:font-name="monospace" fo:font-weight="bold"/>
    </style:style>
    <style:style style:name="T23" style:family="text">
      <style:text-properties fo:color="#bb6688" fo:font-weight="bold"/>
    </style:style>
    <style:style style:name="T24" style:family="text">
      <style:text-properties fo:color="#ff0000" style:font-name="monospace" loext:padding="0.0193in" loext:border="0.06pt solid #ff0000"/>
    </style:style>
    <style:style style:name="T25" style:family="text">
      <style:text-properties fo:color="#ff0000" loext:padding="0.0193in" loext:border="0.06pt solid #ff0000"/>
    </style:style>
    <style:style style:name="T26" style:family="text">
      <style:text-properties fo:color="#408080" style:font-name="monospace" fo:font-style="italic"/>
    </style:style>
    <style:style style:name="T27" style:family="text">
      <style:text-properties fo:color="#bb6622" style:font-name="monospace"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Advanced C++ for Robotics</text:h>
      <text:p text:style-name="P6"/>
      <text:h text:style-name="P2" text:outline-level="2"><text:span text:style-name="T1">Unit 3:</text:span>   Classes and Objects in C++</text:h>
      <text:p text:style-name="P19">- Summary -</text:p>
      <text:p text:style-name="P27">In this unit we will understand and implement the following content:</text:p>
      <text:list xml:id="list1330101582" text:style-name="L1">
        <text:list-item>
          <text:p text:style-name="P33">Structures</text:p>
        </text:list-item>
        <text:list-item>
          <text:p text:style-name="P33">Classes and how to access class members.</text:p>
        </text:list-item>
        <text:list-item>
          <text:p text:style-name="P33">Role of public, private and protected keywords</text:p>
        </text:list-item>
        <text:list-item>
          <text:p text:style-name="P33">Constructors and Destructors</text:p>
        </text:list-item>
        <text:list-item>
          <text:p text:style-name="P33">Non-static data member initializers</text:p>
        </text:list-item>
        <text:list-item>
          <text:p text:style-name="P33">C++ 'this' pointer</text:p>
        </text:list-item>
        <text:list-item>
          <text:p text:style-name="P33">Constant member functions</text:p>
        </text:list-item>
        <text:list-item>
          <text:p text:style-name="P33">Static Class members</text:p>
        </text:list-item>
        <text:list-item>
          <text:p text:style-name="P33">Copy Constructor</text:p>
        </text:list-item>
        <text:list-item>
          <text:p text:style-name="P33">Delegating Constructor</text:p>
        </text:list-item>
        <text:list-item>
          <text:p text:style-name="P33">Default and deleted functions</text:p>
        </text:list-item>
        <text:list-item>
          <text:p text:style-name="P33">Move semantics</text:p>
        </text:list-item>
      </text:list>
      <text:p text:style-name="P19">- End of Summary -</text:p>
      <text:p text:style-name="P29"><text:span text:style-name="T3">Welcome to yet another lesson of Advanced C++ called </text:span><text:span text:style-name="Strong_20_Emphasis"><text:span text:style-name="T4">Classes and Objects in C++</text:span></text:span><text:span text:style-name="T3">.</text:span></text:p>
      <text:p text:style-name="P29"><text:span text:style-name="Strong_20_Emphasis"><text:span text:style-name="T4">Classes and Objects</text:span></text:span><text:span text:style-name="T3"> are the core elements of a programming paradigm called object oriented programming (OOP). As you see, the name already suggests that OOP is based on the concept of "objects". What is an "object" you ask? In a very simplistic way, an object can contain data and perform operations. Does this sounds familiar to you? It should! In the previous unit, we introduced what we called "containers", which are basically </text:span><text:span text:style-name="Strong_20_Emphasis"><text:span text:style-name="T4">objects</text:span></text:span><text:span text:style-name="T3"> constucted using build-in functionality that C++ has. Well now, in this unit, you will learn how to create custom, or programmer defined </text:span><text:span text:style-name="Strong_20_Emphasis"><text:span text:style-name="T4">objects</text:span></text:span><text:span text:style-name="T3">. But before we go all-in on classes, let us first introduce the concept of </text:span><text:span text:style-name="Strong_20_Emphasis"><text:span text:style-name="T4">structure</text:span></text:span><text:span text:style-name="T3">, which is just a much more simpler concept to grasp and can be seen as a stepping stone to learning </text:span><text:span text:style-name="Strong_20_Emphasis"><text:span text:style-name="T4">classes</text:span></text:span><text:span text:style-name="T3">.</text:span></text:p>
      <text:h text:style-name="P4" text:outline-level="3"><text:span text:style-name="T1">3.1</text:span>   Structures</text:h>
      <text:p text:style-name="P29"><text:span text:style-name="Strong_20_Emphasis"><text:span text:style-name="T4">Storytime</text:span></text:span><text:span text:style-name="T3">: You are back in school and your summer holidays are going on. It's so hot outside that you can't go out to play so now your mischievousness is constraint to the house. Devil mind is at work and you are waiting for the right time for everyone in the house to take a nap. Your plan is - when the road to the refrigerator will be clear, you will attack the refrigerator and conquer all the </text:span><text:soft-page-break/><text:span text:style-name="T3">treasure, I mean juices and ice cream kept inside. Things go in your favour and you get to subdue the juice can. A sudden realization of the drink is not so chilled begins your search for the ice tray which looks something like this</text:span></text:p>
      <text:p text:style-name="P28"><draw:frame draw:style-name="fr1" draw:name="Image1" text:anchor-type="as-char" svg:width="5.2083in" svg:height="0.3929in" draw:z-index="0"><draw:image xlink:href="https://s3.eu-west-1.amazonaws.com/notebooks.ws/modern_cpp/images/ice_tray.jpg" xlink:type="simple" xlink:show="embed" xlink:actuate="onLoad" loext:mime-type="image/jpeg"/></draw:frame></text:p>
      <text:p text:style-name="P29"><text:span text:style-name="T3">You are mesmerised by the shapes of the ice chunks. Your devil mind gets an idea to pour different juices in the empty tray to make different flavoured ice chunks. You are so happy now that different juices are poured and the ice chunk takes the shape (characteristic) of the tray's ice section. Later, you enjoy the afternoon with your coloured and tasty ice crystals. </text:span><text:span text:style-name="Strong_20_Emphasis"><text:span text:style-name="T4">Story ends.</text:span></text:span></text:p>
      <text:p text:style-name="P29"><text:span text:style-name="T3">With context to the story, the Ice tray is a </text:span><text:span text:style-name="Strong_20_Emphasis"><text:span text:style-name="T4">structure</text:span></text:span><text:span text:style-name="T3"> and ice chunks are the </text:span><text:span text:style-name="Strong_20_Emphasis"><text:span text:style-name="T4">instances</text:span></text:span><text:span text:style-name="T3">. Thus we can say, </text:span><text:span text:style-name="Strong_20_Emphasis"><text:span text:style-name="T4">instances</text:span></text:span><text:span text:style-name="T3"> can be build from </text:span><text:span text:style-name="Strong_20_Emphasis"><text:span text:style-name="T4">structures</text:span></text:span><text:span text:style-name="T3"> so it is obvious that objects take up the characteristic of the structure. Ice chunk characteristics are dimensions i.e. shape and size of the frame in which juice was poured.</text:span></text:p>
      <text:p text:style-name="P29"><text:span text:style-name="T3">Let's suppose a situation where I have asked you to store all the details associated with the green ice tray in one place. Details as in how many crystals can the tray store, what are the shapes available, how many minutes it takes for the ice tray to prepare ice at -1 degree Celcius? Also, share all the details related to the blue and purple ice tray as well. By now you might have felt the need for a datatype that can store integers, strings, float and other datatypes all in one place? If yes, you are ready to be introduced with </text:span><text:span text:style-name="Strong_20_Emphasis"><text:span text:style-name="T4">structures</text:span></text:span><text:span text:style-name="T3">.</text:span></text:p>
      <text:p text:style-name="P29"><text:span text:style-name="T3">A structure is a user-defined data type in C/C++. A structure creates a data type that can be used to group items of possibly different types under one name. Let's understand the </text:span><text:span text:style-name="Strong_20_Emphasis"><text:span text:style-name="T4">syntax and use-case of a structure</text:span></text:span><text:span text:style-name="T3"> using the question I just asked.</text:span></text:p>
      <text:p text:style-name="P27">How do you define a structure in C++? To define a structure in code, use the following general syntax:</text:p>
      <text:p text:style-name="P9">struct struct_name</text:p>
      <text:p text:style-name="P9">{</text:p>
      <text:p text:style-name="P9">// struct data members</text:p>
      <text:p text:style-name="P7">};</text:p>
      <text:p text:style-name="P27">For instance:</text:p>
      <text:p text:style-name="P26">In [ ]:</text:p>
      <text:p text:style-name="P11">struct IceTray</text:p>
      <text:p text:style-name="P15">{</text:p>
      <text:p text:style-name="P16"><text:s text:c="2"/><text:span text:style-name="T10">std::string name;</text:span></text:p>
      <text:p text:style-name="P16"><text:s text:c="2"/><text:span text:style-name="T12">int</text:span><text:span text:style-name="T10"> crystal_numbers;</text:span></text:p>
      <text:p text:style-name="P16"><text:s text:c="2"/><text:span text:style-name="T10">std::vector</text:span><text:span text:style-name="T16">&lt;</text:span><text:span text:style-name="T10">std::string</text:span><text:span text:style-name="T16">&gt;</text:span><text:span text:style-name="T10"> shapes;</text:span></text:p>
      <text:p text:style-name="P16"><text:s text:c="2"/><text:span text:style-name="T12">float</text:span><text:span text:style-name="T10"> time_;</text:span></text:p>
      <text:p text:style-name="P16"><text:s/></text:p>
      <text:p text:style-name="P15">};</text:p>
      <text:p text:style-name="P29"><text:span text:style-name="Strong_20_Emphasis"><text:span text:style-name="T4">Creating Struct Instances</text:span></text:span></text:p>
      <text:p text:style-name="P29"><text:span text:style-name="T3">In the above example, we have defined a struct named </text:span><text:span text:style-name="Source_20_Text"><text:span text:style-name="T5">IceTray</text:span></text:span><text:span text:style-name="T3">. To use that definition and create a struct variable, we do as follows:</text:span></text:p>
      <text:p text:style-name="P14">IceTray my_ice_tray;</text:p>
      <text:p text:style-name="P27">Actually, let's create quick demo.</text:p>
      <text:p text:style-name="P20"><text:soft-page-break/>Demo 3.1</text:p>
      <text:p text:style-name="P29"><text:span text:style-name="T3">Type </text:span><text:span text:style-name="Source_20_Text"><text:span text:style-name="T5">cd</text:span></text:span><text:span text:style-name="T3"> to enter the root directory:</text:span></text:p>
      <text:p text:style-name="P26">In [ ]:</text:p>
      <text:p text:style-name="P11">cd</text:p>
      <text:p text:style-name="P29"><text:span text:style-name="T3">Create a new folder named </text:span><text:span text:style-name="Strong_20_Emphasis"><text:span text:style-name="T4">unit3_demos</text:span></text:span><text:span text:style-name="T3">:</text:span></text:p>
      <text:p text:style-name="P26">In [ ]:</text:p>
      <text:p text:style-name="P11">mkdir unit3_demos</text:p>
      <text:p text:style-name="P29"><text:span text:style-name="T3">Create a new file named </text:span><text:span text:style-name="Strong_20_Emphasis"><text:span text:style-name="T4">demo_31.cpp</text:span></text:span><text:span text:style-name="T3">:</text:span></text:p>
      <text:p text:style-name="P26">In [ ]:</text:p>
      <text:p text:style-name="P11">touch demo_31<text:span text:style-name="T15">.</text:span>cpp</text:p>
      <text:p text:style-name="P29"><text:span text:style-name="T3">Copy paste following code in </text:span><text:span text:style-name="Strong_20_Emphasis"><text:span text:style-name="T4">unit3_demos/demo_31.cpp</text:span></text:span><text:span text:style-name="T3">. Compile and run to check the output.</text:span></text:p>
      <text:p text:style-name="P32">   <text:span text:style-name="T2">demo_31.cpp</text:span></text:p>
      <text:p text:style-name="P26">In [ ]:</text:p>
      <text:p text:style-name="P13">#include&lt;iostream&gt;</text:p>
      <text:p text:style-name="P17">#include&lt;vector&gt;</text:p>
      <text:p text:style-name="P18"/>
      <text:p text:style-name="P15">struct IceTray</text:p>
      <text:p text:style-name="P15">{</text:p>
      <text:p text:style-name="P16"><text:s text:c="2"/><text:span text:style-name="T10">std::string name;</text:span></text:p>
      <text:p text:style-name="P16"><text:s text:c="2"/><text:span text:style-name="T12">int</text:span><text:span text:style-name="T10"> crystal_numbers;</text:span></text:p>
      <text:p text:style-name="P16"><text:s text:c="2"/><text:span text:style-name="T10">std::vector</text:span><text:span text:style-name="T16">&lt;</text:span><text:span text:style-name="T10">std::string</text:span><text:span text:style-name="T16">&gt;</text:span><text:span text:style-name="T10"> shapes;</text:span></text:p>
      <text:p text:style-name="P16"><text:s text:c="2"/><text:span text:style-name="T12">float</text:span><text:span text:style-name="T10"> time_;</text:span></text:p>
      <text:p text:style-name="P16"><text:s/></text:p>
      <text:p text:style-name="P15">};</text:p>
      <text:p text:style-name="P18"/>
      <text:p text:style-name="P15">void print_details(IceTray tray){</text:p>
      <text:p text:style-name="P16"><text:s text:c="2"/></text:p>
      <text:p text:style-name="P16"><text:s text:c="2"/><text:span text:style-name="T10">std::cout</text:span><text:span text:style-name="T16">&lt;&lt;</text:span><text:span text:style-name="T10"> </text:span><text:span text:style-name="T18">"Details for '"</text:span><text:span text:style-name="T16">&lt;&lt;</text:span><text:span text:style-name="T10"> tray</text:span><text:span text:style-name="T16">.</text:span><text:span text:style-name="T10">name </text:span><text:span text:style-name="T16">&lt;&lt;</text:span><text:span text:style-name="T10"> </text:span><text:span text:style-name="T18">"' tray are:"</text:span><text:span text:style-name="T16">&lt;&lt;</text:span><text:span text:style-name="T10"> std::endl;</text:span></text:p>
      <text:p text:style-name="P16"><text:s text:c="2"/><text:span text:style-name="T10">std::cout </text:span><text:span text:style-name="T16">&lt;&lt;</text:span><text:span text:style-name="T10"> </text:span><text:span text:style-name="T18">"Crystal count : "</text:span><text:span text:style-name="T16">&lt;&lt;</text:span><text:span text:style-name="T10"> tray</text:span><text:span text:style-name="T16">.</text:span><text:span text:style-name="T10">crystal_numbers</text:span><text:span text:style-name="T16">&lt;&lt;</text:span><text:span text:style-name="T10"> std::endl;</text:span></text:p>
      <text:p text:style-name="P16"><text:s text:c="2"/><text:span text:style-name="T10">std::cout </text:span><text:span text:style-name="T16">&lt;&lt;</text:span><text:span text:style-name="T10"> </text:span><text:span text:style-name="T18">"Time required : "</text:span><text:span text:style-name="T16">&lt;&lt;</text:span><text:span text:style-name="T10"> tray</text:span><text:span text:style-name="T16">.</text:span><text:span text:style-name="T10">time_</text:span><text:span text:style-name="T16">&lt;&lt;</text:span><text:span text:style-name="T10"> std::endl;</text:span></text:p>
      <text:p text:style-name="P16"><text:s text:c="2"/><text:span text:style-name="T10">std::cout </text:span><text:span text:style-name="T16">&lt;&lt;</text:span><text:span text:style-name="T10"> </text:span><text:span text:style-name="T18">"Shapes available are:"</text:span><text:span text:style-name="T10"> </text:span><text:span text:style-name="T16">&lt;&lt;</text:span><text:span text:style-name="T10"> std::endl;</text:span></text:p>
      <text:p text:style-name="P16"><text:s text:c="2"/><text:span text:style-name="T13">for</text:span><text:span text:style-name="T10"> (auto i </text:span><text:span text:style-name="T16">=</text:span><text:span text:style-name="T10"> tray</text:span><text:span text:style-name="T16">.</text:span><text:span text:style-name="T10">shapes</text:span><text:span text:style-name="T16">.</text:span><text:span text:style-name="T10">begin(); i </text:span><text:span text:style-name="T16">!=</text:span><text:span text:style-name="T10"> tray</text:span><text:span text:style-name="T16">.</text:span><text:span text:style-name="T10">shapes</text:span><text:span text:style-name="T16">.</text:span><text:span text:style-name="T10">end(); </text:span><text:span text:style-name="T16">++</text:span><text:span text:style-name="T10">i)</text:span></text:p>
      <text:p text:style-name="P16"><text:s text:c="8"/><text:span text:style-name="T10">std::cout </text:span><text:span text:style-name="T16">&lt;&lt;</text:span><text:span text:style-name="T10"> </text:span><text:span text:style-name="T16">*</text:span><text:span text:style-name="T10">i </text:span><text:span text:style-name="T16">&lt;&lt;</text:span><text:span text:style-name="T10"> </text:span><text:span text:style-name="T18">" "</text:span><text:span text:style-name="T10"> </text:span><text:span text:style-name="T16">&lt;&lt;</text:span><text:span text:style-name="T10"> std::endl;</text:span></text:p>
      <text:p text:style-name="P18"/>
      <text:p text:style-name="P15">}</text:p>
      <text:p text:style-name="P18"/>
      <text:p text:style-name="P18"/>
      <text:p text:style-name="P15"><text:span text:style-name="T11">int</text:span> main(){</text:p>
      <text:p text:style-name="P16"><text:s text:c="2"/><text:span text:style-name="T10">IceTray green_tray;</text:span></text:p>
      <text:p text:style-name="P16"><text:s text:c="2"/><text:span text:style-name="T10">green_tray</text:span><text:span text:style-name="T16">.</text:span><text:span text:style-name="T10">name </text:span><text:span text:style-name="T16">=</text:span><text:span text:style-name="T10"> </text:span><text:span text:style-name="T18">"Green"</text:span><text:span text:style-name="T10">;</text:span></text:p>
      <text:p text:style-name="P16"><text:s text:c="2"/><text:span text:style-name="T10">green_tray</text:span><text:span text:style-name="T16">.</text:span><text:span text:style-name="T10">crystal_numbers </text:span><text:span text:style-name="T16">=</text:span><text:span text:style-name="T10"> </text:span><text:span text:style-name="T16">10</text:span><text:span text:style-name="T10">;</text:span></text:p>
      <text:p text:style-name="P16"><text:s text:c="2"/><text:span text:style-name="T10">green_tray</text:span><text:span text:style-name="T16">.</text:span><text:span text:style-name="T10">shapes</text:span><text:span text:style-name="T16">.</text:span><text:span text:style-name="T10">push_back(</text:span><text:span text:style-name="T18">"fish"</text:span><text:span text:style-name="T10">);</text:span></text:p>
      <text:p text:style-name="P16"><text:s text:c="2"/><text:span text:style-name="T10">green_tray</text:span><text:span text:style-name="T16">.</text:span><text:span text:style-name="T10">shapes</text:span><text:span text:style-name="T16">.</text:span><text:span text:style-name="T10">push_back(</text:span><text:span text:style-name="T18">"crab"</text:span><text:span text:style-name="T10">);</text:span></text:p>
      <text:p text:style-name="P16"><text:s text:c="2"/><text:span text:style-name="T10">green_tray</text:span><text:span text:style-name="T16">.</text:span><text:span text:style-name="T10">shapes</text:span><text:span text:style-name="T16">.</text:span><text:span text:style-name="T10">push_back(</text:span><text:span text:style-name="T18">"star"</text:span><text:span text:style-name="T10">);</text:span></text:p>
      <text:p text:style-name="P16"><text:s text:c="2"/><text:span text:style-name="T10">green_tray</text:span><text:span text:style-name="T16">.</text:span><text:span text:style-name="T10">time_ </text:span><text:span text:style-name="T16">=</text:span><text:span text:style-name="T10"> </text:span><text:span text:style-name="T16">20.2</text:span><text:span text:style-name="T10">;</text:span></text:p>
      <text:p text:style-name="P16"><text:s text:c="2"/><text:span text:style-name="T10">print_details(green_tray);</text:span></text:p>
      <text:p text:style-name="P18"/>
      <text:p text:style-name="P16"><text:s text:c="2"/><text:span text:style-name="T13">return</text:span><text:span text:style-name="T10"> </text:span><text:span text:style-name="T16">0</text:span><text:span text:style-name="T10">;</text:span></text:p>
      <text:p text:style-name="P15">}</text:p>
      <text:p text:style-name="P27">As you can see we can access the members by typing the struct variable name followed by a dot and then the name of the data member within the struct.</text:p>
      <text:p text:style-name="P32">   <text:span text:style-name="T2">Execute in Shell #1</text:span></text:p>
      <text:p text:style-name="P26"><text:soft-page-break/>In [ ]:</text:p>
      <text:p text:style-name="P11">clang<text:span text:style-name="T15">++</text:span> demo_31<text:span text:style-name="T15">.</text:span>cpp <text:span text:style-name="T15">-</text:span>o demo_31</text:p>
      <text:p text:style-name="P26">In [ ]:</text:p>
      <text:p text:style-name="P11"><text:span text:style-name="T15">./</text:span>demo_31</text:p>
      <text:p text:style-name="P27">Expected Output:</text:p>
      <text:p text:style-name="P10">Details for 'Green' tray are:</text:p>
      <text:p text:style-name="P10">Crystal count : 10</text:p>
      <text:p text:style-name="P10">Time required : 20.2</text:p>
      <text:p text:style-name="P10">Shapes available are:</text:p>
      <text:p text:style-name="P10">fish </text:p>
      <text:p text:style-name="P10">crab </text:p>
      <text:p text:style-name="P8">star </text:p>
      <text:p text:style-name="P20">End of Demo 3.1</text:p>
      <text:p text:style-name="P29"><text:span text:style-name="T3">In the previous demo we created a variable named </text:span><text:span text:style-name="Source_20_Text"><text:span text:style-name="T5">green_tray</text:span></text:span><text:span text:style-name="T3"> that is of type </text:span><text:span text:style-name="Source_20_Text"><text:span text:style-name="T5">IceTray</text:span></text:span><text:span text:style-name="T3">. Similarly we can use the structure </text:span><text:span text:style-name="Source_20_Text"><text:span text:style-name="T5">IceTray</text:span></text:span><text:span text:style-name="T3"> to create more struct variables for the blue and purple trays.</text:span></text:p>
      <text:p text:style-name="P27">That's all we're going to cover for structures as our main focus is going to be classes because classes give you many, many additional capabilities. Let's jump in and learn everything you need to know about classes!</text:p>
      <text:h text:style-name="P4" text:outline-level="3"><text:span text:style-name="T1">3.2</text:span>   Classes</text:h>
      <text:p text:style-name="P29"><text:span text:style-name="T3">Within the context of the previous story, we could also have said: the ice tray is a </text:span><text:span text:style-name="Strong_20_Emphasis"><text:span text:style-name="T4">class</text:span></text:span><text:span text:style-name="T3"> and ice chunks are the </text:span><text:span text:style-name="Strong_20_Emphasis"><text:span text:style-name="T4">objects</text:span></text:span><text:span text:style-name="T3">. Thus we can say: </text:span><text:span text:style-name="Strong_20_Emphasis"><text:span text:style-name="T4">objects are derived from a class</text:span></text:span><text:span text:style-name="T3">, so again, objects take up the characteristic of the class. Ice chunk characteristics are dimensions i.e. shape and size of the frame in which that crystal was poured.</text:span></text:p>
      <text:p text:style-name="P29"><text:span text:style-name="T3">In programming, </text:span><text:span text:style-name="Strong_20_Emphasis"><text:span text:style-name="T4">classes</text:span></text:span><text:span text:style-name="T3"> play the role of these reusable ice trays. Multiple </text:span><text:span text:style-name="Strong_20_Emphasis"><text:span text:style-name="T4">member variables</text:span></text:span><text:span text:style-name="T3"> and </text:span><text:span text:style-name="Strong_20_Emphasis"><text:span text:style-name="T4">member functions (class methods)</text:span></text:span><text:span text:style-name="T3"> can be inside a class. When you create an object from a class, just as you fill an ice tray, all the functions and variables that are a part of the class get some memory allocated for that object. Now, let's talk about </text:span><text:span text:style-name="Strong_20_Emphasis"><text:span text:style-name="T4">syntax of a class and accessing its members</text:span></text:span><text:span text:style-name="T3">. Note that </text:span><text:span text:style-name="Strong_20_Emphasis"><text:span text:style-name="T4">member variables</text:span></text:span><text:span text:style-name="T3"> are also often called </text:span><text:span text:style-name="Strong_20_Emphasis"><text:span text:style-name="T4">class attributes</text:span></text:span><text:span text:style-name="T3">.</text:span></text:p>
      <text:p text:style-name="P29"><text:span text:style-name="T3">Let's create a very simple demo class for you to see if you can spot what we mean when we say </text:span><text:span text:style-name="Strong_20_Emphasis"><text:span text:style-name="T4">classes also contain member functions</text:span></text:span><text:span text:style-name="T3">:</text:span></text:p>
      <text:p text:style-name="P20">Demo 3.2</text:p>
      <text:p text:style-name="P29"><text:span text:style-name="T3">Copy paste following code in </text:span><text:span text:style-name="Strong_20_Emphasis"><text:span text:style-name="T4">unit3_demos/demo_32.cpp</text:span></text:span><text:span text:style-name="T3">. Compile and run to check the output.</text:span></text:p>
      <text:p text:style-name="P26">In [ ]:</text:p>
      <text:p text:style-name="P13">#include&lt;iostream&gt;</text:p>
      <text:p text:style-name="P18"/>
      <text:p text:style-name="P15"><text:span text:style-name="T14">class</text:span> <text:span text:style-name="T19">IceTray</text:span></text:p>
      <text:p text:style-name="P15">{</text:p>
      <text:p text:style-name="P16"><text:s text:c="2"/><text:span text:style-name="T10">std::string fish_shape;</text:span></text:p>
      <text:p text:style-name="P16"><text:s text:c="2"/><text:span text:style-name="T10">std::string star_shape;</text:span></text:p>
      <text:p text:style-name="P18"/>
      <text:p text:style-name="P16"><text:s text:c="2"/><text:span text:style-name="T10">void status(){</text:span></text:p>
      <text:p text:style-name="P16"><text:soft-page-break/><text:s text:c="6"/><text:span text:style-name="T10">std::cout </text:span><text:span text:style-name="T16">&lt;&lt;</text:span><text:span text:style-name="T10"> </text:span><text:span text:style-name="T18">"Crystal which is in fish shape is "</text:span><text:span text:style-name="T16">&lt;&lt;</text:span><text:span text:style-name="T10"> fish_shape </text:span><text:span text:style-name="T16">&lt;&lt;</text:span><text:span text:style-name="T10"> </text:span><text:span text:style-name="T18">" and the one in star shape is "</text:span><text:span text:style-name="T10"> </text:span><text:span text:style-name="T16">&lt;&lt;</text:span><text:span text:style-name="T10"> star_shape </text:span><text:span text:style-name="T16">&lt;&lt;</text:span><text:span text:style-name="T10"> std::endl;</text:span></text:p>
      <text:p text:style-name="P16"><text:s text:c="2"/></text:p>
      <text:p text:style-name="P16"><text:s text:c="2"/><text:span text:style-name="T10">}</text:span></text:p>
      <text:p text:style-name="P15">};</text:p>
      <text:p text:style-name="P18"/>
      <text:p text:style-name="P15"><text:span text:style-name="T11">int</text:span> main(){</text:p>
      <text:p text:style-name="P16"><text:s text:c="2"/></text:p>
      <text:p text:style-name="P16"><text:s text:c="2"/><text:span text:style-name="T16">//</text:span><text:span text:style-name="T10"> declare an </text:span><text:span text:style-name="T12">object</text:span><text:span text:style-name="T10"> of </text:span><text:span text:style-name="T13">class</text:span><text:span text:style-name="T10"> </text:span><text:span text:style-name="T20">IceTray</text:span></text:p>
      <text:p text:style-name="P16"><text:s text:c="2"/><text:span text:style-name="T10">IceTray orange_juice;</text:span></text:p>
      <text:p text:style-name="P18"/>
      <text:p text:style-name="P16"><text:s text:c="2"/><text:span text:style-name="T16">//</text:span><text:span text:style-name="T10"> assign a value to member variables</text:span></text:p>
      <text:p text:style-name="P16"><text:s text:c="2"/><text:span text:style-name="T10">orange_juice</text:span><text:span text:style-name="T16">.</text:span><text:span text:style-name="T10">fish_shape </text:span><text:span text:style-name="T16">=</text:span><text:span text:style-name="T10"> </text:span><text:span text:style-name="T18">"frozen"</text:span><text:span text:style-name="T10">;</text:span></text:p>
      <text:p text:style-name="P16"><text:s text:c="2"/><text:span text:style-name="T10">orange_juice</text:span><text:span text:style-name="T16">.</text:span><text:span text:style-name="T10">star_shape </text:span><text:span text:style-name="T16">=</text:span><text:span text:style-name="T10"> </text:span><text:span text:style-name="T18">"not frozen"</text:span><text:span text:style-name="T10">;</text:span></text:p>
      <text:p text:style-name="P18"/>
      <text:p text:style-name="P16"><text:s text:c="2"/><text:span text:style-name="T16">//</text:span><text:span text:style-name="T10"> call a </text:span><text:span text:style-name="T13">class</text:span><text:span text:style-name="T10"> </text:span><text:span text:style-name="T20">method</text:span><text:span text:style-name="T10"> </text:span><text:span text:style-name="T21">or</text:span><text:span text:style-name="T10"> member function</text:span></text:p>
      <text:p text:style-name="P16"><text:s text:c="2"/><text:span text:style-name="T10">orange_juice</text:span><text:span text:style-name="T16">.</text:span><text:span text:style-name="T10">status();</text:span></text:p>
      <text:p text:style-name="P16"><text:s text:c="2"/><text:span text:style-name="T13">return</text:span><text:span text:style-name="T10"> </text:span><text:span text:style-name="T16">0</text:span><text:span text:style-name="T10">;</text:span></text:p>
      <text:p text:style-name="P15">}</text:p>
      <text:h text:style-name="P3" text:outline-level="3"><text:bookmark text:name="Code-explained"/>Code explained</text:h>
      <text:p text:style-name="P26">In [ ]:</text:p>
      <text:p text:style-name="P11"><text:span text:style-name="T14">class</text:span> <text:span text:style-name="T19">IceTray</text:span></text:p>
      <text:p text:style-name="P15">{</text:p>
      <text:p text:style-name="P16"><text:s text:c="2"/><text:span text:style-name="T10">std::string fish_shape;</text:span></text:p>
      <text:p text:style-name="P16"><text:s text:c="2"/><text:span text:style-name="T10">std::string star_shape;</text:span></text:p>
      <text:p text:style-name="P18"/>
      <text:p text:style-name="P16"><text:s text:c="2"/><text:span text:style-name="T10">void status(){</text:span></text:p>
      <text:p text:style-name="P16"><text:s text:c="6"/><text:span text:style-name="T10">std::cout </text:span><text:span text:style-name="T16">&lt;&lt;</text:span><text:span text:style-name="T10"> </text:span><text:span text:style-name="T18">"Crystal which is in fish shape is "</text:span><text:span text:style-name="T16">&lt;&lt;</text:span><text:span text:style-name="T10"> fish_shape </text:span><text:span text:style-name="T16">&lt;&lt;</text:span><text:span text:style-name="T10"> </text:span><text:span text:style-name="T18">" and the one in star shape is "</text:span><text:span text:style-name="T10"> </text:span><text:span text:style-name="T16">&lt;&lt;</text:span><text:span text:style-name="T10"> star_shape </text:span><text:span text:style-name="T16">&lt;&lt;</text:span><text:span text:style-name="T10"> std::endl;</text:span></text:p>
      <text:p text:style-name="P16"><text:s text:c="2"/><text:span text:style-name="T10">}</text:span></text:p>
      <text:p text:style-name="P15">};</text:p>
      <text:p text:style-name="P29"><text:span text:style-name="T3">To create a class you use the </text:span><text:span text:style-name="Strong_20_Emphasis"><text:span text:style-name="Source_20_Text"><text:span text:style-name="T6">class</text:span></text:span></text:span><text:span text:style-name="T3"> keyword and provide the name of the class. In the above example the name of the class is </text:span><text:span text:style-name="Strong_20_Emphasis"><text:span text:style-name="Source_20_Text"><text:span text:style-name="T6">IceTray</text:span></text:span></text:span><text:span text:style-name="T3">.</text:span></text:p>
      <text:p text:style-name="P29"><text:span text:style-name="T3">The main building blocks of a class are </text:span><text:span text:style-name="T4">member variables</text:span><text:span text:style-name="T3"> and </text:span><text:span text:style-name="T4">member functions</text:span><text:span text:style-name="T3"> and they must be declared inside the curly braces of the class definition. In the above example </text:span><text:span text:style-name="Source_20_Text"><text:span text:style-name="T5">status()</text:span></text:span><text:span text:style-name="T3"> is a </text:span><text:span text:style-name="Strong_20_Emphasis"><text:span text:style-name="T4">member function</text:span></text:span><text:span text:style-name="T3"> also known as a class method. Also note that, just as with structures, it is also necessary to put a semicolon at the end of the class.</text:span></text:p>
      <text:p text:style-name="P27">This is just the very basic skeleton that you need for a class to work, but it is the foundation to start building upon more complex classes. And, as you will see in this course, there are a lot of extra technical feature that can be considered when building a class in C++.</text:p>
      <text:p text:style-name="P27">Now let's see how we can use this class inside the main function:</text:p>
      <text:p text:style-name="P26">In [ ]:</text:p>
      <text:p text:style-name="P11"><text:span text:style-name="T11">int</text:span> main(){</text:p>
      <text:p text:style-name="P16"><text:s text:c="2"/></text:p>
      <text:p text:style-name="P16"><text:s text:c="2"/><text:span text:style-name="T16">//</text:span><text:span text:style-name="T10"> create </text:span><text:span text:style-name="T21">or</text:span><text:span text:style-name="T10"> initialize an </text:span><text:span text:style-name="T12">object</text:span><text:span text:style-name="T10"> of </text:span><text:span text:style-name="T13">class</text:span><text:span text:style-name="T10"> </text:span><text:span text:style-name="T20">IceTray</text:span></text:p>
      <text:p text:style-name="P16"><text:s text:c="2"/><text:span text:style-name="T10">IceTray orange_juice;</text:span></text:p>
      <text:p text:style-name="P18"/>
      <text:p text:style-name="P16"><text:s text:c="2"/><text:span text:style-name="T16">//</text:span><text:span text:style-name="T10"> assigning values to its member variables</text:span></text:p>
      <text:p text:style-name="P16"><text:s text:c="2"/><text:span text:style-name="T10">orange_juice</text:span><text:span text:style-name="T16">.</text:span><text:span text:style-name="T10">fish_shape </text:span><text:span text:style-name="T16">=</text:span><text:span text:style-name="T10"> </text:span><text:span text:style-name="T18">"frozen"</text:span><text:span text:style-name="T10">;</text:span></text:p>
      <text:p text:style-name="P16"><text:s text:c="2"/><text:span text:style-name="T10">orange_juice</text:span><text:span text:style-name="T16">.</text:span><text:span text:style-name="T10">star_shape </text:span><text:span text:style-name="T16">=</text:span><text:span text:style-name="T10"> </text:span><text:span text:style-name="T18">"not frozen"</text:span><text:span text:style-name="T10">;</text:span></text:p>
      <text:p text:style-name="P18"/>
      <text:p text:style-name="P16"><text:s text:c="2"/><text:span text:style-name="T16">//</text:span><text:span text:style-name="T10"> calling a member function</text:span></text:p>
      <text:p text:style-name="P16"><text:soft-page-break/><text:s text:c="2"/><text:span text:style-name="T10">orange_juice</text:span><text:span text:style-name="T16">.</text:span><text:span text:style-name="T10">status();</text:span></text:p>
      <text:p text:style-name="P16"><text:s text:c="2"/><text:span text:style-name="T13">return</text:span><text:span text:style-name="T10"> </text:span><text:span text:style-name="T16">0</text:span><text:span text:style-name="T10">;</text:span></text:p>
      <text:p text:style-name="P15">}</text:p>
      <text:p text:style-name="P29"><text:span text:style-name="T3">To be able to use this class we must create an actual </text:span><text:span text:style-name="Strong_20_Emphasis"><text:span text:style-name="T4">object</text:span></text:span><text:span text:style-name="T3"> out of it. This step is commonly described as creating an </text:span><text:span text:style-name="Strong_20_Emphasis"><text:span text:style-name="T4">instance</text:span></text:span><text:span text:style-name="T3"> of a class. To do so we must write the name of the class (which equal to writing a type) and give it a name. In the above example, inside </text:span><text:span text:style-name="Source_20_Text"><text:span text:style-name="T5">main</text:span></text:span><text:span text:style-name="T3"> we are instantiating an object of type </text:span><text:span text:style-name="Strong_20_Emphasis"><text:span text:style-name="T4">IceTray</text:span></text:span><text:span text:style-name="T3"> whos name is </text:span><text:span text:style-name="Strong_20_Emphasis"><text:span text:style-name="T4">orange_juice</text:span></text:span><text:span text:style-name="T3">. Note how this is no different from creating a new variable, where we also specify the type (int, float, std::string, std::vector, etc..) and a name. The above given code also assigns a value to the member variables "fish_shape" and "star_shape" after initialization. Can you guess the expected output when we call the </text:span><text:span text:style-name="Source_20_Text"><text:span text:style-name="T5">status()</text:span></text:span><text:span text:style-name="T3"> method?</text:span></text:p>
      <text:p text:style-name="P27">Now go ahead and use clang++ compiler as follows:</text:p>
      <text:p text:style-name="P26">In [ ]:</text:p>
      <text:p text:style-name="P11">clang<text:span text:style-name="T15">++</text:span> demo_32<text:span text:style-name="T15">.</text:span>cpp <text:span text:style-name="T15">-</text:span>o demo_32</text:p>
      <text:p text:style-name="P26">In [ ]:</text:p>
      <text:p text:style-name="P11"><text:span text:style-name="T15">./</text:span>demo_32</text:p>
      <text:p text:style-name="P27">Expect the above code to fail to compile:</text:p>
      <text:p text:style-name="P10">demo_32.cpp: In function 'int main()':</text:p>
      <text:p text:style-name="P10">demo_32.cpp:20:16: error: 'std::string IceTray::fish_shape' is private within this context</text:p>
      <text:p text:style-name="P10"><text:s text:c="3"/>20 | <text:s text:c="2"/>orange_juice.fish_shape = "frozen";</text:p>
      <text:p text:style-name="P10"><text:s text:c="6"/>| <text:s text:c="15"/>^~~~~~~~~~</text:p>
      <text:p text:style-name="P10">demo_32.cpp:5:15: note: declared private here</text:p>
      <text:p text:style-name="P10"><text:s text:c="4"/>5 | <text:s text:c="2"/>std::string fish_shape;</text:p>
      <text:p text:style-name="P10"><text:s text:c="6"/>| <text:s text:c="14"/>^~~~~~~~~~</text:p>
      <text:p text:style-name="P10">demo_32.cpp:21:16: error: 'std::string IceTray::star_shape' is private within this context</text:p>
      <text:p text:style-name="P10"><text:s text:c="3"/>21 | <text:s text:c="2"/>orange_juice.star_shape = "not frozen";</text:p>
      <text:p text:style-name="P10"><text:s text:c="6"/>| <text:s text:c="15"/>^~~~~~~~~~</text:p>
      <text:p text:style-name="P10">demo_32.cpp:6:15: note: declared private here</text:p>
      <text:p text:style-name="P10"><text:s text:c="4"/>6 | <text:s text:c="2"/>std::string star_shape;</text:p>
      <text:p text:style-name="P10"><text:s text:c="6"/>| <text:s text:c="14"/>^~~~~~~~~~</text:p>
      <text:p text:style-name="P10">demo_32.cpp:24:22: error: 'void IceTray::status()' is private within this context</text:p>
      <text:p text:style-name="P10"><text:s text:c="3"/>24 | <text:s text:c="2"/>orange_juice.status();</text:p>
      <text:p text:style-name="P10"><text:s text:c="6"/>| <text:s text:c="2"/>~~~~~~~~~~~~~~~~~~~^~</text:p>
      <text:p text:style-name="P10">demo_32.cpp:8:8: note: declared private here</text:p>
      <text:p text:style-name="P10"><text:s text:c="4"/>8 | <text:s text:c="2"/>void status(){</text:p>
      <text:p text:style-name="P8"><text:s text:c="6"/>| <text:s text:c="7"/>^~~~~~</text:p>
      <text:p text:style-name="P29"><text:span text:style-name="T3">Can you see the problem? Take a few moments to look at the error message? Hint: the key to the above error message is the word 'private'. Let's understand what’s going on here by learning what </text:span><text:span text:style-name="Strong_20_Emphasis"><text:span text:style-name="T4">access specifiers</text:span></text:span><text:span text:style-name="T3"> are.</text:span></text:p>
      <text:p text:style-name="P20">End of Demo 3.2</text:p>
      <text:h text:style-name="P4" text:outline-level="3"><text:span text:style-name="T1">3.3</text:span>   Access Specifiers</text:h>
      <text:p text:style-name="P27">Access specifiers determine where the members of a class can be used. Put differently, they control if a member variable or a method of a class can be accessed or called from outside the class. By outside the class we mean outside the curly braces that define that class.</text:p>
      <text:p text:style-name="P29"><text:soft-page-break/><text:span text:style-name="T3">The previous demo failed to compile because all the members of a class are </text:span><text:span text:style-name="Strong_20_Emphasis"><text:span text:style-name="T4">by default private</text:span></text:span><text:span text:style-name="T3">. Therefore, when trying to assign a value to it's data members from inside main (notice how this is outside the curly braces that define that class) this was not allowed, causing the compilation to fail. The same error occurred becasue we tried to call a member class from inside the main function.</text:span></text:p>
      <text:p text:style-name="P29"><text:span text:style-name="T3">Let's define more formally what </text:span><text:span text:style-name="Strong_20_Emphasis"><text:span text:style-name="T4">private</text:span></text:span><text:span text:style-name="T3"> means, long with the two other access specifiers that C++ provides:</text:span></text:p>
      <text:list xml:id="list3676475813" text:style-name="L2">
        <text:list-item>
          <text:p text:style-name="P30"><text:span text:style-name="Strong_20_Emphasis"><text:span text:style-name="Source_20_Text"><text:span text:style-name="T6">public</text:span></text:span></text:span><text:span text:style-name="T3">: data members and member functions can be accessed, assigned or called from outside the class definition.</text:span></text:p>
        </text:list-item>
        <text:list-item>
          <text:p text:style-name="P30"><text:span text:style-name="Strong_20_Emphasis"><text:span text:style-name="Source_20_Text"><text:span text:style-name="T6">private</text:span></text:span></text:span><text:span text:style-name="T3">: members cannot be accessed, assigned or called from outside the class definition.</text:span></text:p>
        </text:list-item>
        <text:list-item>
          <text:p text:style-name="P30"><text:span text:style-name="Strong_20_Emphasis"><text:span text:style-name="Source_20_Text"><text:span text:style-name="T6">protected</text:span></text:span></text:span><text:span text:style-name="T3">: members cannot be accessed, assigned or called from outside the class, however, they can be accessed from inside </text:span><text:span text:style-name="Strong_20_Emphasis"><text:span text:style-name="T4">inherited classes</text:span></text:span><text:span text:style-name="T3">. We will learn more about inheritance later on in this unit.</text:span></text:p>
        </text:list-item>
      </text:list>
      <text:p text:style-name="P29"><text:span text:style-name="T3">Okey, so now that we know about </text:span><text:span text:style-name="Strong_20_Emphasis"><text:span text:style-name="T4">access specifiers</text:span></text:span><text:span text:style-name="T3"> use them to correct the code from the previous demo.</text:span></text:p>
      <text:p text:style-name="P20">Demo 3.3</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3.cpp</text:span></text:span><text:span text:style-name="T3">.</text:span></text:p>
      <text:p text:style-name="P29"><text:span text:style-name="T3">Copy paste following code in </text:span><text:span text:style-name="Strong_20_Emphasis"><text:span text:style-name="T4">unit3_demos/demo_33.cpp</text:span></text:span><text:span text:style-name="T3">. Compile and run to check the output.</text:span></text:p>
      <text:p text:style-name="P26">In [ ]:</text:p>
      <text:p text:style-name="P13">#include&lt;iostream&gt;</text:p>
      <text:p text:style-name="P18"/>
      <text:p text:style-name="P15"><text:span text:style-name="T14">class</text:span> <text:span text:style-name="T19">IceTray</text:span></text:p>
      <text:p text:style-name="P15">{</text:p>
      <text:p text:style-name="P16"><text:s/><text:span text:style-name="T10">public:</text:span></text:p>
      <text:p text:style-name="P16"><text:s text:c="4"/><text:span text:style-name="T10">std::string fish_shape;</text:span></text:p>
      <text:p text:style-name="P16"><text:s text:c="4"/><text:span text:style-name="T10">std::string star_shape;</text:span></text:p>
      <text:p text:style-name="P18"/>
      <text:p text:style-name="P16"><text:s text:c="4"/><text:span text:style-name="T10">void status(){</text:span></text:p>
      <text:p text:style-name="P16"><text:s text:c="6"/><text:span text:style-name="T10">std::cout </text:span><text:span text:style-name="T16">&lt;&lt;</text:span><text:span text:style-name="T10"> </text:span><text:span text:style-name="T18">"Crystal which is in fish shape is "</text:span><text:span text:style-name="T16">&lt;&lt;</text:span><text:span text:style-name="T10"> fish_shape </text:span><text:span text:style-name="T16">&lt;&lt;</text:span><text:span text:style-name="T10"> </text:span><text:span text:style-name="T18">" and the one in star shape is "</text:span><text:span text:style-name="T10"> </text:span><text:span text:style-name="T16">&lt;&lt;</text:span><text:span text:style-name="T10"> star_shape </text:span><text:span text:style-name="T16">&lt;&lt;</text:span><text:span text:style-name="T10"> std::endl;</text:span></text:p>
      <text:p text:style-name="P16"><text:s text:c="2"/></text:p>
      <text:p text:style-name="P16"><text:s text:c="2"/><text:span text:style-name="T10">}</text:span></text:p>
      <text:p text:style-name="P15">};</text:p>
      <text:p text:style-name="P18"/>
      <text:p text:style-name="P15"><text:span text:style-name="T11">int</text:span> main(){</text:p>
      <text:p text:style-name="P16"><text:s text:c="2"/></text:p>
      <text:p text:style-name="P16"><text:s text:c="2"/><text:span text:style-name="T16">//</text:span><text:span text:style-name="T10"> declare an </text:span><text:span text:style-name="T12">object</text:span><text:span text:style-name="T10"> of </text:span><text:span text:style-name="T13">class</text:span><text:span text:style-name="T10"> </text:span><text:span text:style-name="T20">IceTray</text:span></text:p>
      <text:p text:style-name="P16"><text:s text:c="2"/><text:span text:style-name="T10">IceTray orange_juice;</text:span></text:p>
      <text:p text:style-name="P18"/>
      <text:p text:style-name="P16"><text:s text:c="2"/><text:span text:style-name="T16">//</text:span><text:span text:style-name="T10"> assign a value to member variables</text:span></text:p>
      <text:p text:style-name="P16"><text:s text:c="2"/><text:span text:style-name="T10">orange_juice</text:span><text:span text:style-name="T16">.</text:span><text:span text:style-name="T10">fish_shape </text:span><text:span text:style-name="T16">=</text:span><text:span text:style-name="T10"> </text:span><text:span text:style-name="T18">"frozen"</text:span><text:span text:style-name="T10">;</text:span></text:p>
      <text:p text:style-name="P16"><text:s text:c="2"/><text:span text:style-name="T10">orange_juice</text:span><text:span text:style-name="T16">.</text:span><text:span text:style-name="T10">star_shape </text:span><text:span text:style-name="T16">=</text:span><text:span text:style-name="T10"> </text:span><text:span text:style-name="T18">"not frozen"</text:span><text:span text:style-name="T10">;</text:span></text:p>
      <text:p text:style-name="P18"/>
      <text:p text:style-name="P16"><text:s text:c="2"/><text:span text:style-name="T16">//</text:span><text:span text:style-name="T10"> call a </text:span><text:span text:style-name="T13">class</text:span><text:span text:style-name="T10"> </text:span><text:span text:style-name="T20">method</text:span><text:span text:style-name="T10"> </text:span><text:span text:style-name="T21">or</text:span><text:span text:style-name="T10"> member function</text:span></text:p>
      <text:p text:style-name="P16"><text:s text:c="2"/><text:span text:style-name="T10">orange_juice</text:span><text:span text:style-name="T16">.</text:span><text:span text:style-name="T10">status();</text:span></text:p>
      <text:p text:style-name="P16"><text:s text:c="2"/><text:span text:style-name="T13">return</text:span><text:span text:style-name="T10"> </text:span><text:span text:style-name="T16">0</text:span><text:span text:style-name="T10">;</text:span></text:p>
      <text:p text:style-name="P15">}</text:p>
      <text:p text:style-name="P32">   <text:span text:style-name="T2">Execute in Shell #1</text:span></text:p>
      <text:p text:style-name="P26"><text:soft-page-break/>In [ ]:</text:p>
      <text:p text:style-name="P11">clang<text:span text:style-name="T15">++</text:span> demo_33<text:span text:style-name="T15">.</text:span>cpp <text:span text:style-name="T15">-</text:span>o demo_33</text:p>
      <text:p text:style-name="P26">In [ ]:</text:p>
      <text:p text:style-name="P11"><text:span text:style-name="T15">./</text:span>demo_32</text:p>
      <text:p text:style-name="P27">Expected output:</text:p>
      <text:p text:style-name="P8">Crystal which is in fish shape is frozen and the one in star shape is not frozen</text:p>
      <text:p text:style-name="P29"><text:span text:style-name="T3">Suggestion: Define one of the member variables under a protected section to learn more about how these </text:span><text:span text:style-name="Strong_20_Emphasis"><text:span text:style-name="T4">access specifiers</text:span></text:span><text:span text:style-name="T3"> work.</text:span></text:p>
      <text:p text:style-name="P20">End of Demo 3.3</text:p>
      <text:p text:style-name="P29"><text:span text:style-name="T3">We will come back to the subject of </text:span><text:span text:style-name="Strong_20_Emphasis"><text:span text:style-name="T4">access speficiers</text:span></text:span><text:span text:style-name="T3"> in a moment, after we introduce the concept of </text:span><text:span text:style-name="Strong_20_Emphasis"><text:span text:style-name="T4">inheritance</text:span></text:span><text:span text:style-name="T3"> to you.</text:span></text:p>
      <text:h text:style-name="P4" text:outline-level="3"><text:span text:style-name="T1">3.4</text:span>   Initialisation of member variables</text:h>
      <text:p text:style-name="P29"><text:span text:style-name="T3">In object-oriented programming, a </text:span><text:span text:style-name="Strong_20_Emphasis"><text:span text:style-name="T4">member variable</text:span></text:span><text:span text:style-name="T3"> is a variable that belongs to an object. This is different to local variables that belong only to a particular function or global variables that belong to the global program scope.</text:span></text:p>
      <text:p text:style-name="P29"><text:span text:style-name="T3">For instance see this </text:span><text:span text:style-name="Source_20_Text"><text:span text:style-name="T5">Vehicle</text:span></text:span><text:span text:style-name="T3"> class below, which defines as </text:span><text:span text:style-name="Strong_20_Emphasis"><text:span text:style-name="T4">member variables</text:span></text:span><text:span text:style-name="T3"> </text:span><text:span text:style-name="Source_20_Text"><text:span text:style-name="T5">make</text:span></text:span><text:span text:style-name="T3">, </text:span><text:span text:style-name="Source_20_Text"><text:span text:style-name="T5">model</text:span></text:span><text:span text:style-name="T3">, </text:span><text:span text:style-name="Source_20_Text"><text:span text:style-name="T5">engine_size</text:span></text:span><text:span text:style-name="T3"> and </text:span><text:span text:style-name="Source_20_Text"><text:span text:style-name="T5">year</text:span></text:span><text:span text:style-name="T3">:</text:span></text:p>
      <text:p text:style-name="P26">In [ ]:</text:p>
      <text:p text:style-name="P13">#include &lt;string&gt;</text:p>
      <text:p text:style-name="P18"/>
      <text:p text:style-name="P15"><text:span text:style-name="T14">class</text:span> <text:span text:style-name="T19">Vehicle</text:span>{</text:p>
      <text:p text:style-name="P18"/>
      <text:p text:style-name="P16"><text:s text:c="4"/><text:span text:style-name="T10">std::string make, model;</text:span></text:p>
      <text:p text:style-name="P16"><text:s text:c="4"/><text:span text:style-name="T12">float</text:span><text:span text:style-name="T10"> engine_size;</text:span></text:p>
      <text:p text:style-name="P16"><text:s text:c="4"/><text:span text:style-name="T12">int</text:span><text:span text:style-name="T10"> year;</text:span></text:p>
      <text:p text:style-name="P15">};</text:p>
      <text:p text:style-name="P27">Member initialisation simply means, assigning or specifying an initial value, in this case, to the member variables of a class. Modern C++ supports initializing member variables directly at declaration:</text:p>
      <text:p text:style-name="P26">In [ ]:</text:p>
      <text:p text:style-name="P13">#include &lt;string&gt;</text:p>
      <text:p text:style-name="P18"/>
      <text:p text:style-name="P15"><text:span text:style-name="T14">class</text:span> <text:span text:style-name="T19">Vehicle</text:span>{</text:p>
      <text:p text:style-name="P18"/>
      <text:p text:style-name="P16"><text:s text:c="4"/><text:span text:style-name="T10">std::string make </text:span><text:span text:style-name="T16">=</text:span><text:span text:style-name="T10"> </text:span><text:span text:style-name="T18">"Ford"</text:span><text:span text:style-name="T10">, model</text:span><text:span text:style-name="T16">=</text:span><text:span text:style-name="T18">"Fiesta"</text:span><text:span text:style-name="T10">;</text:span></text:p>
      <text:p text:style-name="P16"><text:s text:c="4"/><text:span text:style-name="T12">float</text:span><text:span text:style-name="T10"> engine_size </text:span><text:span text:style-name="T16">=</text:span><text:span text:style-name="T10"> </text:span><text:span text:style-name="T16">1.6</text:span><text:span text:style-name="T10">;</text:span></text:p>
      <text:p text:style-name="P16"><text:s text:c="4"/><text:span text:style-name="T12">int</text:span><text:span text:style-name="T10"> year </text:span><text:span text:style-name="T16">=</text:span><text:span text:style-name="T10"> </text:span><text:span text:style-name="T16">2018</text:span><text:span text:style-name="T10">;</text:span></text:p>
      <text:p text:style-name="P15">};</text:p>
      <text:p text:style-name="P18"/>
      <text:p text:style-name="P15"><text:span text:style-name="T11">int</text:span> main() {</text:p>
      <text:p text:style-name="P16"><text:s text:c="4"/><text:span text:style-name="T13">return</text:span><text:span text:style-name="T10"> </text:span><text:span text:style-name="T16">0</text:span><text:span text:style-name="T10">;</text:span></text:p>
      <text:p text:style-name="P15">}</text:p>
      <text:p text:style-name="P27">Let's understand the syntax with a simple demo for you to run.</text:p>
      <text:p text:style-name="P20">Demo 3.4</text:p>
      <text:p text:style-name="P29"><text:span text:style-name="T3">Create a </text:span><text:span text:style-name="Strong_20_Emphasis"><text:span text:style-name="T4">demo_34.cpp</text:span></text:span><text:span text:style-name="T3"> file and copy paste following code inside it:</text:span></text:p>
      <text:p text:style-name="P26">In [ ]:</text:p>
      <text:p text:style-name="P13">#include&lt;iostream&gt;</text:p>
      <text:p text:style-name="P18"><text:soft-page-break/></text:p>
      <text:p text:style-name="P15"><text:span text:style-name="T14">class</text:span> <text:span text:style-name="T19">IceTray</text:span>{</text:p>
      <text:p text:style-name="P18"/>
      <text:p text:style-name="P16"><text:s text:c="2"/><text:span text:style-name="T16">//</text:span><text:span text:style-name="T10"> member variable initialization</text:span></text:p>
      <text:p text:style-name="P16"><text:s text:c="2"/><text:span text:style-name="T10">std::string crab_shape </text:span><text:span text:style-name="T16">=</text:span><text:span text:style-name="T10"> </text:span><text:span text:style-name="T18">"Frozen"</text:span><text:span text:style-name="T10">;</text:span></text:p>
      <text:p text:style-name="P18"/>
      <text:p text:style-name="P15">};</text:p>
      <text:p text:style-name="P18"/>
      <text:p text:style-name="P15"><text:span text:style-name="T11">int</text:span> main(){</text:p>
      <text:p text:style-name="P18"/>
      <text:p text:style-name="P16"><text:s text:c="2"/><text:span text:style-name="T16">//</text:span><text:span text:style-name="T10"> default constructor call</text:span></text:p>
      <text:p text:style-name="P16"><text:s text:c="2"/><text:span text:style-name="T10">IceTray orange_juice;</text:span></text:p>
      <text:p text:style-name="P16"><text:s text:c="2"/><text:span text:style-name="T10">std::cout </text:span><text:span text:style-name="T16">&lt;&lt;</text:span><text:span text:style-name="T10"> orange_juice</text:span><text:span text:style-name="T16">.</text:span><text:span text:style-name="T10">crab_shape </text:span><text:span text:style-name="T16">&lt;&lt;</text:span><text:span text:style-name="T10"> std::endl;</text:span></text:p>
      <text:p text:style-name="P16"><text:s text:c="2"/><text:span text:style-name="T13">return</text:span><text:span text:style-name="T10"> </text:span><text:span text:style-name="T16">0</text:span><text:span text:style-name="T10">;</text:span></text:p>
      <text:p text:style-name="P15">}</text:p>
      <text:p text:style-name="P27">Expected Output:</text:p>
      <text:p text:style-name="P8">Frozen</text:p>
      <text:p text:style-name="P23">End of Demo 3.4</text:p>
      <text:p text:style-name="P21">- Exercise 3.4 -</text:p>
      <text:h text:style-name="P5" text:outline-level="4"><text:bookmark text:name="ROS-Exercise:-Classes,-Access-Speficiers-and-Initialization-of-Member-Variables"/>ROS Exercise: Classes, Access Speficiers and Initialization of Member Variables</text:h>
      <text:p text:style-name="P29"><text:span text:style-name="T3">Create a new ROS package named </text:span><text:span text:style-name="Strong_20_Emphasis"><text:span text:style-name="T4">my_robot_manager</text:span></text:span><text:span text:style-name="T3">. When creating this package add as dependency </text:span><text:span text:style-name="Strong_20_Emphasis"><text:span text:style-name="T4">roscpp</text:span></text:span><text:span text:style-name="T3">.</text:span></text:p>
      <text:p text:style-name="P29"><text:span text:style-name="T3">Split your code into the header file </text:span><text:span text:style-name="Strong_20_Emphasis"><text:span text:style-name="T4">robot_manager.h</text:span></text:span><text:span text:style-name="T3"> located inside the </text:span><text:span text:style-name="Strong_20_Emphasis"><text:span text:style-name="T4">/include/my_robot_manager</text:span></text:span><text:span text:style-name="T3"> directory and the implementation file </text:span><text:span text:style-name="Strong_20_Emphasis"><text:span text:style-name="T4">robot_manager.cpp</text:span></text:span><text:span text:style-name="T3"> which should be located inside the </text:span><text:span text:style-name="Strong_20_Emphasis"><text:span text:style-name="T4">src</text:span></text:span><text:span text:style-name="T3"> directory.</text:span></text:p>
      <text:p text:style-name="P29"><text:span text:style-name="T3">Your header file should have these libraries included: </text:span><text:span text:style-name="Source_20_Text"><text:span text:style-name="T5">&lt;ros/ros.h&gt;</text:span></text:span><text:span text:style-name="T3"> and </text:span><text:span text:style-name="Source_20_Text"><text:span text:style-name="T5">&lt;string&gt;</text:span></text:span><text:span text:style-name="T3">.</text:span></text:p>
      <text:p text:style-name="P29"><text:span text:style-name="Strong_20_Emphasis"><text:span text:style-name="T4">Tasks Part I:</text:span></text:span></text:p>
      <text:p text:style-name="P29"><text:span text:style-name="T3">In </text:span><text:span text:style-name="Strong_20_Emphasis"><text:span text:style-name="T4">robot_manager.h</text:span></text:span><text:span text:style-name="T3"> and </text:span><text:span text:style-name="Strong_20_Emphasis"><text:span text:style-name="T4">robot_manager.cpp</text:span></text:span><text:span text:style-name="T3">:</text:span></text:p>
      <text:list xml:id="list715394736" text:style-name="L3">
        <text:list-item>
          <text:p text:style-name="P34">Create a class called "RobotManager".</text:p>
        </text:list-item>
        <text:list-item>
          <text:p text:style-name="P34">Create four member variables:</text:p>
          <text:list>
            <text:list-item>
              <text:p text:style-name="P25"><text:span text:style-name="Source_20_Text"><text:span text:style-name="T7">robot_name</text:span></text:span><text:span text:style-name="T8"> and </text:span><text:span text:style-name="Source_20_Text"><text:span text:style-name="T7">robot_model</text:span></text:span><text:span text:style-name="T8"> of type </text:span><text:span text:style-name="Source_20_Text"><text:span text:style-name="T7">std::string</text:span></text:span></text:p>
            </text:list-item>
            <text:list-item>
              <text:p text:style-name="P25"><text:span text:style-name="Source_20_Text"><text:span text:style-name="T7">battery_capacity_kwh</text:span></text:span><text:span text:style-name="T8"> of type </text:span><text:span text:style-name="Source_20_Text"><text:span text:style-name="T7">float</text:span></text:span></text:p>
            </text:list-item>
            <text:list-item>
              <text:p text:style-name="P25"><text:span text:style-name="Source_20_Text"><text:span text:style-name="T7">total_operation_hours</text:span></text:span><text:span text:style-name="T8"> of type </text:span><text:span text:style-name="Source_20_Text"><text:span text:style-name="T7">int</text:span></text:span></text:p>
            </text:list-item>
          </text:list>
        </text:list-item>
        <text:list-item>
          <text:p text:style-name="P43"><text:span text:style-name="T8">Write a member function </text:span><text:span text:style-name="Source_20_Text"><text:span text:style-name="T7">print_specifications()</text:span></text:span><text:span text:style-name="T8"> which will log the class attributes to the terminal using a </text:span><text:span text:style-name="Source_20_Text"><text:span text:style-name="T7">LOG_INFO()</text:span></text:span><text:span text:style-name="T8"> macro for which you will have to include the </text:span><text:span text:style-name="Source_20_Text"><text:span text:style-name="T7">&lt;ros/ros.h&gt;</text:span></text:span><text:span text:style-name="T8"> header .</text:span></text:p>
        </text:list-item>
        <text:list-item>
          <text:p text:style-name="P43"><text:span text:style-name="T8">Set the initial values for </text:span><text:span text:style-name="Source_20_Text"><text:span text:style-name="T7">battery_capacity_kwh</text:span></text:span><text:span text:style-name="T8"> and </text:span><text:span text:style-name="Source_20_Text"><text:span text:style-name="T7">total_operation_hours</text:span></text:span><text:span text:style-name="T8"> at variable initialization.</text:span></text:p>
        </text:list-item>
      </text:list>
      <text:p text:style-name="P29"><text:span text:style-name="T3">Once you're done writing both files make sure your </text:span><text:span text:style-name="Strong_20_Emphasis"><text:span text:style-name="T4">CMakeLists.txt</text:span></text:span><text:span text:style-name="T3"> file knows how to compile </text:span><text:span text:style-name="Strong_20_Emphasis"><text:span text:style-name="T4">robot_manager.cpp</text:span></text:span><text:span text:style-name="T3"> into a library that other programs can link to.</text:span></text:p>
      <text:p text:style-name="P27">To conclude this part of the exercise, make sure everything gets compiled without errors.</text:p>
      <text:p text:style-name="P29"><text:span text:style-name="Strong_20_Emphasis"><text:span text:style-name="T4">Tasks Part II:</text:span></text:span></text:p>
      <text:p text:style-name="P29"><text:span text:style-name="T3">Now that the library has been generated, write a </text:span><text:span text:style-name="Source_20_Text"><text:span text:style-name="T5">main()</text:span></text:span><text:span text:style-name="T3"> function in a separate source code file that you can call </text:span><text:span text:style-name="Strong_20_Emphasis"><text:span text:style-name="T4">robot_manager_node.cpp</text:span></text:span><text:span text:style-name="T3">. This is to keep your code clean an organized.</text:span></text:p>
      <text:p text:style-name="P29"><text:soft-page-break/><text:span text:style-name="T3">In </text:span><text:span text:style-name="Strong_20_Emphasis"><text:span text:style-name="T4">robot_manager_node.cpp</text:span></text:span><text:span text:style-name="T3">:</text:span></text:p>
      <text:list xml:id="list970499979" text:style-name="L4">
        <text:list-item>
          <text:p text:style-name="P35">Import your robot_manager library.</text:p>
        </text:list-item>
        <text:list-item>
          <text:p text:style-name="P35">Create a standard C++ main function</text:p>
        </text:list-item>
        <text:list-item>
          <text:p text:style-name="P44"><text:span text:style-name="T8">Initialize a ROS node named "robot_manager" by calling </text:span><text:span text:style-name="Source_20_Text"><text:span text:style-name="T7">ros::init(argc, argv, "robot_manager");</text:span></text:span></text:p>
        </text:list-item>
        <text:list-item>
          <text:p text:style-name="P44"><text:span text:style-name="T8">Instantiate one </text:span><text:span text:style-name="Source_20_Text"><text:span text:style-name="T7">RobotManager</text:span></text:span><text:span text:style-name="T8"> object and afterwards assign a value to </text:span><text:span text:style-name="Source_20_Text"><text:span text:style-name="T7">robot_name</text:span></text:span><text:span text:style-name="T8"> and </text:span><text:span text:style-name="Source_20_Text"><text:span text:style-name="T7">robot_model</text:span></text:span><text:span text:style-name="T8">.</text:span></text:p>
        </text:list-item>
        <text:list-item>
          <text:p text:style-name="P44"><text:span text:style-name="T8">Add a call to member function </text:span><text:span text:style-name="Source_20_Text"><text:span text:style-name="T7">print_specifications()</text:span></text:span><text:span text:style-name="T8">.</text:span></text:p>
        </text:list-item>
      </text:list>
      <text:p text:style-name="P29"><text:span text:style-name="T3">Remember that we'll need to make some modifications to the </text:span><text:span text:style-name="Strong_20_Emphasis"><text:span text:style-name="T4">CMakeLists.txt</text:span></text:span><text:span text:style-name="T3"> file.</text:span></text:p>
      <text:p text:style-name="P27">Expected output:</text:p>
      <text:p text:style-name="P10">[ INFO] [1675068280.781704658]: Robot Name: my_robot</text:p>
      <text:p text:style-name="P10">[ INFO] [1675068280.781789260]: Robot Model: TurtleBot3</text:p>
      <text:p text:style-name="P10">[ INFO] [1675068280.781824136]: Battery Capacity (kWh): 0.16</text:p>
      <text:p text:style-name="P8">[ INFO] [1675068280.781841635]: Total Operation Hours: 2560</text:p>
      <text:p text:style-name="P24">- End Of Exercise 3.4 -</text:p>
      <text:p text:style-name="P22">- Solution for Exercise 3.4 -</text:p>
      <text:p text:style-name="P32">   <text:span text:style-name="T2">Execute in Shell #1</text:span></text:p>
      <text:p text:style-name="P26">In [ ]:</text:p>
      <text:p text:style-name="P11">cd <text:span text:style-name="T15">~/</text:span>catkin_ws<text:span text:style-name="T15">/</text:span>src</text:p>
      <text:p text:style-name="P26">In [ ]:</text:p>
      <text:p text:style-name="P11">catkin_create_pkg my_robot_manager roscpp</text:p>
      <text:p text:style-name="P10">Created file my_robot_manager/package.xml</text:p>
      <text:p text:style-name="P10">Created file my_robot_manager/CMakeLists.txt</text:p>
      <text:p text:style-name="P10">Created folder my_robot_manager/include/my_robot_manager</text:p>
      <text:p text:style-name="P10">Created folder my_robot_manager/src</text:p>
      <text:p text:style-name="P8">Successfully created files in /home/user/catkin_ws/src/my_robot_manager. Please adjust the values in package.xml.</text:p>
      <text:p text:style-name="P32">   <text:span text:style-name="T2">robot_manager.h</text:span></text:p>
      <text:p text:style-name="P26">In [ ]:</text:p>
      <text:p text:style-name="P13">#pragma once</text:p>
      <text:p text:style-name="P17">#include &lt;ros/ros.h&gt;</text:p>
      <text:p text:style-name="P18"/>
      <text:p text:style-name="P15"><text:span text:style-name="T14">class</text:span> <text:span text:style-name="T19">RobotManager</text:span> {</text:p>
      <text:p text:style-name="P18"/>
      <text:p text:style-name="P15">public:</text:p>
      <text:p text:style-name="P16"><text:s text:c="2"/><text:span text:style-name="T10">std::string robot_name, robot_model;</text:span></text:p>
      <text:p text:style-name="P16"><text:s text:c="2"/><text:span text:style-name="T12">float</text:span><text:span text:style-name="T10"> battery_capacity_kwh </text:span><text:span text:style-name="T16">=</text:span><text:span text:style-name="T10"> </text:span><text:span text:style-name="T16">0.16</text:span><text:span text:style-name="T10">;</text:span></text:p>
      <text:p text:style-name="P16"><text:s text:c="2"/><text:span text:style-name="T12">int</text:span><text:span text:style-name="T10"> total_operation_hours </text:span><text:span text:style-name="T16">=</text:span><text:span text:style-name="T10"> </text:span><text:span text:style-name="T16">2560</text:span><text:span text:style-name="T10">;</text:span></text:p>
      <text:p text:style-name="P16"><text:s text:c="2"/><text:span text:style-name="T10">void print_specifications();</text:span></text:p>
      <text:p text:style-name="P15">};</text:p>
      <text:p text:style-name="P32">   <text:span text:style-name="T2">robot_manager.cpp</text:span></text:p>
      <text:p text:style-name="P26">In [ ]:</text:p>
      <text:p text:style-name="P13">#include "my_robot_manager/robot_manager.h"</text:p>
      <text:p text:style-name="P18"/>
      <text:p text:style-name="P15">void RobotManager::print_specifications() {</text:p>
      <text:p text:style-name="P16"><text:s text:c="2"/><text:span text:style-name="T10">ROS_INFO(</text:span><text:span text:style-name="T18">"Robot Name: </text:span><text:span text:style-name="T22">%s</text:span><text:span text:style-name="T18">"</text:span><text:span text:style-name="T10">, robot_name</text:span><text:span text:style-name="T16">.</text:span><text:span text:style-name="T10">c_str());</text:span></text:p>
      <text:p text:style-name="P16"><text:soft-page-break/><text:s text:c="2"/><text:span text:style-name="T10">ROS_INFO(</text:span><text:span text:style-name="T18">"Robot Model: </text:span><text:span text:style-name="T22">%s</text:span><text:span text:style-name="T18">"</text:span><text:span text:style-name="T10">, robot_model</text:span><text:span text:style-name="T16">.</text:span><text:span text:style-name="T10">c_str());</text:span></text:p>
      <text:p text:style-name="P16"><text:s text:c="2"/><text:span text:style-name="T10">ROS_INFO(</text:span><text:span text:style-name="T18">"Battery Capacity (kWh): </text:span><text:span text:style-name="T22">%.2f</text:span><text:span text:style-name="T18">"</text:span><text:span text:style-name="T10">, battery_capacity_kwh);</text:span></text:p>
      <text:p text:style-name="P16"><text:s text:c="2"/><text:span text:style-name="T10">ROS_INFO(</text:span><text:span text:style-name="T18">"Total Operation Hours: </text:span><text:span text:style-name="T22">%d</text:span><text:span text:style-name="T18">"</text:span><text:span text:style-name="T10">, total_operation_hours);</text:span></text:p>
      <text:p text:style-name="P15">}</text:p>
      <text:p text:style-name="P32">   <text:span text:style-name="T2">robot_manager_node.cpp</text:span></text:p>
      <text:p text:style-name="P26">In [ ]:</text:p>
      <text:p text:style-name="P13">#include "my_robot_manager/robot_manager.h"</text:p>
      <text:p text:style-name="P18"/>
      <text:p text:style-name="P15"><text:span text:style-name="T11">int</text:span> main(<text:span text:style-name="T11">int</text:span> argc, char <text:span text:style-name="T15">**</text:span>argv) {</text:p>
      <text:p text:style-name="P16"><text:s text:c="2"/><text:span text:style-name="T10">ros::init(argc, argv, </text:span><text:span text:style-name="T18">"robot_manager"</text:span><text:span text:style-name="T10">);</text:span></text:p>
      <text:p text:style-name="P16"><text:s text:c="2"/><text:span text:style-name="T10">RobotManager rm;</text:span></text:p>
      <text:p text:style-name="P16"><text:s text:c="2"/><text:span text:style-name="T10">rm</text:span><text:span text:style-name="T16">.</text:span><text:span text:style-name="T10">robot_name </text:span><text:span text:style-name="T16">=</text:span><text:span text:style-name="T10"> </text:span><text:span text:style-name="T18">"my_robot"</text:span><text:span text:style-name="T10">;</text:span></text:p>
      <text:p text:style-name="P16"><text:s text:c="2"/><text:span text:style-name="T10">rm</text:span><text:span text:style-name="T16">.</text:span><text:span text:style-name="T10">robot_model </text:span><text:span text:style-name="T16">=</text:span><text:span text:style-name="T10"> </text:span><text:span text:style-name="T18">"TurtleBot3"</text:span><text:span text:style-name="T10">;</text:span></text:p>
      <text:p text:style-name="P16"><text:s text:c="2"/><text:span text:style-name="T10">rm</text:span><text:span text:style-name="T16">.</text:span><text:span text:style-name="T10">print_specifications();</text:span></text:p>
      <text:p text:style-name="P15">}</text:p>
      <text:p text:style-name="P29"><text:span text:style-name="T3">Modify the </text:span><text:span text:style-name="Strong_20_Emphasis"><text:span text:style-name="T4">CMakeLists.txt</text:span></text:span><text:span text:style-name="T3"> file before you compile your code.</text:span></text:p>
      <text:p text:style-name="P26">In [ ]:</text:p>
      <text:p text:style-name="P11">catkin_package(</text:p>
      <text:p text:style-name="P16"><text:s/><text:span text:style-name="T10">INCLUDE_DIRS include</text:span><text:span text:style-name="T16">/</text:span><text:span text:style-name="T24">$</text:span><text:span text:style-name="T10">{PROJECT_NAME}</text:span><text:span text:style-name="T16">/</text:span></text:p>
      <text:p text:style-name="P16"><text:s text:c="2"/><text:span text:style-name="T10">LIBRARIES my_robot_manager</text:span></text:p>
      <text:p text:style-name="P16"><text:s text:c="2"/><text:span text:style-name="T10">CATKIN_DEPENDS roscpp nav_msgs</text:span></text:p>
      <text:p text:style-name="P16"><text:s text:c="2"/><text:span text:style-name="T26">#DEPENDS system_lib</text:span></text:p>
      <text:p text:style-name="P15">)</text:p>
      <text:p text:style-name="P29"><text:span text:style-name="T3">You will also need to uncomment the </text:span><text:span text:style-name="Source_20_Text"><text:span text:style-name="T5">include_directories()</text:span></text:span><text:span text:style-name="T3"> function, like this:</text:span></text:p>
      <text:p text:style-name="P26">In [ ]:</text:p>
      <text:p text:style-name="P13">## Specify additional locations of header files</text:p>
      <text:p text:style-name="P15">include_directories(</text:p>
      <text:p text:style-name="P16"><text:s text:c="2"/><text:span text:style-name="T10">include</text:span></text:p>
      <text:p text:style-name="P16"><text:s text:c="2"/><text:span text:style-name="T24">$</text:span><text:span text:style-name="T10">{catkin_INCLUDE_DIRS}</text:span></text:p>
      <text:p text:style-name="P15">)</text:p>
      <text:p text:style-name="P29"><text:span text:style-name="T3">Now, right below the above function, declare a library with the code in </text:span><text:span text:style-name="Strong_20_Emphasis"><text:span text:style-name="T4">robot_manager.cpp</text:span></text:span><text:span text:style-name="T3">:</text:span></text:p>
      <text:p text:style-name="P26">In [ ]:</text:p>
      <text:p text:style-name="P13">## Declare a C++ library</text:p>
      <text:p text:style-name="P15">add_library(<text:span text:style-name="T25">$</text:span>{PROJECT_NAME}_lib</text:p>
      <text:p text:style-name="P16"><text:s text:c="3"/><text:span text:style-name="T10">src</text:span><text:span text:style-name="T16">/</text:span><text:span text:style-name="T10">robot_manager</text:span><text:span text:style-name="T16">.</text:span><text:span text:style-name="T10">cpp</text:span></text:p>
      <text:p text:style-name="P16"><text:s/><text:span text:style-name="T10">)</text:span></text:p>
      <text:p text:style-name="P29"><text:span text:style-name="T3">Declare also an executable with the code in </text:span><text:span text:style-name="Strong_20_Emphasis"><text:span text:style-name="T4">robot_manager_node.cpp</text:span></text:span><text:span text:style-name="T3">:</text:span></text:p>
      <text:p text:style-name="P26">In [ ]:</text:p>
      <text:p text:style-name="P13"># add the executable</text:p>
      <text:p text:style-name="P15">add_executable(robot_manager_node src<text:span text:style-name="T15">/</text:span>robot_manager_node<text:span text:style-name="T15">.</text:span>cpp src<text:span text:style-name="T15">/</text:span>robot_manager<text:span text:style-name="T15">.</text:span>cpp)</text:p>
      <text:p text:style-name="P15">target_link_libraries(robot_manager_node <text:span text:style-name="T25">$</text:span>{catkin_LIBRARIES} my_robot_manager_lib)</text:p>
      <text:p text:style-name="P27">Finally compile everything:</text:p>
      <text:p text:style-name="P26">In [ ]:</text:p>
      <text:p text:style-name="P11">cd <text:span text:style-name="T15">~/</text:span>catkin_ws</text:p>
      <text:p text:style-name="P26">In [ ]:</text:p>
      <text:p text:style-name="P11">catkin_make</text:p>
      <text:p text:style-name="P26">In [ ]:</text:p>
      <text:p text:style-name="P11"><text:soft-page-break/>source devel<text:span text:style-name="T15">/</text:span>setup<text:span text:style-name="T15">.</text:span>bash</text:p>
      <text:p text:style-name="P27">Execute it with:</text:p>
      <text:p text:style-name="P26">In [ ]:</text:p>
      <text:p text:style-name="P11">rosrun my_robot_manager robot_manager_node</text:p>
      <text:p text:style-name="P22">- End of Solution for Exercise 3.4 -</text:p>
      <text:h text:style-name="P4" text:outline-level="3"><text:span text:style-name="T1">3.5</text:span>   Constructors and Destructors</text:h>
      <text:p text:style-name="P29"><text:span text:style-name="T3">In the process of creation of an instance of class i.e. an object, a </text:span><text:span text:style-name="Strong_20_Emphasis"><text:span text:style-name="T4">constructor</text:span></text:span><text:span text:style-name="T3"> takes the </text:span><text:span text:style-name="Strong_20_Emphasis"><text:span text:style-name="T4">responsibility to initialize the object of the class and allocate the memory location for an object.</text:span></text:span><text:span text:style-name="T3"> Constructors are member functions with their name the same as the class name.</text:span></text:p>
      <text:p text:style-name="P27">Constructors are of three types:</text:p>
      <text:list xml:id="list3124077636" text:style-name="L5">
        <text:list-item>
          <text:p text:style-name="P36">Default Constructor</text:p>
        </text:list-item>
        <text:list-item>
          <text:p text:style-name="P36">Parameterized Constructor</text:p>
        </text:list-item>
        <text:list-item>
          <text:p text:style-name="P36">Copy Constructor</text:p>
        </text:list-item>
      </text:list>
      <text:p text:style-name="P27">Check the syntax for the first two types in the code below. We will learn more about copy constructors in section 3.9</text:p>
      <text:p text:style-name="P29"><text:span text:style-name="T3">Destructors play a complementary role. </text:span><text:span text:style-name="Strong_20_Emphasis"><text:span text:style-name="T4">Destructors are member functions responsible of freeing the memory that was being used by the object itself</text:span></text:span><text:span text:style-name="T3">. It is a function that starts with </text:span><text:span text:style-name="Strong_20_Emphasis"><text:span text:style-name="T4">~</text:span></text:span><text:span text:style-name="T3"> and its name is the same as the class name. The destructor is called automatically when the scope (the { } parenthesis) containing the object ends.</text:span></text:p>
      <text:p text:style-name="P27">One class can have more than one constructor but only one destructor.</text:p>
      <text:p text:style-name="P29"><text:span text:style-name="T3">Let's understand the </text:span><text:span text:style-name="Strong_20_Emphasis"><text:span text:style-name="T4">syntax of the default constructor, parameterized constructor and destructor</text:span></text:span><text:span text:style-name="T3"> with an example.</text:span></text:p>
      <text:p text:style-name="P20">Demo 3.5</text:p>
      <text:p text:style-name="P29"><text:span text:style-name="T3">Copy paste following code in </text:span><text:span text:style-name="Strong_20_Emphasis"><text:span text:style-name="T4">demo_35.cpp</text:span></text:span><text:span text:style-name="T3">. Compile and run to check the output.</text:span></text:p>
      <text:p text:style-name="P26">In [ ]:</text:p>
      <text:p text:style-name="P13">#include&lt;iostream&gt;</text:p>
      <text:p text:style-name="P18"/>
      <text:p text:style-name="P15"><text:span text:style-name="T14">class</text:span> <text:span text:style-name="T19">IceTray</text:span></text:p>
      <text:p text:style-name="P15">{</text:p>
      <text:p text:style-name="P16"><text:s text:c="2"/><text:span text:style-name="T10">public:</text:span></text:p>
      <text:p text:style-name="P16"><text:s text:c="4"/></text:p>
      <text:p text:style-name="P16"><text:s text:c="4"/><text:span text:style-name="T16">//</text:span><text:span text:style-name="T10"> default constructor</text:span></text:p>
      <text:p text:style-name="P16"><text:s text:c="4"/><text:span text:style-name="T10">IceTray(){</text:span></text:p>
      <text:p text:style-name="P16"><text:s text:c="4"/><text:span text:style-name="T16">//</text:span><text:span text:style-name="T10"> initializing the data members of the </text:span><text:span text:style-name="T13">class</text:span></text:p>
      <text:p text:style-name="P16"><text:s text:c="4"/><text:span text:style-name="T20">fish_shape</text:span><text:span text:style-name="T10"> </text:span><text:span text:style-name="T16">=</text:span><text:span text:style-name="T10"> </text:span><text:span text:style-name="T18">"frozen"</text:span><text:span text:style-name="T10">;</text:span></text:p>
      <text:p text:style-name="P16"><text:s text:c="4"/><text:span text:style-name="T10">star_shape </text:span><text:span text:style-name="T16">=</text:span><text:span text:style-name="T10"> </text:span><text:span text:style-name="T18">"not frozen"</text:span><text:span text:style-name="T10">;</text:span></text:p>
      <text:p text:style-name="P16"><text:s text:c="4"/><text:span text:style-name="T10">}</text:span></text:p>
      <text:p text:style-name="P16"><text:s text:c="4"/></text:p>
      <text:p text:style-name="P16"><text:s text:c="4"/><text:span text:style-name="T16">//</text:span><text:span text:style-name="T10"> parameterized constructor</text:span></text:p>
      <text:p text:style-name="P16"><text:s text:c="4"/><text:span text:style-name="T10">IceTray(std::string fish_shape_state, std::string star_shape_state){</text:span></text:p>
      <text:p text:style-name="P16"><text:s text:c="4"/><text:span text:style-name="T10">fish_shape </text:span><text:span text:style-name="T16">=</text:span><text:span text:style-name="T10"> fish_shape_state;</text:span></text:p>
      <text:p text:style-name="P16"><text:s text:c="4"/><text:span text:style-name="T10">star_shape </text:span><text:span text:style-name="T16">=</text:span><text:span text:style-name="T10"> star_shape_state;</text:span></text:p>
      <text:p text:style-name="P16"><text:s text:c="4"/><text:span text:style-name="T10">}</text:span></text:p>
      <text:p text:style-name="P16"><text:s text:c="4"/></text:p>
      <text:p text:style-name="P16"><text:soft-page-break/><text:s text:c="4"/><text:span text:style-name="T16">//</text:span><text:span text:style-name="T10"> destructor</text:span></text:p>
      <text:p text:style-name="P16"><text:s text:c="4"/><text:span text:style-name="T16">~</text:span><text:span text:style-name="T10">IceTray(){</text:span></text:p>
      <text:p text:style-name="P16"><text:s text:c="4"/><text:span text:style-name="T10">std::cout </text:span><text:span text:style-name="T16">&lt;&lt;</text:span><text:span text:style-name="T10"> </text:span><text:span text:style-name="T18">"Destructor is called"</text:span><text:span text:style-name="T10"> </text:span><text:span text:style-name="T16">&lt;&lt;</text:span><text:span text:style-name="T10"> std::endl;</text:span></text:p>
      <text:p text:style-name="P16"><text:s text:c="2"/><text:span text:style-name="T10">}</text:span></text:p>
      <text:p text:style-name="P16"><text:s text:c="3"/></text:p>
      <text:p text:style-name="P16"><text:s text:c="4"/><text:span text:style-name="T10">std::string fish_shape;</text:span></text:p>
      <text:p text:style-name="P16"><text:s text:c="4"/><text:span text:style-name="T10">std::string star_shape;</text:span></text:p>
      <text:p text:style-name="P18"/>
      <text:p text:style-name="P16"><text:s text:c="4"/><text:span text:style-name="T10">void status(){</text:span></text:p>
      <text:p text:style-name="P16"><text:s text:c="6"/><text:span text:style-name="T10">std::cout </text:span><text:span text:style-name="T16">&lt;&lt;</text:span><text:span text:style-name="T10"> </text:span><text:span text:style-name="T18">"Crystal which is in fish shape is "</text:span><text:span text:style-name="T16">&lt;&lt;</text:span><text:span text:style-name="T10"> fish_shape </text:span><text:span text:style-name="T16">&lt;&lt;</text:span><text:span text:style-name="T10"> </text:span><text:span text:style-name="T18">" and the one in star shape is "</text:span><text:span text:style-name="T10"> </text:span><text:span text:style-name="T16">&lt;&lt;</text:span><text:span text:style-name="T10"> star_shape </text:span><text:span text:style-name="T16">&lt;&lt;</text:span><text:span text:style-name="T10"> std::endl;</text:span></text:p>
      <text:p text:style-name="P16"><text:s text:c="2"/></text:p>
      <text:p text:style-name="P16"><text:s text:c="2"/><text:span text:style-name="T10">}</text:span></text:p>
      <text:p text:style-name="P15">};</text:p>
      <text:p text:style-name="P18"/>
      <text:p text:style-name="P15"><text:span text:style-name="T11">int</text:span> main(){</text:p>
      <text:p text:style-name="P16"><text:s text:c="2"/></text:p>
      <text:p text:style-name="P16"><text:s text:c="2"/><text:span text:style-name="T16">//</text:span><text:span text:style-name="T10"> initialize an </text:span><text:span text:style-name="T12">object</text:span><text:span text:style-name="T10"> of </text:span><text:span text:style-name="T13">class</text:span><text:span text:style-name="T10"> </text:span><text:span text:style-name="T20">IceTray</text:span><text:span text:style-name="T10"> using default constructor</text:span></text:p>
      <text:p text:style-name="P16"><text:s text:c="2"/><text:span text:style-name="T10">IceTray orange_juice;</text:span></text:p>
      <text:p text:style-name="P16"><text:s text:c="4"/></text:p>
      <text:p text:style-name="P16"><text:s text:c="2"/><text:span text:style-name="T16">//</text:span><text:span text:style-name="T10"> initialize an </text:span><text:span text:style-name="T12">object</text:span><text:span text:style-name="T10"> of </text:span><text:span text:style-name="T13">class</text:span><text:span text:style-name="T10"> </text:span><text:span text:style-name="T20">IceTray</text:span><text:span text:style-name="T10"> using parametrized constructor</text:span></text:p>
      <text:p text:style-name="P16"><text:s text:c="2"/><text:span text:style-name="T10">IceTray lemon_juice(</text:span><text:span text:style-name="T18">"frozen"</text:span><text:span text:style-name="T10">, </text:span><text:span text:style-name="T18">"frozen"</text:span><text:span text:style-name="T10">);</text:span></text:p>
      <text:p text:style-name="P18"/>
      <text:p text:style-name="P16"><text:s text:c="2"/><text:span text:style-name="T16">//</text:span><text:span text:style-name="T10"> accessing a </text:span><text:span text:style-name="T13">class</text:span><text:span text:style-name="T10"> </text:span><text:span text:style-name="T20">method</text:span><text:span text:style-name="T10"> </text:span><text:span text:style-name="T21">or</text:span><text:span text:style-name="T10"> member function</text:span></text:p>
      <text:p text:style-name="P16"><text:s text:c="2"/><text:span text:style-name="T10">orange_juice</text:span><text:span text:style-name="T16">.</text:span><text:span text:style-name="T10">status();</text:span></text:p>
      <text:p text:style-name="P16"><text:s text:c="2"/><text:span text:style-name="T10">lemon_juice</text:span><text:span text:style-name="T16">.</text:span><text:span text:style-name="T10">status();</text:span></text:p>
      <text:p text:style-name="P16"><text:s text:c="4"/></text:p>
      <text:p text:style-name="P16"><text:s text:c="2"/><text:span text:style-name="T13">return</text:span><text:span text:style-name="T10"> </text:span><text:span text:style-name="T16">0</text:span><text:span text:style-name="T10">;</text:span></text:p>
      <text:p text:style-name="P15">}</text:p>
      <text:p text:style-name="P32">   <text:span text:style-name="T2">Execute in Shell #1</text:span></text:p>
      <text:p text:style-name="P26">In [ ]:</text:p>
      <text:p text:style-name="P11">clang<text:span text:style-name="T15">++</text:span> demo_35<text:span text:style-name="T15">.</text:span>cpp <text:span text:style-name="T15">-</text:span>o demo_35</text:p>
      <text:p text:style-name="P26">In [ ]:</text:p>
      <text:p text:style-name="P11"><text:span text:style-name="T15">./</text:span>demo_35</text:p>
      <text:p text:style-name="P27">Expected output:</text:p>
      <text:p text:style-name="P10">Crystal which is in fish shape is frozen and the one in star shape is not frozen</text:p>
      <text:p text:style-name="P10">Crystal which is in fish shape is frozen and the one in star shape is frozen</text:p>
      <text:p text:style-name="P10">Destructor is called</text:p>
      <text:p text:style-name="P8">Destructor is called.</text:p>
      <text:p text:style-name="P23">End of Demo 3.5</text:p>
      <text:p text:style-name="P21">- Exercise 3.5 -</text:p>
      <text:p text:style-name="P29"><text:span text:style-name="Strong_20_Emphasis"><text:span text:style-name="T4">ROS Exercise: parametrized constructor</text:span></text:span></text:p>
      <text:p text:style-name="P27">This exercise is divided in two parts.</text:p>
      <text:h text:style-name="P5" text:outline-level="4"><text:bookmark text:name="Part-I"/>Part I</text:h>
      <text:p text:style-name="P27">In this part you will modify the class that you created in the previous exercise (Exercise 3.4).</text:p>
      <text:list xml:id="list2520501570" text:style-name="L6">
        <text:list-item>
          <text:p text:style-name="P45"><text:span text:style-name="T8">Edit the package's </text:span><text:span text:style-name="Strong_20_Emphasis"><text:span text:style-name="T9">package.xml</text:span></text:span><text:span text:style-name="T8"> file in order to add </text:span><text:span text:style-name="Strong_20_Emphasis"><text:span text:style-name="T9">nav_msgs</text:span></text:span><text:span text:style-name="T8"> as a new dependency to your existing package. Then add the corresponding include statement to your code.</text:span></text:p>
        </text:list-item>
        <text:list-item>
          <text:p text:style-name="P31"><text:span text:style-name="T3">Declare all your current class's member variables as private but keep the method </text:span><text:span text:style-name="Source_20_Text"><text:span text:style-name="T5">print_specifications()</text:span></text:span><text:span text:style-name="T3"> public.</text:span></text:p>
        </text:list-item>
        <text:list-item>
          <text:p text:style-name="P31"><text:span text:style-name="T3">Write a parametrized constructor that takes a pointer to a </text:span><text:span text:style-name="Strong_20_Emphasis"><text:span text:style-name="T4">ros::NodeHandle</text:span></text:span><text:span text:style-name="T3"> object and three strings as arguments. One string </text:span><text:soft-page-break/><text:span text:style-name="T3">must represent a topic name to subscribe to, the other one the robot name, and the third one the robot model.</text:span></text:p>
        </text:list-item>
        <text:list-item>
          <text:p text:style-name="P31"><text:span text:style-name="T3">Next declare two additional private member variables: </text:span><text:span text:style-name="Strong_20_Emphasis"><text:span text:style-name="T4">odom_subscriber</text:span></text:span><text:span text:style-name="T3"> of type </text:span><text:span text:style-name="Strong_20_Emphasis"><text:span text:style-name="T4">ros::Subscriber</text:span></text:span><text:span text:style-name="T3"> and a string called </text:span><text:span text:style-name="Strong_20_Emphasis"><text:span text:style-name="T4">odometry_topic</text:span></text:span><text:span text:style-name="T3"> as a with default value </text:span><text:span text:style-name="Source_20_Text"><text:span text:style-name="T5">/odom</text:span></text:span><text:span text:style-name="T3">.</text:span></text:p>
        </text:list-item>
        <text:list-item>
          <text:p text:style-name="P31"><text:span text:style-name="T3">Using the parameterized constructor, initialize the class variables at the time of instantiating the class. Use this line to initialize the </text:span><text:span text:style-name="Strong_20_Emphasis"><text:span text:style-name="T4">odom_subscriber</text:span></text:span><text:span text:style-name="T3"> variable:</text:span></text:p>
        </text:list-item>
      </text:list>
      <text:p text:style-name="P27">odom_subscriber = nh-&gt;subscribe(odometry_topic, 1000, &amp;RobotManager::odom_callback, this);</text:p>
      <text:p text:style-name="P29"><text:span text:style-name="T3">Also define a new class member function </text:span><text:span text:style-name="Source_20_Text"><text:span text:style-name="T5">odom_callback()</text:span></text:span><text:span text:style-name="T3"> that has the following signature:</text:span></text:p>
      <text:p text:style-name="P26">In [ ]:</text:p>
      <text:p text:style-name="P11">void RobotManager::odom_callback(const nav_msgs::Odometry::ConstPtr <text:span text:style-name="T15">&amp;</text:span>msg);</text:p>
      <text:p text:style-name="P29"><text:span text:style-name="T3">Within it, use ROS's logging system to print out the robot name and the value of the </text:span><text:span text:style-name="Source_20_Text"><text:span text:style-name="T5">x</text:span></text:span><text:span text:style-name="T3"> and </text:span><text:span text:style-name="Source_20_Text"><text:span text:style-name="T5">y</text:span></text:span><text:span text:style-name="T3"> positions from the incomming </text:span><text:span text:style-name="Source_20_Text"><text:span text:style-name="T5">nav_msgs/Odometry</text:span></text:span><text:span text:style-name="T3"> message, like so:</text:span></text:p>
      <text:p text:style-name="P26">In [ ]:</text:p>
      <text:p text:style-name="P12"><text:s/><text:span text:style-name="T10">ROS_INFO(</text:span><text:span text:style-name="T18">"</text:span><text:span text:style-name="T22">%s</text:span><text:span text:style-name="T18"> position (x,y): </text:span><text:span text:style-name="T22">%lf</text:span><text:span text:style-name="T18"> , </text:span><text:span text:style-name="T22">%lf</text:span><text:span text:style-name="T18">"</text:span><text:span text:style-name="T10">, robot_name</text:span><text:span text:style-name="T16">.</text:span><text:span text:style-name="T10">c_str(), msg</text:span><text:span text:style-name="T16">-&gt;</text:span><text:span text:style-name="T10">pose</text:span><text:span text:style-name="T16">.</text:span><text:span text:style-name="T10">pose</text:span><text:span text:style-name="T16">.</text:span><text:span text:style-name="T10">position</text:span><text:span text:style-name="T16">.</text:span><text:span text:style-name="T10">x, msg</text:span><text:span text:style-name="T16">-&gt;</text:span><text:span text:style-name="T10">pose</text:span><text:span text:style-name="T16">.</text:span><text:span text:style-name="T10">pose</text:span><text:span text:style-name="T16">.</text:span><text:span text:style-name="T10">position</text:span><text:span text:style-name="T16">.</text:span><text:span text:style-name="T10">y);</text:span></text:p>
      <text:p text:style-name="P29"><text:span text:style-name="T3">Once you're done writing both files make sure your </text:span><text:span text:style-name="Strong_20_Emphasis"><text:span text:style-name="T4">CMakeLists.txt</text:span></text:span><text:span text:style-name="T3"> file knows how to compile </text:span><text:span text:style-name="Strong_20_Emphasis"><text:span text:style-name="T4">robot_manager.cpp</text:span></text:span><text:span text:style-name="T3"> into a library that other programs can link to.</text:span></text:p>
      <text:p text:style-name="P27">To conclude this part of the exercise, make sure everything gets compiled without errors.</text:p>
      <text:h text:style-name="P5" text:outline-level="4"><text:bookmark text:name="Part-II"/>Part II</text:h>
      <text:p text:style-name="P29"><text:span text:style-name="T3">Inside of </text:span><text:span text:style-name="Strong_20_Emphasis"><text:span text:style-name="T4">robot_manager_node.cpp</text:span></text:span><text:span text:style-name="T3">:</text:span></text:p>
      <text:list xml:id="list485980950" text:style-name="L7">
        <text:list-item>
          <text:p text:style-name="P46"><text:span text:style-name="T8">Create a ROS node handle using </text:span><text:span text:style-name="Source_20_Text"><text:span text:style-name="T7">ros::NodeHandle nh</text:span></text:span><text:span text:style-name="T8"> just after the </text:span><text:span text:style-name="Source_20_Text"><text:span text:style-name="T7">ros::init</text:span></text:span><text:span text:style-name="T8"> line that initializes a node.</text:span></text:p>
        </text:list-item>
        <text:list-item>
          <text:p text:style-name="P46"><text:span text:style-name="T8">Modify how you create an object of class </text:span><text:span text:style-name="Source_20_Text"><text:span text:style-name="T7">RobotManager</text:span></text:span><text:span text:style-name="T8"> to initialize it using the parameterized constructor. Remember that you have to supply it with the ros node handle address, the topic name </text:span><text:span text:style-name="Source_20_Text"><text:span text:style-name="T7">/robot1/odom</text:span></text:span><text:span text:style-name="T8">, and a robot name and model as parameters for the constructor to use.</text:span></text:p>
        </text:list-item>
        <text:list-item>
          <text:p text:style-name="P46"><text:span text:style-name="T8">Keep your call to the member function </text:span><text:span text:style-name="Source_20_Text"><text:span text:style-name="T7">print_specifications()</text:span></text:span><text:span text:style-name="T8"> to have your robot's data printed out.</text:span></text:p>
        </text:list-item>
        <text:list-item>
          <text:p text:style-name="P46"><text:span text:style-name="T8">Finally add a call to </text:span><text:span text:style-name="Source_20_Text"><text:span text:style-name="T7">ros::spin()</text:span></text:span><text:span text:style-name="T8"> to keep the program running and processing callbacks</text:span></text:p>
        </text:list-item>
      </text:list>
      <text:p text:style-name="P27">Build, source, then run:</text:p>
      <text:p text:style-name="P26">In [ ]:</text:p>
      <text:p text:style-name="P11">rosrun my_robot_manager robot_manager_node</text:p>
      <text:p text:style-name="P27">After printing the robot specification once, the odometry callback is calledcalled continuously to print the x,y coordinates to the console:</text:p>
      <text:p text:style-name="P10">[ INFO] [1675075113.992695271]: Robot Name: Turty1</text:p>
      <text:p text:style-name="P10">[ INFO] [1675075113.994486534]: Robot Model: TurtleBot3</text:p>
      <text:p text:style-name="P10">[ INFO] [1675075113.994525832]: Battery Capacity (kWh): 0.16</text:p>
      <text:p text:style-name="P10"><text:soft-page-break/>[ INFO] [1675075113.994557731]: Total Operation Hours: 2560</text:p>
      <text:p text:style-name="P10">[ INFO] [1675075114.251258044, 6848.544000000]: Turty1 position (x,y): 0.061341 , 0.001011</text:p>
      <text:p text:style-name="P10">[ INFO] [1675075114.309814004, 6848.603000000]: Turty1 position (x,y): 0.061341 , 0.001010</text:p>
      <text:p text:style-name="P10">[ INFO] [1675075114.350345450, 6848.644000000]: Turty1 position (x,y): 0.061341 , 0.001011</text:p>
      <text:p text:style-name="P10">[ INFO] [1675075114.400250294, 6848.694000000]: Turty1 position (x,y): 0.061342 , 0.001012</text:p>
      <text:p text:style-name="P8">[ INFO] [1675075114.450057557, 6848.744000000]: Turty1 position (x,y): 0.061342 , 0.001011</text:p>
      <text:p text:style-name="P29"><text:span text:style-name="T3">Once done, press </text:span><text:span text:style-name="Strong_20_Emphasis"><text:span text:style-name="T4">Ctrl + C</text:span></text:span><text:span text:style-name="T3"> to terminate the program.</text:span></text:p>
      <text:p text:style-name="P24">- End Of Exercise 3.5 -</text:p>
      <text:p text:style-name="P22">- Solution for Exercise 3.5 -</text:p>
      <text:p text:style-name="P29"><text:span text:style-name="T3">You'll have to add a line like </text:span><text:span text:style-name="Source_20_Text"><text:span text:style-name="T5">&lt;depend&gt;nav_msgs&lt;/depend&gt;</text:span></text:span><text:span text:style-name="T3"> inside the </text:span><text:span text:style-name="Strong_20_Emphasis"><text:span text:style-name="T4">package.xml</text:span></text:span><text:span text:style-name="T3"> file.</text:span></text:p>
      <text:p text:style-name="P29"><text:span text:style-name="T3">Inside the </text:span><text:span text:style-name="Strong_20_Emphasis"><text:span text:style-name="T4">my_robot_manager</text:span></text:span><text:span text:style-name="T3"> package directory:</text:span></text:p>
      <text:p text:style-name="P32">   <text:span text:style-name="T2">robot_manager.h</text:span></text:p>
      <text:p text:style-name="P26">In [ ]:</text:p>
      <text:p text:style-name="P13">#pragma once</text:p>
      <text:p text:style-name="P17">#include "nav_msgs/Odometry.h"</text:p>
      <text:p text:style-name="P17">#include &lt;ros/ros.h&gt;</text:p>
      <text:p text:style-name="P18"/>
      <text:p text:style-name="P15"><text:span text:style-name="T14">class</text:span> <text:span text:style-name="T19">RobotManager</text:span> {</text:p>
      <text:p text:style-name="P18"/>
      <text:p text:style-name="P15">public:</text:p>
      <text:p text:style-name="P16"><text:s text:c="2"/><text:span text:style-name="T10">RobotManager(ros::NodeHandle </text:span><text:span text:style-name="T16">*</text:span><text:span text:style-name="T10">nh, std::string topic, std::string name, std::string model);</text:span></text:p>
      <text:p text:style-name="P16"><text:s text:c="2"/><text:span text:style-name="T10">void odom_callback(const nav_msgs::Odometry::ConstPtr </text:span><text:span text:style-name="T16">&amp;</text:span><text:span text:style-name="T10">msg);</text:span></text:p>
      <text:p text:style-name="P16"><text:s text:c="2"/><text:span text:style-name="T10">void print_specifications();</text:span></text:p>
      <text:p text:style-name="P18"/>
      <text:p text:style-name="P15">private:</text:p>
      <text:p text:style-name="P16"><text:s text:c="2"/><text:span text:style-name="T10">std::string robot_name, robot_model;</text:span></text:p>
      <text:p text:style-name="P16"><text:s text:c="2"/><text:span text:style-name="T12">float</text:span><text:span text:style-name="T10"> battery_capacity_kwh </text:span><text:span text:style-name="T16">=</text:span><text:span text:style-name="T10"> </text:span><text:span text:style-name="T16">0.16</text:span><text:span text:style-name="T10">;</text:span></text:p>
      <text:p text:style-name="P16"><text:s text:c="2"/><text:span text:style-name="T12">int</text:span><text:span text:style-name="T10"> total_operation_hours </text:span><text:span text:style-name="T16">=</text:span><text:span text:style-name="T10"> </text:span><text:span text:style-name="T16">2560</text:span><text:span text:style-name="T10">;</text:span></text:p>
      <text:p text:style-name="P16"><text:s text:c="2"/><text:span text:style-name="T10">std::string odom_topic;</text:span></text:p>
      <text:p text:style-name="P16"><text:s text:c="2"/><text:span text:style-name="T10">ros::Subscriber odom_subscriber;</text:span></text:p>
      <text:p text:style-name="P15">};</text:p>
      <text:p text:style-name="P32">   <text:span text:style-name="T2">robot_manager.cpp</text:span></text:p>
      <text:p text:style-name="P26">In [ ]:</text:p>
      <text:p text:style-name="P13">#include "my_robot_manager/robot_manager.h"</text:p>
      <text:p text:style-name="P18"/>
      <text:p text:style-name="P15">RobotManager::RobotManager(ros::NodeHandle <text:span text:style-name="T15">*</text:span>nh, std::string topic, std::string name, std::string model) {</text:p>
      <text:p text:style-name="P16"><text:s text:c="2"/><text:span text:style-name="T10">odom_topic </text:span><text:span text:style-name="T16">=</text:span><text:span text:style-name="T10"> topic;</text:span></text:p>
      <text:p text:style-name="P16"><text:s text:c="2"/><text:span text:style-name="T10">robot_name </text:span><text:span text:style-name="T16">=</text:span><text:span text:style-name="T10"> name;</text:span></text:p>
      <text:p text:style-name="P16"><text:s text:c="2"/><text:span text:style-name="T10">robot_model </text:span><text:span text:style-name="T16">=</text:span><text:span text:style-name="T10"> model;</text:span></text:p>
      <text:p text:style-name="P16"><text:s text:c="2"/><text:span text:style-name="T10">odom_subscriber </text:span><text:span text:style-name="T16">=</text:span><text:span text:style-name="T10"> nh</text:span><text:span text:style-name="T16">-&gt;</text:span><text:span text:style-name="T10">subscribe(odom_topic, </text:span><text:span text:style-name="T16">1000</text:span><text:span text:style-name="T10">, </text:span><text:span text:style-name="T16">&amp;</text:span><text:span text:style-name="T10">RobotManager::odom_callback, this);</text:span></text:p>
      <text:p text:style-name="P15">}</text:p>
      <text:p text:style-name="P18"/>
      <text:p text:style-name="P15">void RobotManager::odom_callback(const nav_msgs::Odometry::ConstPtr <text:span text:style-name="T15">&amp;</text:span>msg) {</text:p>
      <text:p text:style-name="P16"><text:s text:c="2"/><text:span text:style-name="T10">ROS_INFO(</text:span><text:span text:style-name="T18">"</text:span><text:span text:style-name="T22">%s</text:span><text:span text:style-name="T18"> position (x,y): </text:span><text:span text:style-name="T22">%lf</text:span><text:span text:style-name="T18"> , </text:span><text:span text:style-name="T22">%lf</text:span><text:span text:style-name="T18">"</text:span><text:span text:style-name="T10">, robot_name</text:span><text:span text:style-name="T16">.</text:span><text:span text:style-name="T10">c_str(), msg</text:span><text:span text:style-name="T16">-&gt;</text:span><text:span text:style-name="T10">pose</text:span><text:span text:style-name="T16">.</text:span><text:span text:style-name="T10">pose</text:span><text:span text:style-name="T16">.</text:span><text:span text:style-name="T10">position</text:span><text:span text:style-name="T16">.</text:span><text:span text:style-name="T10">x, msg</text:span><text:span text:style-name="T16">-&gt;</text:span><text:span text:style-name="T10">pose</text:span><text:span text:style-name="T16">.</text:span><text:span text:style-name="T10">pose</text:span><text:span text:style-name="T16">.</text:span><text:span text:style-name="T10">position</text:span><text:span text:style-name="T16">.</text:span><text:span text:style-name="T10">y);</text:span></text:p>
      <text:p text:style-name="P15">}</text:p>
      <text:p text:style-name="P18"><text:soft-page-break/></text:p>
      <text:p text:style-name="P15">void RobotManager::print_specifications() {</text:p>
      <text:p text:style-name="P16"><text:s text:c="2"/><text:span text:style-name="T10">ROS_INFO(</text:span><text:span text:style-name="T18">"Robot Name: </text:span><text:span text:style-name="T22">%s</text:span><text:span text:style-name="T18">"</text:span><text:span text:style-name="T10">, robot_name</text:span><text:span text:style-name="T16">.</text:span><text:span text:style-name="T10">c_str());</text:span></text:p>
      <text:p text:style-name="P16"><text:s text:c="2"/><text:span text:style-name="T10">ROS_INFO(</text:span><text:span text:style-name="T18">"Robot Model: </text:span><text:span text:style-name="T22">%s</text:span><text:span text:style-name="T18">"</text:span><text:span text:style-name="T10">, robot_model</text:span><text:span text:style-name="T16">.</text:span><text:span text:style-name="T10">c_str());</text:span></text:p>
      <text:p text:style-name="P16"><text:s text:c="2"/><text:span text:style-name="T10">ROS_INFO(</text:span><text:span text:style-name="T18">"Battery Capacity (kWh): </text:span><text:span text:style-name="T22">%.2f</text:span><text:span text:style-name="T18">"</text:span><text:span text:style-name="T10">, battery_capacity_kwh);</text:span></text:p>
      <text:p text:style-name="P16"><text:s text:c="2"/><text:span text:style-name="T10">ROS_INFO(</text:span><text:span text:style-name="T18">"Total Operation Hours: </text:span><text:span text:style-name="T22">%d</text:span><text:span text:style-name="T18">"</text:span><text:span text:style-name="T10">, total_operation_hours);</text:span></text:p>
      <text:p text:style-name="P15">}</text:p>
      <text:p text:style-name="P32">   <text:span text:style-name="T2">robot_manager_node.cpp</text:span></text:p>
      <text:p text:style-name="P26">In [ ]:</text:p>
      <text:p text:style-name="P13">#include "my_robot_manager/robot_manager.h"</text:p>
      <text:p text:style-name="P17">#include &lt;ros/ros.h&gt;</text:p>
      <text:p text:style-name="P18"/>
      <text:p text:style-name="P15"><text:span text:style-name="T11">int</text:span> main(<text:span text:style-name="T11">int</text:span> argc, char <text:span text:style-name="T15">**</text:span>argv) {</text:p>
      <text:p text:style-name="P16"><text:s text:c="2"/><text:span text:style-name="T10">ros::init(argc, argv, </text:span><text:span text:style-name="T18">"robot_manager"</text:span><text:span text:style-name="T10">);</text:span></text:p>
      <text:p text:style-name="P16"><text:s text:c="2"/><text:span text:style-name="T10">ros::NodeHandle nh;</text:span></text:p>
      <text:p text:style-name="P16"><text:s text:c="2"/><text:span text:style-name="T10">RobotManager rm </text:span><text:span text:style-name="T16">=</text:span><text:span text:style-name="T10"> RobotManager(</text:span><text:span text:style-name="T16">&amp;</text:span><text:span text:style-name="T10">nh, </text:span><text:span text:style-name="T18">"/robot1/odom"</text:span><text:span text:style-name="T10">, </text:span><text:span text:style-name="T18">"Turty1"</text:span><text:span text:style-name="T10"> ,</text:span><text:span text:style-name="T18">"TurtleBot3"</text:span><text:span text:style-name="T10">);</text:span></text:p>
      <text:p text:style-name="P16"><text:s text:c="2"/><text:span text:style-name="T10">rm</text:span><text:span text:style-name="T16">.</text:span><text:span text:style-name="T10">print_specifications();</text:span></text:p>
      <text:p text:style-name="P16"><text:s text:c="2"/><text:span text:style-name="T10">ros::spin();</text:span></text:p>
      <text:p text:style-name="P15">}</text:p>
      <text:p text:style-name="P29"><text:span text:style-name="T3">Also update the </text:span><text:span text:style-name="Strong_20_Emphasis"><text:span text:style-name="T4">CMakeLists.txt</text:span></text:span><text:span text:style-name="T3"> file, here:</text:span></text:p>
      <text:p text:style-name="P26">In [ ]:</text:p>
      <text:p text:style-name="P11">find_package(catkin REQUIRED COMPONENTS</text:p>
      <text:p text:style-name="P16"><text:s text:c="2"/><text:span text:style-name="T10">roscpp</text:span></text:p>
      <text:p text:style-name="P16"><text:s text:c="2"/><text:span text:style-name="T10">nav_msgs</text:span></text:p>
      <text:p text:style-name="P15">)</text:p>
      <text:p text:style-name="P27">And here:</text:p>
      <text:p text:style-name="P26">In [ ]:</text:p>
      <text:p text:style-name="P11">catkin_package(</text:p>
      <text:p text:style-name="P16"><text:s text:c="2"/><text:span text:style-name="T10">INCLUDE_DIRS include</text:span><text:span text:style-name="T16">/</text:span><text:span text:style-name="T24">$</text:span><text:span text:style-name="T10">{PROJECT_NAME}</text:span><text:span text:style-name="T16">/</text:span></text:p>
      <text:p text:style-name="P16"><text:s text:c="2"/><text:span text:style-name="T10">LIBRARIES my_robot_manager</text:span></text:p>
      <text:p text:style-name="P16"><text:s text:c="2"/><text:span text:style-name="T10">CATKIN_DEPENDS roscpp nav_msgs</text:span></text:p>
      <text:p text:style-name="P16"><text:s text:c="2"/><text:span text:style-name="T26">#DEPENDS system_lib</text:span></text:p>
      <text:p text:style-name="P15">)</text:p>
      <text:p text:style-name="P27">Finally compile everything:</text:p>
      <text:p text:style-name="P32">   <text:span text:style-name="T2">Execute in Shell #1</text:span></text:p>
      <text:p text:style-name="P26">In [ ]:</text:p>
      <text:p text:style-name="P11">cd <text:span text:style-name="T15">~/</text:span>catkin_ws</text:p>
      <text:p text:style-name="P26">In [ ]:</text:p>
      <text:p text:style-name="P11">catkin_make</text:p>
      <text:p text:style-name="P26">In [ ]:</text:p>
      <text:p text:style-name="P11">source devel<text:span text:style-name="T15">/</text:span>setup<text:span text:style-name="T15">.</text:span>bash</text:p>
      <text:p text:style-name="P27">Execute it with:</text:p>
      <text:p text:style-name="P26">In [ ]:</text:p>
      <text:p text:style-name="P11">rosrun my_robot_manager robot_manager_node</text:p>
      <text:p text:style-name="P22">- End of Solution for Exercise 3.5 -</text:p>
      <text:p text:style-name="P29"><text:span text:style-name="T3">In the upcoming sections we will understand </text:span><text:span text:style-name="Strong_20_Emphasis"><text:span text:style-name="T4">static and non-static data members</text:span></text:span><text:span text:style-name="T3">. Also, don't get confused by </text:span><text:span text:style-name="Strong_20_Emphasis"><text:span text:style-name="T4">constant member</text:span></text:span><text:span text:style-name="T3"> and </text:span><text:span text:style-name="Strong_20_Emphasis"><text:span text:style-name="T4">static</text:span></text:span><text:span text:style-name="T3">. Go through the definitions and explanation thoroughly to avoid any confusion.</text:span></text:p>
      <text:h text:style-name="P4" text:outline-level="3"><text:soft-page-break/><text:span text:style-name="T1">3.6</text:span>   Static Class Members</text:h>
      <text:p text:style-name="P29"><text:span text:style-name="T3">In C++ we can use the </text:span><text:span text:style-name="Strong_20_Emphasis"><text:span text:style-name="T4">static</text:span></text:span><text:span text:style-name="T3"> keyword in two cases when applied to classes:</text:span></text:p>
      <text:list xml:id="list4006959007" text:style-name="L8">
        <text:list-item>
          <text:p text:style-name="P37">static member variables, and</text:p>
        </text:list-item>
        <text:list-item>
          <text:p text:style-name="P37">static member functions</text:p>
        </text:list-item>
      </text:list>
      <text:h text:style-name="P3" text:outline-level="3"><text:bookmark text:name="Static-member-variables"/>Static member variables</text:h>
      <text:p text:style-name="P27">No matter how many objects of a class are created, static member variables will have only one copy or one shared value. Or, put differently, static member variables will have the same data for all objects of the class. Very differently to how normal member variables behave.</text:p>
      <text:p text:style-name="P29"><text:span text:style-name="T3">All static data is initialized to zero when the first object is created only when no other initialization is present. We can't put it in the class definition but it can be initialized outside the class. It is done using a </text:span><text:span text:style-name="Strong_20_Emphasis"><text:span text:style-name="T4">scope resolver::</text:span></text:span><text:span text:style-name="T3">. The role of the scope resolver is to tell which variable or function belongs to which class. Let's understand the concept and </text:span><text:span text:style-name="Strong_20_Emphasis"><text:span text:style-name="T4">syntax of static data member</text:span></text:span><text:span text:style-name="T3">.</text:span></text:p>
      <text:p text:style-name="P27">Let's see an example.</text:p>
      <text:p text:style-name="P20">Demo 3.6.1</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61.cpp</text:span></text:span><text:span text:style-name="T3">.</text:span></text:p>
      <text:p text:style-name="P26">In [ ]:</text:p>
      <text:p text:style-name="P13">#include &lt;iostream&gt;</text:p>
      <text:p text:style-name="P16"><text:s/></text:p>
      <text:p text:style-name="P15">using namespace std;</text:p>
      <text:p text:style-name="P18"/>
      <text:p text:style-name="P15"><text:span text:style-name="T14">class</text:span> <text:span text:style-name="T19">Icetray</text:span> {</text:p>
      <text:p text:style-name="P16"><text:s text:c="3"/><text:span text:style-name="T10">public:</text:span></text:p>
      <text:p text:style-name="P16"><text:s text:c="6"/><text:span text:style-name="T10">static </text:span><text:span text:style-name="T12">int</text:span><text:span text:style-name="T10"> refillCount;</text:span></text:p>
      <text:p text:style-name="P16"><text:s text:c="11"/></text:p>
      <text:p text:style-name="P16"><text:s text:c="6"/><text:span text:style-name="T16">//</text:span><text:span text:style-name="T10"> Constructor definition</text:span></text:p>
      <text:p text:style-name="P16"><text:s text:c="6"/><text:span text:style-name="T10">Icetray(</text:span><text:span text:style-name="T12">int</text:span><text:span text:style-name="T10"> crystals</text:span><text:span text:style-name="T16">=2</text:span><text:span text:style-name="T10">) {</text:span></text:p>
      <text:p text:style-name="P16"><text:s text:c="9"/><text:span text:style-name="T10">cout </text:span><text:span text:style-name="T16">&lt;&lt;</text:span><text:span text:style-name="T18">"Constructor called."</text:span><text:span text:style-name="T10"> </text:span><text:span text:style-name="T16">&lt;&lt;</text:span><text:span text:style-name="T10"> endl;</text:span></text:p>
      <text:p text:style-name="P16"><text:s text:c="9"/><text:span text:style-name="T10">cout </text:span><text:span text:style-name="T16">&lt;&lt;</text:span><text:span text:style-name="T10"> <text:s/>crystals </text:span><text:span text:style-name="T16">&lt;&lt;</text:span><text:span text:style-name="T10"> </text:span><text:span text:style-name="T18">" crystals are ready"</text:span><text:span text:style-name="T16">&lt;&lt;</text:span><text:span text:style-name="T10">endl; <text:s text:c="6"/></text:span></text:p>
      <text:p text:style-name="P16"><text:s text:c="9"/><text:span text:style-name="T16">//</text:span><text:span text:style-name="T10"> Increase every time </text:span><text:span text:style-name="T12">object</text:span><text:span text:style-name="T10"> </text:span><text:span text:style-name="T21">is</text:span><text:span text:style-name="T10"> created</text:span></text:p>
      <text:p text:style-name="P16"><text:s text:c="9"/><text:span text:style-name="T10">refillCount</text:span><text:span text:style-name="T16">++</text:span><text:span text:style-name="T10">;</text:span></text:p>
      <text:p text:style-name="P16"><text:s text:c="6"/><text:span text:style-name="T10">}</text:span></text:p>
      <text:p text:style-name="P15">};</text:p>
      <text:p text:style-name="P18"/>
      <text:p text:style-name="P15"><text:span text:style-name="T15">//</text:span> Initialize static member of <text:span text:style-name="T14">class</text:span></text:p>
      <text:p text:style-name="P15"><text:span text:style-name="T19">int</text:span> Icetray::refillCount <text:span text:style-name="T15">=</text:span> <text:span text:style-name="T15">0</text:span>;</text:p>
      <text:p text:style-name="P18"/>
      <text:p text:style-name="P15"><text:span text:style-name="T11">int</text:span> main(void) {</text:p>
      <text:p text:style-name="P16"><text:s text:c="3"/><text:span text:style-name="T16">//</text:span><text:span text:style-name="T10"> Declare </text:span><text:span text:style-name="T12">object</text:span><text:span text:style-name="T10"> </text:span><text:span text:style-name="T16">1</text:span></text:p>
      <text:p text:style-name="P16"><text:s text:c="3"/><text:span text:style-name="T10">Icetray Orange(</text:span><text:span text:style-name="T16">10</text:span><text:span text:style-name="T10">);</text:span></text:p>
      <text:p text:style-name="P16"><text:s text:c="3"/><text:span text:style-name="T16">//</text:span><text:span text:style-name="T10"> Declare </text:span><text:span text:style-name="T12">object</text:span><text:span text:style-name="T10"> </text:span><text:span text:style-name="T16">2</text:span></text:p>
      <text:p text:style-name="P16"><text:s text:c="3"/><text:span text:style-name="T10">Icetray Lemon(</text:span><text:span text:style-name="T16">20</text:span><text:span text:style-name="T10">);</text:span></text:p>
      <text:p text:style-name="P16"><text:s text:c="3"/></text:p>
      <text:p text:style-name="P16"><text:s text:c="3"/><text:span text:style-name="T16">//</text:span><text:span text:style-name="T10"> Print total number of objects</text:span><text:span text:style-name="T16">.</text:span></text:p>
      <text:p text:style-name="P16"><text:s text:c="3"/><text:span text:style-name="T10">cout </text:span><text:span text:style-name="T16">&lt;&lt;</text:span><text:span text:style-name="T10"> </text:span><text:span text:style-name="T18">"Total refill counts: "</text:span><text:span text:style-name="T10"> </text:span><text:span text:style-name="T16">&lt;&lt;</text:span><text:span text:style-name="T10"> Icetray::refillCount </text:span><text:span text:style-name="T16">&lt;&lt;</text:span><text:span text:style-name="T10"> endl;</text:span></text:p>
      <text:p text:style-name="P18"/>
      <text:p text:style-name="P16"><text:s text:c="3"/><text:span text:style-name="T13">return</text:span><text:span text:style-name="T10"> </text:span><text:span text:style-name="T16">0</text:span><text:span text:style-name="T10">;</text:span></text:p>
      <text:p text:style-name="P15">}</text:p>
      <text:p text:style-name="P27">Expected Output:</text:p>
      <text:p text:style-name="P10">Constructor called.</text:p>
      <text:p text:style-name="P10">10 crystals are ready</text:p>
      <text:p text:style-name="P10"><text:soft-page-break/>Constructor called.</text:p>
      <text:p text:style-name="P10">20 crystals are ready</text:p>
      <text:p text:style-name="P8">Total refill counts: 2</text:p>
      <text:p text:style-name="P20">End of Demo 3.6.1</text:p>
      <text:h text:style-name="P3" text:outline-level="3"><text:bookmark text:name="Static-member-functions"/>Static member functions</text:h>
      <text:p text:style-name="P29"><text:span text:style-name="T3">A </text:span><text:span text:style-name="Strong_20_Emphasis"><text:span text:style-name="T4">static member function</text:span></text:span><text:span text:style-name="T3"> can be called even if no objects of the class exist. A static function can be accessed using the class name and the scope resolution operator </text:span><text:span text:style-name="Strong_20_Emphasis"><text:span text:style-name="Source_20_Text"><text:span text:style-name="T6">::</text:span></text:span></text:span><text:span text:style-name="T3">. Static member functions have a class scope and they do not have access to the </text:span><text:span text:style-name="Strong_20_Emphasis"><text:span text:style-name="T4">this</text:span></text:span><text:span text:style-name="T3"> pointer of the class.</text:span></text:p>
      <text:p text:style-name="P20">Demo 3.6.2</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62.cpp</text:span></text:span><text:span text:style-name="T3">.</text:span></text:p>
      <text:p text:style-name="P26">In [ ]:</text:p>
      <text:p text:style-name="P13">#include &lt;iostream&gt;</text:p>
      <text:p text:style-name="P16"><text:s/></text:p>
      <text:p text:style-name="P15"><text:span text:style-name="T14">class</text:span> <text:span text:style-name="T19">Icetray</text:span> {</text:p>
      <text:p text:style-name="P16"><text:s text:c="3"/><text:span text:style-name="T10">public:</text:span></text:p>
      <text:p text:style-name="P16"><text:s text:c="6"/><text:span text:style-name="T10">static </text:span><text:span text:style-name="T12">int</text:span><text:span text:style-name="T10"> refillCount;</text:span></text:p>
      <text:p text:style-name="P16"><text:s text:c="11"/></text:p>
      <text:p text:style-name="P16"><text:s text:c="6"/><text:span text:style-name="T16">//</text:span><text:span text:style-name="T10"> Constructor definition</text:span></text:p>
      <text:p text:style-name="P16"><text:s text:c="6"/><text:span text:style-name="T10">Icetray(</text:span><text:span text:style-name="T12">int</text:span><text:span text:style-name="T10"> crystals</text:span><text:span text:style-name="T16">=2</text:span><text:span text:style-name="T10">) {</text:span></text:p>
      <text:p text:style-name="P16"><text:s text:c="9"/><text:span text:style-name="T10">std::cout </text:span><text:span text:style-name="T16">&lt;&lt;</text:span><text:span text:style-name="T18">"Constructor called."</text:span><text:span text:style-name="T10"> </text:span><text:span text:style-name="T16">&lt;&lt;</text:span><text:span text:style-name="T10"> std::endl;</text:span></text:p>
      <text:p text:style-name="P16"><text:s text:c="9"/><text:span text:style-name="T10">std::cout </text:span><text:span text:style-name="T16">&lt;&lt;</text:span><text:span text:style-name="T10"> <text:s/>crystals </text:span><text:span text:style-name="T16">&lt;&lt;</text:span><text:span text:style-name="T10"> </text:span><text:span text:style-name="T18">" crystals are ready"</text:span><text:span text:style-name="T16">&lt;&lt;</text:span><text:span text:style-name="T10">std::endl;</text:span></text:p>
      <text:p text:style-name="P16"><text:s text:c="9"/><text:span text:style-name="T16">//</text:span><text:span text:style-name="T10"> Increase every time </text:span><text:span text:style-name="T12">object</text:span><text:span text:style-name="T10"> </text:span><text:span text:style-name="T21">is</text:span><text:span text:style-name="T10"> created</text:span></text:p>
      <text:p text:style-name="P16"><text:s text:c="9"/><text:span text:style-name="T10">refillCount</text:span><text:span text:style-name="T16">++</text:span><text:span text:style-name="T10">;</text:span></text:p>
      <text:p text:style-name="P16"><text:s text:c="6"/><text:span text:style-name="T10">}</text:span></text:p>
      <text:p text:style-name="P16"><text:s text:c="6"/><text:span text:style-name="T16">//</text:span><text:span text:style-name="T10">static member function</text:span></text:p>
      <text:p text:style-name="P16"><text:s text:c="6"/><text:span text:style-name="T10">static </text:span><text:span text:style-name="T12">int</text:span><text:span text:style-name="T10"> getCount(){</text:span></text:p>
      <text:p text:style-name="P16"><text:s text:c="6"/><text:span text:style-name="T13">return</text:span><text:span text:style-name="T10"> refillCount;</text:span></text:p>
      <text:p text:style-name="P16"><text:s text:c="6"/><text:span text:style-name="T10">}</text:span></text:p>
      <text:p text:style-name="P15">};</text:p>
      <text:p text:style-name="P18"/>
      <text:p text:style-name="P15"><text:span text:style-name="T15">//</text:span> Initialize static member of <text:span text:style-name="T14">class</text:span></text:p>
      <text:p text:style-name="P15"><text:span text:style-name="T19">int</text:span> Icetray::refillCount <text:span text:style-name="T15">=</text:span> <text:span text:style-name="T15">0</text:span>;</text:p>
      <text:p text:style-name="P18"/>
      <text:p text:style-name="P15"><text:span text:style-name="T11">int</text:span> main(void) {</text:p>
      <text:p text:style-name="P16"><text:s text:c="3"/><text:span text:style-name="T16">//</text:span><text:span text:style-name="T10"> Declare </text:span><text:span text:style-name="T12">object</text:span><text:span text:style-name="T10"> </text:span><text:span text:style-name="T16">1</text:span></text:p>
      <text:p text:style-name="P16"><text:s text:c="3"/><text:span text:style-name="T10">Icetray Orange(</text:span><text:span text:style-name="T16">10</text:span><text:span text:style-name="T10">);</text:span></text:p>
      <text:p text:style-name="P16"><text:s text:c="3"/><text:span text:style-name="T16">//</text:span><text:span text:style-name="T10"> Declare </text:span><text:span text:style-name="T12">object</text:span><text:span text:style-name="T10"> </text:span><text:span text:style-name="T16">2</text:span></text:p>
      <text:p text:style-name="P16"><text:s text:c="3"/><text:span text:style-name="T10">Icetray Lemon(</text:span><text:span text:style-name="T16">20</text:span><text:span text:style-name="T10">);</text:span></text:p>
      <text:p text:style-name="P16"><text:s text:c="3"/></text:p>
      <text:p text:style-name="P16"><text:s text:c="3"/><text:span text:style-name="T16">//</text:span><text:span text:style-name="T10"> Print total number of objects</text:span><text:span text:style-name="T16">.</text:span></text:p>
      <text:p text:style-name="P16"><text:s text:c="3"/><text:span text:style-name="T10">std::cout </text:span><text:span text:style-name="T16">&lt;&lt;</text:span><text:span text:style-name="T10"> </text:span><text:span text:style-name="T18">"Total refill counts: "</text:span><text:span text:style-name="T10"> </text:span><text:span text:style-name="T16">&lt;&lt;</text:span><text:span text:style-name="T10"> Icetray::getCount() </text:span><text:span text:style-name="T16">&lt;&lt;</text:span><text:span text:style-name="T10"> std::endl;</text:span></text:p>
      <text:p text:style-name="P18"/>
      <text:p text:style-name="P16"><text:s text:c="3"/><text:span text:style-name="T13">return</text:span><text:span text:style-name="T10"> </text:span><text:span text:style-name="T16">0</text:span><text:span text:style-name="T10">;</text:span></text:p>
      <text:p text:style-name="P15">}</text:p>
      <text:p text:style-name="P27">Expected output:</text:p>
      <text:p text:style-name="P10">Constructor called.</text:p>
      <text:p text:style-name="P10">10 crystals are ready</text:p>
      <text:p text:style-name="P10">Constructor called.</text:p>
      <text:p text:style-name="P10">20 crystals are ready</text:p>
      <text:p text:style-name="P8">Total refill counts: 2</text:p>
      <text:p text:style-name="P23">End of Demo 3.6.2</text:p>
      <text:p text:style-name="P21">- Exercise 3.6 -</text:p>
      <text:p text:style-name="P29"><text:soft-page-break/><text:span text:style-name="T3">Let's continue where we left off with our earlier exercise (Exercise 3.5) by adding a </text:span><text:span text:style-name="Strong_20_Emphasis"><text:span text:style-name="T4">static variable</text:span></text:span><text:span text:style-name="T3"> to our existing program.</text:span></text:p>
      <text:p text:style-name="P29"><text:span text:style-name="Strong_20_Emphasis"><text:span text:style-name="T4">Part 1</text:span></text:span></text:p>
      <text:list xml:id="list971765943" text:style-name="L9">
        <text:list-item>
          <text:p text:style-name="P47"><text:span text:style-name="T8">Add a public static int variable called </text:span><text:span text:style-name="Source_20_Text"><text:span text:style-name="T7">robot_count</text:span></text:span><text:span text:style-name="T8"> to use as a shared counter by all instances of the </text:span><text:span text:style-name="Source_20_Text"><text:span text:style-name="T7">RobotManager</text:span></text:span><text:span text:style-name="T8"> class</text:span></text:p>
        </text:list-item>
        <text:list-item>
          <text:p text:style-name="P38">Initialize it to 0</text:p>
        </text:list-item>
        <text:list-item>
          <text:p text:style-name="P38">Increase the counter with every new object the class instantiates</text:p>
        </text:list-item>
      </text:list>
      <text:p text:style-name="P27">This is just an example, if you pass Turty1 as robot name to the constructor you should get:</text:p>
      <text:p text:style-name="P10">[ INFO] [1675075367.774909040]: Robot 1 created.</text:p>
      <text:p text:style-name="P10">[ INFO] [1675075367.776111781]: Robot Name: Turty1</text:p>
      <text:p text:style-name="P10">[ INFO] [1675075367.776145329]: Robot Model: TurtleBot3</text:p>
      <text:p text:style-name="P10">[ INFO] [1675075367.776173722]: Battery Capacity (kWh): 0.16</text:p>
      <text:p text:style-name="P10">[ INFO] [1675075367.776200724]: Total Operation Hours: 2560</text:p>
      <text:p text:style-name="P10">[ INFO] [1675075368.031689847, 7097.344000000]: Turty1 position (x,y): 0.063570 , 0.001055</text:p>
      <text:p text:style-name="P10">[ INFO] [1675075368.081626649, 7097.394000000]: Turty1 position (x,y): 0.063570 , 0.001054</text:p>
      <text:p text:style-name="P10">[ INFO] [1675075368.131803281, 7097.444000000]: Turty1 position (x,y): 0.063570 , 0.001054</text:p>
      <text:p text:style-name="P8">[ INFO] [1675075368.181988542, 7097.494000000]: Turty1 position (x,y): 0.063570 , 0.001055</text:p>
      <text:p text:style-name="P29"><text:span text:style-name="Strong_20_Emphasis"><text:span text:style-name="T4">Part 2</text:span></text:span></text:p>
      <text:list xml:id="list2757505360" text:style-name="L10">
        <text:list-item>
          <text:p text:style-name="P48"><text:span text:style-name="T8">Modify </text:span><text:span text:style-name="Strong_20_Emphasis"><text:span text:style-name="T9">robot_manager_node.cpp</text:span></text:span><text:span text:style-name="T8"> and create two different instances of the same </text:span><text:span text:style-name="Strong_20_Emphasis"><text:span text:style-name="T9">RobotManager</text:span></text:span><text:span text:style-name="T8"> class but changing the name and odometry topic so that they match the topics that you get from the two simulated robots.</text:span></text:p>
        </text:list-item>
        <text:list-item>
          <text:p text:style-name="P48"><text:span text:style-name="T8">Hint use </text:span><text:span text:style-name="Source_20_Text"><text:span text:style-name="T7">rostopic list</text:span></text:span><text:span text:style-name="T8"> to find out the name of the name of the second robot odometry topic.</text:span></text:p>
        </text:list-item>
      </text:list>
      <text:p text:style-name="P27">For instance, if you pass Turty1 and Turty2 as robot name to the constructor of each instance you should get:</text:p>
      <text:p text:style-name="P10">[ INFO] [1675075680.471500141]: Robot 1 created.</text:p>
      <text:p text:style-name="P10">[ INFO] [1675075680.474413914]: Robot Name: Turty1</text:p>
      <text:p text:style-name="P10">[ INFO] [1675075680.474457357]: Robot Model: TurtleBot3</text:p>
      <text:p text:style-name="P10">[ INFO] [1675075680.474506772]: Battery Capacity (kWh): 0.16</text:p>
      <text:p text:style-name="P10">[ INFO] [1675075680.474566786]: Total Operation Hours: 2560</text:p>
      <text:p text:style-name="P10">[ INFO] [1675075680.478951711]: Robot 2 created.</text:p>
      <text:p text:style-name="P10">[ INFO] [1675075680.479026663]: Robot Name: Turty2</text:p>
      <text:p text:style-name="P10">[ INFO] [1675075680.479063007]: Robot Model: TurtleBot3</text:p>
      <text:p text:style-name="P10">[ INFO] [1675075680.479102540]: Battery Capacity (kWh): 0.16</text:p>
      <text:p text:style-name="P10">[ INFO] [1675075680.479141463]: Total Operation Hours: 2560</text:p>
      <text:p text:style-name="P10">[ INFO] [1675075685.686561868, 7408.844000000]: Turty1 position (x,y): 0.066361 , 0.001110</text:p>
      <text:p text:style-name="P10">[ INFO] [1675075685.717649205, 7408.875000000]: Turty2 position (x,y): 0.066362 , 1.001110</text:p>
      <text:p text:style-name="P10">[ INFO] [1675075685.736364839, 7408.893000000]: Turty1 position (x,y): 0.066360 , 0.001110</text:p>
      <text:p text:style-name="P10">[ INFO] [1675075685.767589183, 7408.925000000]: Turty2 position (x,y): 0.066362 , 1.001109</text:p>
      <text:p text:style-name="P10">[ INFO] [1675075685.787889813, 7408.944000000]: Turty1 position (x,y): 0.066360 , 0.001111</text:p>
      <text:p text:style-name="P8">[ INFO] [1675075685.819385339, 7408.975000000]: Turty2 position (x,y): 0.066362 , 1.001111</text:p>
      <text:p text:style-name="P24"><text:soft-page-break/>- End Of Exercise 3.6 -</text:p>
      <text:p text:style-name="P22">- Solution for Exercise 3.6 -</text:p>
      <text:p text:style-name="P29"><text:span text:style-name="Strong_20_Emphasis"><text:span text:style-name="T4">Part 1</text:span></text:span></text:p>
      <text:p text:style-name="P32">   <text:span text:style-name="T2">robot_manager.h</text:span></text:p>
      <text:p text:style-name="P26">In [ ]:</text:p>
      <text:p text:style-name="P13">#pragma once</text:p>
      <text:p text:style-name="P17">#include "nav_msgs/Odometry.h"</text:p>
      <text:p text:style-name="P17">#include &lt;ros/ros.h&gt;</text:p>
      <text:p text:style-name="P18"/>
      <text:p text:style-name="P15"><text:span text:style-name="T14">class</text:span> <text:span text:style-name="T19">RobotManager</text:span> {</text:p>
      <text:p text:style-name="P18"/>
      <text:p text:style-name="P15">public:</text:p>
      <text:p text:style-name="P16"><text:s text:c="2"/><text:span text:style-name="T10">RobotManager(ros::NodeHandle </text:span><text:span text:style-name="T16">*</text:span><text:span text:style-name="T10">nh, std::string topic, std::string name, std::string model);</text:span></text:p>
      <text:p text:style-name="P16"><text:s text:c="2"/><text:span text:style-name="T10">void odom_callback(const nav_msgs::Odometry::ConstPtr </text:span><text:span text:style-name="T16">&amp;</text:span><text:span text:style-name="T10">msg);</text:span></text:p>
      <text:p text:style-name="P16"><text:s text:c="2"/><text:span text:style-name="T10">void print_specifications();</text:span></text:p>
      <text:p text:style-name="P16"><text:s text:c="2"/><text:span text:style-name="T16">//</text:span><text:span text:style-name="T10"> declare static variable</text:span></text:p>
      <text:p text:style-name="P16"><text:s text:c="2"/><text:span text:style-name="T10">static </text:span><text:span text:style-name="T12">int</text:span><text:span text:style-name="T10"> robot_count;</text:span></text:p>
      <text:p text:style-name="P18"/>
      <text:p text:style-name="P15">private:</text:p>
      <text:p text:style-name="P16"><text:s text:c="2"/><text:span text:style-name="T10">std::string robot_name, robot_model;</text:span></text:p>
      <text:p text:style-name="P16"><text:s text:c="2"/><text:span text:style-name="T12">float</text:span><text:span text:style-name="T10"> battery_capacity_kwh </text:span><text:span text:style-name="T16">=</text:span><text:span text:style-name="T10"> </text:span><text:span text:style-name="T16">0.16</text:span><text:span text:style-name="T10">;</text:span></text:p>
      <text:p text:style-name="P16"><text:s text:c="2"/><text:span text:style-name="T12">int</text:span><text:span text:style-name="T10"> total_operation_hours </text:span><text:span text:style-name="T16">=</text:span><text:span text:style-name="T10"> </text:span><text:span text:style-name="T16">2560</text:span><text:span text:style-name="T10">;</text:span></text:p>
      <text:p text:style-name="P16"><text:s text:c="2"/><text:span text:style-name="T10">std::string odom_topic;</text:span></text:p>
      <text:p text:style-name="P16"><text:s text:c="2"/><text:span text:style-name="T10">ros::Subscriber odom_subscriber;</text:span></text:p>
      <text:p text:style-name="P15">};</text:p>
      <text:p text:style-name="P32">   <text:span text:style-name="T2">robot_manager.cpp</text:span></text:p>
      <text:p text:style-name="P26">In [ ]:</text:p>
      <text:p text:style-name="P13">#include "my_robot_manager/robot_manager.h"</text:p>
      <text:p text:style-name="P18"/>
      <text:p text:style-name="P15"><text:span text:style-name="T15">//</text:span> initialize static variable</text:p>
      <text:p text:style-name="P15"><text:span text:style-name="T11">int</text:span> RobotManager::robot_count <text:span text:style-name="T15">=</text:span> <text:span text:style-name="T15">0</text:span>;</text:p>
      <text:p text:style-name="P18"/>
      <text:p text:style-name="P15">RobotManager::RobotManager(ros::NodeHandle <text:span text:style-name="T15">*</text:span>nh, std::string topic,</text:p>
      <text:p text:style-name="P16"><text:s text:c="27"/><text:span text:style-name="T10">std::string name, std::string model) {</text:span></text:p>
      <text:p text:style-name="P16"><text:s text:c="2"/><text:span text:style-name="T10">odom_topic </text:span><text:span text:style-name="T16">=</text:span><text:span text:style-name="T10"> topic;</text:span></text:p>
      <text:p text:style-name="P16"><text:s text:c="2"/><text:span text:style-name="T10">robot_name </text:span><text:span text:style-name="T16">=</text:span><text:span text:style-name="T10"> name;</text:span></text:p>
      <text:p text:style-name="P16"><text:s text:c="2"/><text:span text:style-name="T10">robot_model </text:span><text:span text:style-name="T16">=</text:span><text:span text:style-name="T10"> model;</text:span></text:p>
      <text:p text:style-name="P16"><text:s text:c="2"/><text:span text:style-name="T10">odom_subscriber </text:span><text:span text:style-name="T16">=</text:span></text:p>
      <text:p text:style-name="P16"><text:s text:c="6"/><text:span text:style-name="T10">nh</text:span><text:span text:style-name="T16">-&gt;</text:span><text:span text:style-name="T10">subscribe(odom_topic, </text:span><text:span text:style-name="T16">1000</text:span><text:span text:style-name="T10">, </text:span><text:span text:style-name="T16">&amp;</text:span><text:span text:style-name="T10">RobotManager::odom_callback, this);</text:span></text:p>
      <text:p text:style-name="P18"/>
      <text:p text:style-name="P16"><text:s text:c="2"/><text:span text:style-name="T16">//</text:span><text:span text:style-name="T10"> Increase counter every time a new </text:span><text:span text:style-name="T12">object</text:span><text:span text:style-name="T10"> </text:span><text:span text:style-name="T21">is</text:span><text:span text:style-name="T10"> created</text:span></text:p>
      <text:p text:style-name="P16"><text:s text:c="2"/><text:span text:style-name="T10">robot_count</text:span><text:span text:style-name="T16">++</text:span><text:span text:style-name="T10">;</text:span></text:p>
      <text:p text:style-name="P16"><text:s text:c="2"/><text:span text:style-name="T10">ROS_INFO(</text:span><text:span text:style-name="T18">"Robot </text:span><text:span text:style-name="T22">%d</text:span><text:span text:style-name="T18"> created."</text:span><text:span text:style-name="T10">, robot_count);</text:span></text:p>
      <text:p text:style-name="P15">}</text:p>
      <text:p text:style-name="P18"/>
      <text:p text:style-name="P15">void RobotManager::odom_callback(const nav_msgs::Odometry::ConstPtr <text:span text:style-name="T15">&amp;</text:span>msg) {</text:p>
      <text:p text:style-name="P16"><text:s text:c="2"/><text:span text:style-name="T10">ROS_INFO(</text:span><text:span text:style-name="T18">"</text:span><text:span text:style-name="T22">%s</text:span><text:span text:style-name="T18"> position (x,y): </text:span><text:span text:style-name="T22">%lf</text:span><text:span text:style-name="T18"> , </text:span><text:span text:style-name="T22">%lf</text:span><text:span text:style-name="T18">"</text:span><text:span text:style-name="T10">, robot_name</text:span><text:span text:style-name="T16">.</text:span><text:span text:style-name="T10">c_str(),</text:span></text:p>
      <text:p text:style-name="P16"><text:s text:c="11"/><text:span text:style-name="T10">msg</text:span><text:span text:style-name="T16">-&gt;</text:span><text:span text:style-name="T10">pose</text:span><text:span text:style-name="T16">.</text:span><text:span text:style-name="T10">pose</text:span><text:span text:style-name="T16">.</text:span><text:span text:style-name="T10">position</text:span><text:span text:style-name="T16">.</text:span><text:span text:style-name="T10">x, msg</text:span><text:span text:style-name="T16">-&gt;</text:span><text:span text:style-name="T10">pose</text:span><text:span text:style-name="T16">.</text:span><text:span text:style-name="T10">pose</text:span><text:span text:style-name="T16">.</text:span><text:span text:style-name="T10">position</text:span><text:span text:style-name="T16">.</text:span><text:span text:style-name="T10">y);</text:span></text:p>
      <text:p text:style-name="P15">}</text:p>
      <text:p text:style-name="P18"/>
      <text:p text:style-name="P15">void RobotManager::print_specifications() {</text:p>
      <text:p text:style-name="P16"><text:s text:c="2"/><text:span text:style-name="T10">ROS_INFO(</text:span><text:span text:style-name="T18">"Robot Name: </text:span><text:span text:style-name="T22">%s</text:span><text:span text:style-name="T18">"</text:span><text:span text:style-name="T10">, robot_name</text:span><text:span text:style-name="T16">.</text:span><text:span text:style-name="T10">c_str());</text:span></text:p>
      <text:p text:style-name="P16"><text:s text:c="2"/><text:span text:style-name="T10">ROS_INFO(</text:span><text:span text:style-name="T18">"Robot Model: </text:span><text:span text:style-name="T22">%s</text:span><text:span text:style-name="T18">"</text:span><text:span text:style-name="T10">, robot_model</text:span><text:span text:style-name="T16">.</text:span><text:span text:style-name="T10">c_str());</text:span></text:p>
      <text:p text:style-name="P16"><text:s text:c="2"/><text:span text:style-name="T10">ROS_INFO(</text:span><text:span text:style-name="T18">"Battery Capacity (kWh): </text:span><text:span text:style-name="T22">%.2f</text:span><text:span text:style-name="T18">"</text:span><text:span text:style-name="T10">, battery_capacity_kwh);</text:span></text:p>
      <text:p text:style-name="P16"><text:s text:c="2"/><text:span text:style-name="T10">ROS_INFO(</text:span><text:span text:style-name="T18">"Total Operation Hours: </text:span><text:span text:style-name="T22">%d</text:span><text:span text:style-name="T18">"</text:span><text:span text:style-name="T10">, total_operation_hours);</text:span></text:p>
      <text:p text:style-name="P15">}</text:p>
      <text:p text:style-name="P32"><text:soft-page-break/>   <text:span text:style-name="T2">robot_manager_node.cpp</text:span></text:p>
      <text:p text:style-name="P26">In [ ]:</text:p>
      <text:p text:style-name="P13">#include "my_robot_manager/robot_manager.h"</text:p>
      <text:p text:style-name="P17">#include &lt;ros/ros.h&gt;</text:p>
      <text:p text:style-name="P18"/>
      <text:p text:style-name="P15"><text:span text:style-name="T11">int</text:span> main(<text:span text:style-name="T11">int</text:span> argc, char <text:span text:style-name="T15">**</text:span>argv) {</text:p>
      <text:p text:style-name="P16"><text:s text:c="2"/><text:span text:style-name="T10">ros::init(argc, argv, </text:span><text:span text:style-name="T18">"robot_manager"</text:span><text:span text:style-name="T10">);</text:span></text:p>
      <text:p text:style-name="P16"><text:s text:c="2"/><text:span text:style-name="T10">ros::NodeHandle nh;</text:span></text:p>
      <text:p text:style-name="P16"><text:s text:c="2"/><text:span text:style-name="T10">RobotManager rm </text:span><text:span text:style-name="T16">=</text:span><text:span text:style-name="T10"> RobotManager(</text:span><text:span text:style-name="T16">&amp;</text:span><text:span text:style-name="T10">nh, </text:span><text:span text:style-name="T18">"/robot1/odom"</text:span><text:span text:style-name="T10">, </text:span><text:span text:style-name="T18">"Turty1"</text:span><text:span text:style-name="T10"> ,</text:span><text:span text:style-name="T18">"TurtleBot3"</text:span><text:span text:style-name="T10">);</text:span></text:p>
      <text:p text:style-name="P16"><text:s text:c="2"/><text:span text:style-name="T10">rm</text:span><text:span text:style-name="T16">.</text:span><text:span text:style-name="T10">print_specifications();</text:span></text:p>
      <text:p text:style-name="P16"><text:s text:c="2"/><text:span text:style-name="T10">ros::spin();</text:span></text:p>
      <text:p text:style-name="P15">}</text:p>
      <text:p text:style-name="P29"><text:span text:style-name="Strong_20_Emphasis"><text:span text:style-name="T4">Part 2</text:span></text:span></text:p>
      <text:p text:style-name="P32">   <text:span text:style-name="T2">robot_manager_node.cpp</text:span></text:p>
      <text:p text:style-name="P26">In [ ]:</text:p>
      <text:p text:style-name="P13">#include "my_robot_manager/robot_manager.h"</text:p>
      <text:p text:style-name="P17">#include &lt;ros/ros.h&gt;</text:p>
      <text:p text:style-name="P18"/>
      <text:p text:style-name="P15"><text:span text:style-name="T11">int</text:span> main(<text:span text:style-name="T11">int</text:span> argc, char <text:span text:style-name="T15">**</text:span>argv) {</text:p>
      <text:p text:style-name="P16"><text:s text:c="2"/><text:span text:style-name="T10">ros::init(argc, argv, </text:span><text:span text:style-name="T18">"robot_manager"</text:span><text:span text:style-name="T10">);</text:span></text:p>
      <text:p text:style-name="P16"><text:s text:c="2"/><text:span text:style-name="T10">ros::NodeHandle nh;</text:span></text:p>
      <text:p text:style-name="P16"><text:s text:c="2"/><text:span text:style-name="T10">RobotManager rm </text:span><text:span text:style-name="T16">=</text:span><text:span text:style-name="T10"> RobotManager(</text:span><text:span text:style-name="T16">&amp;</text:span><text:span text:style-name="T10">nh, </text:span><text:span text:style-name="T18">"/robot1/odom"</text:span><text:span text:style-name="T10">, </text:span><text:span text:style-name="T18">"Turty1"</text:span><text:span text:style-name="T10">, </text:span><text:span text:style-name="T18">"TurtleBot3"</text:span><text:span text:style-name="T10">);</text:span></text:p>
      <text:p text:style-name="P16"><text:s text:c="2"/><text:span text:style-name="T10">rm</text:span><text:span text:style-name="T16">.</text:span><text:span text:style-name="T10">print_specifications();</text:span></text:p>
      <text:p text:style-name="P16"><text:s text:c="2"/><text:span text:style-name="T10">RobotManager rm2 </text:span><text:span text:style-name="T16">=</text:span><text:span text:style-name="T10"> RobotManager(</text:span><text:span text:style-name="T16">&amp;</text:span><text:span text:style-name="T10">nh, </text:span><text:span text:style-name="T18">"/robot2/odom"</text:span><text:span text:style-name="T10">, </text:span><text:span text:style-name="T18">"Turty2"</text:span><text:span text:style-name="T10">, </text:span><text:span text:style-name="T18">"TurtleBot3"</text:span><text:span text:style-name="T10">);</text:span></text:p>
      <text:p text:style-name="P16"><text:s text:c="2"/><text:span text:style-name="T10">rm2</text:span><text:span text:style-name="T16">.</text:span><text:span text:style-name="T10">print_specifications();</text:span></text:p>
      <text:p text:style-name="P16"><text:s text:c="2"/><text:span text:style-name="T10">ros::spin();</text:span></text:p>
      <text:p text:style-name="P15">}</text:p>
      <text:p text:style-name="P27">Compile it with:</text:p>
      <text:p text:style-name="P32">   <text:span text:style-name="T2">Execute in WebShell #1</text:span></text:p>
      <text:p text:style-name="P26">In [ ]:</text:p>
      <text:p text:style-name="P11">cd <text:span text:style-name="T15">~/</text:span>catkin_ws</text:p>
      <text:p text:style-name="P26">In [ ]:</text:p>
      <text:p text:style-name="P11">catkin_make</text:p>
      <text:p text:style-name="P26">In [ ]:</text:p>
      <text:p text:style-name="P11">source devel<text:span text:style-name="T15">/</text:span>setup<text:span text:style-name="T15">.</text:span>bash</text:p>
      <text:p text:style-name="P27">Execute it with:</text:p>
      <text:p text:style-name="P26">In [ ]:</text:p>
      <text:p text:style-name="P11">rosrun my_robot_manager robot_manager_node</text:p>
      <text:p text:style-name="P22">- End of Solution for Exercise 3.6 -</text:p>
      <text:h text:style-name="P4" text:outline-level="3"><text:span text:style-name="T1">3.7</text:span>   Constant Member Functions</text:h>
      <text:p text:style-name="P29"><text:span text:style-name="T3">As the name suggests, constant member functions cannot change the values of the data members of their class. Or, put differently: a constant member function is not allowed to edit or modify the object calling it, but only to access or read its private member variables or call other const member functions. Member functions are marked as const to avoid accidental object changes. As developer it is a good practice to use </text:span><text:span text:style-name="Source_20_Text"><text:span text:style-name="T5">const</text:span></text:span><text:span text:style-name="T3"> whetever posible.</text:span></text:p>
      <text:p text:style-name="P29"><text:span text:style-name="T3">An instance of a class can be declared constant by using the term </text:span><text:span text:style-name="Strong_20_Emphasis"><text:span text:style-name="T4">const</text:span></text:span><text:span text:style-name="T3"> at the time of declaration.</text:span></text:p>
      <text:p text:style-name="P27"><text:soft-page-break/>To make a member function constant, the term "const" is applied to both the function prototype and the function definition header.</text:p>
      <text:p text:style-name="P29"><text:span text:style-name="T3">To define a function constant the </text:span><text:span text:style-name="Source_20_Text"><text:span text:style-name="T5">const</text:span></text:span><text:span text:style-name="T3"> keyword is used after the name of the member function to make it constant.</text:span></text:p>
      <text:p text:style-name="P27">You can understand constant function and objects as :</text:p>
      <text:list xml:id="list1983206920" text:style-name="L11">
        <text:list-item>
          <text:p text:style-name="P39">A constant function can be called by a constant object as well as a non-constant object</text:p>
        </text:list-item>
        <text:list-item>
          <text:p text:style-name="P39">A constant object can only call the constant function and cannot call a non-constant function as it can modify the object(thus an error will be thrown during compilation).</text:p>
        </text:list-item>
      </text:list>
      <text:p text:style-name="P27">More technically speaking a const member function is a member function of an const version of an object.</text:p>
      <text:p text:style-name="P27">Let's understand it's use by trying it out.</text:p>
      <text:p text:style-name="P20">Demo 3.7</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7.cpp</text:span></text:span><text:span text:style-name="T3">.</text:span></text:p>
      <text:p text:style-name="P26">In [ ]:</text:p>
      <text:p text:style-name="P13">#include&lt;iostream&gt;</text:p>
      <text:p text:style-name="P18"/>
      <text:p text:style-name="P15"><text:span text:style-name="T14">class</text:span> <text:span text:style-name="T19">Icetray</text:span> {</text:p>
      <text:p text:style-name="P16"><text:s text:c="3"/><text:span text:style-name="T12">int</text:span><text:span text:style-name="T10"> crystals;</text:span></text:p>
      <text:p text:style-name="P16"><text:s text:c="3"/><text:span text:style-name="T10">public:</text:span></text:p>
      <text:p text:style-name="P16"><text:s text:c="3"/><text:span text:style-name="T10">Icetray(</text:span><text:span text:style-name="T12">int</text:span><text:span text:style-name="T10"> x </text:span><text:span text:style-name="T16">=</text:span><text:span text:style-name="T10"> </text:span><text:span text:style-name="T16">0</text:span><text:span text:style-name="T10">) {</text:span></text:p>
      <text:p text:style-name="P16"><text:s text:c="6"/><text:span text:style-name="T10">crystals </text:span><text:span text:style-name="T16">=</text:span><text:span text:style-name="T10"> x;</text:span></text:p>
      <text:p text:style-name="P16"><text:s text:c="3"/><text:span text:style-name="T10">}</text:span></text:p>
      <text:p text:style-name="P16"><text:s text:c="3"/><text:span text:style-name="T16">//</text:span><text:span text:style-name="T10"> non</text:span><text:span text:style-name="T16">-</text:span><text:span text:style-name="T10">constant function</text:span></text:p>
      <text:p text:style-name="P16"><text:s text:c="3"/><text:span text:style-name="T12">int</text:span><text:span text:style-name="T10"> getValue1(){</text:span></text:p>
      <text:p text:style-name="P16"><text:s text:c="3"/><text:span text:style-name="T10">crystals</text:span><text:span text:style-name="T16">++</text:span><text:span text:style-name="T10">;</text:span></text:p>
      <text:p text:style-name="P16"><text:s text:c="3"/><text:span text:style-name="T13">return</text:span><text:span text:style-name="T10"> crystals;</text:span></text:p>
      <text:p text:style-name="P16"><text:s text:c="3"/><text:span text:style-name="T10">}</text:span></text:p>
      <text:p text:style-name="P18"/>
      <text:p text:style-name="P16"><text:s text:c="3"/><text:span text:style-name="T16">//</text:span><text:span text:style-name="T10"> constant member function</text:span></text:p>
      <text:p text:style-name="P16"><text:s text:c="3"/><text:span text:style-name="T12">int</text:span><text:span text:style-name="T10"> getValue2() const {</text:span></text:p>
      <text:p text:style-name="P16"><text:s text:c="6"/><text:span text:style-name="T13">return</text:span><text:span text:style-name="T10"> crystals;</text:span></text:p>
      <text:p text:style-name="P16"><text:s text:c="3"/><text:span text:style-name="T10">}</text:span></text:p>
      <text:p text:style-name="P15">};</text:p>
      <text:p text:style-name="P18"/>
      <text:p text:style-name="P15"><text:span text:style-name="T11">int</text:span> main() {</text:p>
      <text:p text:style-name="P16"><text:s text:c="4"/></text:p>
      <text:p text:style-name="P16"><text:s text:c="3"/><text:span text:style-name="T16">//</text:span><text:span text:style-name="T10"> constant </text:span><text:span text:style-name="T12">object</text:span><text:span text:style-name="T10">, can only call constant function</text:span></text:p>
      <text:p text:style-name="P16"><text:s text:c="3"/><text:span text:style-name="T10">const Icetray apple_juice(</text:span><text:span text:style-name="T16">5</text:span><text:span text:style-name="T10">);</text:span></text:p>
      <text:p text:style-name="P16"><text:s text:c="3"/><text:span text:style-name="T10">std::cout </text:span><text:span text:style-name="T16">&lt;&lt;</text:span><text:span text:style-name="T10"> </text:span><text:span text:style-name="T18">"getValue2() using const object apple_juice : "</text:span><text:span text:style-name="T10"> </text:span><text:span text:style-name="T16">&lt;&lt;</text:span><text:span text:style-name="T10"> apple_juice</text:span><text:span text:style-name="T16">.</text:span><text:span text:style-name="T10">getValue2() </text:span><text:span text:style-name="T16">&lt;&lt;</text:span><text:span text:style-name="T10"> std::endl;</text:span></text:p>
      <text:p text:style-name="P16"><text:s text:c="4"/></text:p>
      <text:p text:style-name="P16"><text:s text:c="3"/><text:span text:style-name="T16">//</text:span><text:span text:style-name="T10"> non</text:span><text:span text:style-name="T16">-</text:span><text:span text:style-name="T10">constant </text:span><text:span text:style-name="T12">object</text:span></text:p>
      <text:p text:style-name="P16"><text:s text:c="3"/><text:span text:style-name="T10">Icetray lemon_juice(</text:span><text:span text:style-name="T16">8</text:span><text:span text:style-name="T10">);</text:span></text:p>
      <text:p text:style-name="P16"><text:s text:c="3"/><text:span text:style-name="T10">std::cout </text:span><text:span text:style-name="T16">&lt;&lt;</text:span><text:span text:style-name="T10"> </text:span><text:span text:style-name="T18">"getValue1() using non-const object lemon_juice : "</text:span><text:span text:style-name="T10"> </text:span><text:span text:style-name="T16">&lt;&lt;</text:span><text:span text:style-name="T10"> lemon_juice</text:span><text:span text:style-name="T16">.</text:span><text:span text:style-name="T10">getValue1() </text:span><text:span text:style-name="T16">&lt;&lt;</text:span><text:span text:style-name="T10"> std::endl;</text:span></text:p>
      <text:p text:style-name="P16"><text:s text:c="3"/><text:span text:style-name="T10">std::cout </text:span><text:span text:style-name="T16">&lt;&lt;</text:span><text:span text:style-name="T10"> </text:span><text:span text:style-name="T18">"getValue2() using non-const object lemon_juice : "</text:span><text:span text:style-name="T10"> </text:span><text:span text:style-name="T16">&lt;&lt;</text:span><text:span text:style-name="T10"> lemon_juice</text:span><text:span text:style-name="T16">.</text:span><text:span text:style-name="T10">getValue2() </text:span><text:span text:style-name="T16">&lt;&lt;</text:span><text:span text:style-name="T10"> std::endl;</text:span></text:p>
      <text:p text:style-name="P16"><text:s text:c="3"/><text:span text:style-name="T13">return</text:span><text:span text:style-name="T10"> </text:span><text:span text:style-name="T16">0</text:span><text:span text:style-name="T10">;</text:span></text:p>
      <text:p text:style-name="P15">}</text:p>
      <text:p text:style-name="P27">Expected Output:</text:p>
      <text:p text:style-name="P10">getValue2() using const object apple_juice : 5</text:p>
      <text:p text:style-name="P10">getValue1() using non-const object lemon_juice : 9</text:p>
      <text:p text:style-name="P8">getValue2() using non-const object lemon_juice : 9</text:p>
      <text:p text:style-name="P29"><text:soft-page-break/><text:span text:style-name="T3">From the above example you can see that a constant object can only call constant member functions, whereas a non-constant object can call both constant and non-constant member functions. To make the program fail you would only need to add this line after the initialization of </text:span><text:span text:style-name="Source_20_Text"><text:span text:style-name="T5">apple_juice</text:span></text:span><text:span text:style-name="T3">:</text:span></text:p>
      <text:p text:style-name="P14">std::cout &lt;&lt; "getValue1() using const object apple_juice : " &lt;&lt; apple_juice.getValue1() &lt;&lt; std::endl;</text:p>
      <text:p text:style-name="P23">End of Demo 3.7</text:p>
      <text:p text:style-name="P21">- Exercise 3.7 -</text:p>
      <text:p text:style-name="P29"><text:span text:style-name="T3">The class </text:span><text:span text:style-name="Source_20_Text"><text:span text:style-name="T5">RobotManager</text:span></text:span><text:span text:style-name="T3"> has a few opportunities for improvement, focus your improvements on the use of the </text:span><text:span text:style-name="Source_20_Text"><text:span text:style-name="T5">const</text:span></text:span><text:span text:style-name="T3"> keyword.</text:span></text:p>
      <text:p text:style-name="P29"><text:span text:style-name="Strong_20_Emphasis"><text:span text:style-name="T4">Task:</text:span></text:span></text:p>
      <text:list xml:id="list4096330703" text:style-name="L12">
        <text:list-item>
          <text:p text:style-name="P40">Modify your code from Exercise 3.6 to use const references.</text:p>
        </text:list-item>
      </text:list>
      <text:p text:style-name="P21">- End Of Exercise 3.7 -</text:p>
      <text:h text:style-name="P4" text:outline-level="3"><text:span text:style-name="T1">3.8</text:span>   C++ 'this' pointer</text:h>
      <text:p text:style-name="P27">To understand ‘this’ pointer, it is important to know how objects look at functions and data members of a class.</text:p>
      <text:list xml:id="list4039112112" text:style-name="L13">
        <text:list-item>
          <text:p text:style-name="P41">for data members: Each object gets its copy of the data member.</text:p>
        </text:list-item>
        <text:list-item>
          <text:p text:style-name="P41">for member function: All the objects access the same function definition as present in the code segment. Which mean the function is shared among all the objects.</text:p>
        </text:list-item>
      </text:list>
      <text:p text:style-name="P29"><text:span text:style-name="T3">Now, when multiple instances of a class are created, it becomes </text:span><text:span text:style-name="Strong_20_Emphasis"><text:span text:style-name="T4">important to keep a track of which object is calling a function</text:span></text:span><text:span text:style-name="T3">. So, </text:span><text:span text:style-name="Strong_20_Emphasis"><text:span text:style-name="T4">this pointer holds the address of the current object</text:span></text:span><text:span text:style-name="T3">, in simple words you can say that this pointer points to the current object of the class.</text:span></text:p>
      <text:p text:style-name="P29"><text:span text:style-name="T3">There is 2 most common way of using this pointer, let's understand the </text:span><text:span text:style-name="Strong_20_Emphasis"><text:span text:style-name="T4">syntax and its use</text:span></text:span><text:span text:style-name="T3"> with the help of the code below.</text:span></text:p>
      <text:p text:style-name="P29"><text:span text:style-name="Strong_20_Emphasis"><text:span text:style-name="T4">Case 1:</text:span></text:span><text:span text:style-name="T3"> let the compiler know that values are to be assigned to the same object calling the function</text:span></text:p>
      <text:p text:style-name="P20">Demo 3.8.1</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81.cpp</text:span></text:span><text:span text:style-name="T3">.</text:span></text:p>
      <text:p text:style-name="P26">In [ ]:</text:p>
      <text:p text:style-name="P13">#include &lt;iostream&gt;</text:p>
      <text:p text:style-name="P15">using namespace std;</text:p>
      <text:p text:style-name="P18"/>
      <text:p text:style-name="P15"><text:span text:style-name="T14">class</text:span> <text:span text:style-name="T19">Icetray</text:span> {</text:p>
      <text:p text:style-name="P15">private:</text:p>
      <text:p text:style-name="P16"><text:s text:c="2"/><text:span text:style-name="T12">int</text:span><text:span text:style-name="T10"> crystals;</text:span></text:p>
      <text:p text:style-name="P16"><text:s text:c="2"/><text:span text:style-name="T10">string shape;</text:span></text:p>
      <text:p text:style-name="P15">public:</text:p>
      <text:p text:style-name="P16"><text:s text:c="2"/><text:span text:style-name="T10">void setMyValues(</text:span><text:span text:style-name="T12">int</text:span><text:span text:style-name="T10"> crystals, string shape){</text:span></text:p>
      <text:p text:style-name="P16"><text:s text:c="4"/><text:span text:style-name="T16">//</text:span><text:span text:style-name="T10">let the compiler know that values are to be assigned</text:span></text:p>
      <text:p text:style-name="P16"><text:s text:c="4"/><text:span text:style-name="T16">//</text:span><text:span text:style-name="T10">to the same </text:span><text:span text:style-name="T12">object</text:span><text:span text:style-name="T10"> calling the function</text:span></text:p>
      <text:p text:style-name="P16"><text:s text:c="4"/><text:span text:style-name="T10">this</text:span><text:span text:style-name="T16">-&gt;</text:span><text:span text:style-name="T10">crystals </text:span><text:span text:style-name="T16">=</text:span><text:span text:style-name="T10">crystals;</text:span></text:p>
      <text:p text:style-name="P16"><text:s text:c="4"/><text:span text:style-name="T10">this</text:span><text:span text:style-name="T16">-&gt;</text:span><text:span text:style-name="T10">shape</text:span><text:span text:style-name="T16">=</text:span><text:span text:style-name="T10">shape;</text:span></text:p>
      <text:p text:style-name="P16"><text:s text:c="2"/><text:span text:style-name="T10">}</text:span></text:p>
      <text:p text:style-name="P16"><text:s text:c="2"/><text:span text:style-name="T10">void displayMyValues(){</text:span></text:p>
      <text:p text:style-name="P16"><text:s text:c="4"/><text:span text:style-name="T10">cout</text:span><text:span text:style-name="T16">&lt;&lt;</text:span><text:span text:style-name="T10">crystals</text:span><text:span text:style-name="T16">&lt;&lt;</text:span><text:span text:style-name="T18">" , "</text:span><text:span text:style-name="T10">;</text:span></text:p>
      <text:p text:style-name="P16"><text:soft-page-break/><text:s text:c="4"/><text:span text:style-name="T10">cout</text:span><text:span text:style-name="T16">&lt;&lt;</text:span><text:span text:style-name="T10">shape</text:span><text:span text:style-name="T16">&lt;&lt;</text:span><text:span text:style-name="T10">endl;</text:span></text:p>
      <text:p text:style-name="P16"><text:s text:c="2"/><text:span text:style-name="T10">}</text:span></text:p>
      <text:p text:style-name="P15">};</text:p>
      <text:p text:style-name="P15"><text:span text:style-name="T11">int</text:span> main(){</text:p>
      <text:p text:style-name="P16"><text:s text:c="2"/><text:span text:style-name="T10">Icetray Lemon_juice;</text:span></text:p>
      <text:p text:style-name="P16"><text:s text:c="2"/><text:span text:style-name="T10">Lemon_juice</text:span><text:span text:style-name="T16">.</text:span><text:span text:style-name="T10">setMyValues(</text:span><text:span text:style-name="T16">10</text:span><text:span text:style-name="T10">, </text:span><text:span text:style-name="T18">"Tree"</text:span><text:span text:style-name="T10">);</text:span></text:p>
      <text:p text:style-name="P16"><text:s text:c="2"/><text:span text:style-name="T10">Lemon_juice</text:span><text:span text:style-name="T16">.</text:span><text:span text:style-name="T10">displayMyValues();</text:span></text:p>
      <text:p text:style-name="P16"><text:s text:c="2"/><text:span text:style-name="T13">return</text:span><text:span text:style-name="T10"> </text:span><text:span text:style-name="T16">0</text:span><text:span text:style-name="T10">;</text:span></text:p>
      <text:p text:style-name="P15">}</text:p>
      <text:p text:style-name="P20">End of Demo 3.8.1</text:p>
      <text:p text:style-name="P27">Expected Output:</text:p>
      <text:p text:style-name="P8">10 , Tree</text:p>
      <text:p text:style-name="P29"><text:span text:style-name="Strong_20_Emphasis"><text:span text:style-name="T4">Case 2:</text:span></text:span><text:span text:style-name="T3"> function chaining calls using this pointer</text:span></text:p>
      <text:p text:style-name="P20">Demo 3.8.2</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82.cpp</text:span></text:span><text:span text:style-name="T3">.</text:span></text:p>
      <text:p text:style-name="P26">In [ ]:</text:p>
      <text:p text:style-name="P13">#include &lt;iostream&gt;</text:p>
      <text:p text:style-name="P15">using namespace std;</text:p>
      <text:p text:style-name="P18"/>
      <text:p text:style-name="P15"><text:span text:style-name="T14">class</text:span> <text:span text:style-name="T19">Icetray</text:span> <text:s/>{</text:p>
      <text:p text:style-name="P15">private:</text:p>
      <text:p text:style-name="P16"><text:s text:c="2"/><text:span text:style-name="T12">int</text:span><text:span text:style-name="T10"> crystals;</text:span></text:p>
      <text:p text:style-name="P16"><text:s text:c="2"/><text:span text:style-name="T10">string shape;</text:span></text:p>
      <text:p text:style-name="P15">public:</text:p>
      <text:p text:style-name="P16"><text:s text:c="2"/></text:p>
      <text:p text:style-name="P16"><text:s text:c="2"/><text:span text:style-name="T10">Icetray </text:span><text:span text:style-name="T16">&amp;</text:span><text:span text:style-name="T10">setCrystals(</text:span><text:span text:style-name="T12">int</text:span><text:span text:style-name="T10"> crystals){</text:span></text:p>
      <text:p text:style-name="P16"><text:s text:c="4"/><text:span text:style-name="T10">this</text:span><text:span text:style-name="T16">-&gt;</text:span><text:span text:style-name="T10">crystals </text:span><text:span text:style-name="T16">=</text:span><text:span text:style-name="T10"> crystals;</text:span></text:p>
      <text:p text:style-name="P16"><text:s text:c="4"/><text:span text:style-name="T16">//</text:span><text:span text:style-name="T13">return</text:span><text:span text:style-name="T10"> the reference of current </text:span><text:span text:style-name="T12">object</text:span><text:span text:style-name="T10"> <text:s/></text:span></text:p>
      <text:p text:style-name="P16"><text:s text:c="4"/><text:span text:style-name="T13">return</text:span><text:span text:style-name="T10"> </text:span><text:span text:style-name="T16">*</text:span><text:span text:style-name="T10">this;</text:span></text:p>
      <text:p text:style-name="P16"><text:s text:c="2"/><text:span text:style-name="T10">}</text:span></text:p>
      <text:p text:style-name="P16"><text:s text:c="2"/><text:span text:style-name="T10">Icetray </text:span><text:span text:style-name="T16">&amp;</text:span><text:span text:style-name="T10">setShape(string shape){</text:span></text:p>
      <text:p text:style-name="P16"><text:s text:c="4"/><text:span text:style-name="T16">//</text:span><text:span text:style-name="T10">chaining </text:span><text:span text:style-name="T21">is</text:span><text:span text:style-name="T10"> sequential </text:span><text:span text:style-name="T21">and</text:span><text:span text:style-name="T10"> the changes made to the </text:span><text:span text:style-name="T12">object</text:span><text:span text:style-name="T24">’</text:span><text:span text:style-name="T10">s </text:span></text:p>
      <text:p text:style-name="P16"><text:s text:c="4"/><text:span text:style-name="T16">//</text:span><text:span text:style-name="T10">data members here crystals retains </text:span><text:span text:style-name="T13">for</text:span><text:span text:style-name="T10"> further chaining calls</text:span></text:p>
      <text:p text:style-name="P16"><text:s text:c="4"/><text:span text:style-name="T10">this</text:span><text:span text:style-name="T16">-&gt;</text:span><text:span text:style-name="T10">crystals</text:span><text:span text:style-name="T16">--</text:span><text:span text:style-name="T10">;</text:span></text:p>
      <text:p text:style-name="P16"><text:s text:c="4"/><text:span text:style-name="T16">//</text:span><text:span text:style-name="T10">thus we get </text:span><text:span text:style-name="T16">9</text:span><text:span text:style-name="T10"> </text:span><text:span text:style-name="T13">as</text:span><text:span text:style-name="T10"> output</text:span></text:p>
      <text:p text:style-name="P16"><text:s text:c="4"/><text:span text:style-name="T10">this</text:span><text:span text:style-name="T16">-&gt;</text:span><text:span text:style-name="T10">shape </text:span><text:span text:style-name="T16">=</text:span><text:span text:style-name="T10">shape;</text:span></text:p>
      <text:p text:style-name="P16"><text:s text:c="4"/><text:span text:style-name="T13">return</text:span><text:span text:style-name="T10"> </text:span><text:span text:style-name="T16">*</text:span><text:span text:style-name="T10">this;</text:span></text:p>
      <text:p text:style-name="P16"><text:s text:c="2"/><text:span text:style-name="T10">}</text:span></text:p>
      <text:p text:style-name="P16"><text:s text:c="2"/><text:span text:style-name="T10">void displayMyValues(){</text:span></text:p>
      <text:p text:style-name="P16"><text:s text:c="4"/><text:span text:style-name="T10">cout</text:span><text:span text:style-name="T16">&lt;&lt;</text:span><text:span text:style-name="T10"> crystals </text:span><text:span text:style-name="T16">&lt;&lt;</text:span><text:span text:style-name="T18">" , "</text:span><text:span text:style-name="T10">;</text:span></text:p>
      <text:p text:style-name="P16"><text:s text:c="4"/><text:span text:style-name="T10">cout</text:span><text:span text:style-name="T16">&lt;&lt;</text:span><text:span text:style-name="T10"> shape </text:span><text:span text:style-name="T16">&lt;&lt;</text:span><text:span text:style-name="T10">endl;</text:span></text:p>
      <text:p text:style-name="P16"><text:s text:c="2"/><text:span text:style-name="T10">}</text:span></text:p>
      <text:p text:style-name="P15">};</text:p>
      <text:p text:style-name="P15"><text:span text:style-name="T11">int</text:span> main(){</text:p>
      <text:p text:style-name="P16"><text:s text:c="2"/><text:span text:style-name="T10">Icetray Lemon_juice;</text:span></text:p>
      <text:p text:style-name="P16"><text:s text:c="2"/><text:span text:style-name="T16">//</text:span><text:span text:style-name="T10">Chaining calls</text:span></text:p>
      <text:p text:style-name="P16"><text:s text:c="2"/><text:span text:style-name="T16">//</text:span><text:span text:style-name="T10">call </text:span><text:span text:style-name="T12">all</text:span><text:span text:style-name="T10"> the functions </text:span><text:span text:style-name="T13">for</text:span><text:span text:style-name="T10"> the current </text:span><text:span text:style-name="T12">object</text:span><text:span text:style-name="T10"> </text:span><text:span text:style-name="T21">in</text:span><text:span text:style-name="T10"> one go</text:span></text:p>
      <text:p text:style-name="P16"><text:s text:c="2"/><text:span text:style-name="T10">Lemon_juice</text:span><text:span text:style-name="T16">.</text:span><text:span text:style-name="T10">setCrystals(</text:span><text:span text:style-name="T16">10</text:span><text:span text:style-name="T10">)</text:span><text:span text:style-name="T16">.</text:span><text:span text:style-name="T10">setShape(</text:span><text:span text:style-name="T18">"Tree"</text:span><text:span text:style-name="T10">);</text:span></text:p>
      <text:p text:style-name="P16"><text:s text:c="2"/><text:span text:style-name="T10">Lemon_juice</text:span><text:span text:style-name="T16">.</text:span><text:span text:style-name="T10">displayMyValues();</text:span></text:p>
      <text:p text:style-name="P16"><text:s text:c="2"/><text:span text:style-name="T13">return</text:span><text:span text:style-name="T10"> </text:span><text:span text:style-name="T16">0</text:span><text:span text:style-name="T10">;</text:span></text:p>
      <text:p text:style-name="P15">}</text:p>
      <text:p text:style-name="P27">Expected Output :</text:p>
      <text:p text:style-name="P8">9 , Tree</text:p>
      <text:p text:style-name="P23"><text:soft-page-break/>End of Demo 3.8.2</text:p>
      <text:p text:style-name="P20">Demo 3.8.3</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83.cpp</text:span></text:span><text:span text:style-name="T3">.</text:span></text:p>
      <text:p text:style-name="P29"><text:span text:style-name="Strong_20_Emphasis"><text:span text:style-name="T4">Important</text:span></text:span><text:span text:style-name="T3">: we cannot use the 'this' pointer in a static member functions of a class.</text:span></text:p>
      <text:p text:style-name="P27">Have a look at this minimal example:</text:p>
      <text:p text:style-name="P26">In [ ]:</text:p>
      <text:p text:style-name="P13">#include &lt;string&gt;</text:p>
      <text:p text:style-name="P17">#include &lt;iostream&gt;</text:p>
      <text:p text:style-name="P18"/>
      <text:p text:style-name="P15"><text:span text:style-name="T14">class</text:span> <text:span text:style-name="T19">NamePrinter</text:span>{</text:p>
      <text:p text:style-name="P18"/>
      <text:p text:style-name="P15">public:</text:p>
      <text:p text:style-name="P16"><text:s text:c="4"/><text:span text:style-name="T10">std::string name </text:span><text:span text:style-name="T16">=</text:span><text:span text:style-name="T10"> </text:span><text:span text:style-name="T18">"Felix"</text:span><text:span text:style-name="T10">;</text:span></text:p>
      <text:p text:style-name="P16"><text:s text:c="4"/><text:span text:style-name="T10">static void print_name(){</text:span></text:p>
      <text:p text:style-name="P16"><text:s text:c="8"/><text:span text:style-name="T16">//</text:span><text:span text:style-name="T10"> here we use the this pointer</text:span></text:p>
      <text:p text:style-name="P16"><text:s text:c="8"/><text:span text:style-name="T16">//</text:span><text:span text:style-name="T10"> inside an static member funtion </text:span></text:p>
      <text:p text:style-name="P16"><text:s text:c="8"/><text:span text:style-name="T10">std::cout </text:span><text:span text:style-name="T16">&lt;&lt;</text:span><text:span text:style-name="T10"> this</text:span><text:span text:style-name="T16">-&gt;</text:span><text:span text:style-name="T10">name </text:span><text:span text:style-name="T16">&lt;&lt;</text:span><text:span text:style-name="T10"> std::endl;</text:span></text:p>
      <text:p text:style-name="P16"><text:s text:c="4"/><text:span text:style-name="T10">}</text:span></text:p>
      <text:p text:style-name="P15">};</text:p>
      <text:p text:style-name="P18"/>
      <text:p text:style-name="P15"><text:span text:style-name="T11">int</text:span> main(void) {</text:p>
      <text:p text:style-name="P16"><text:s text:c="3"/><text:span text:style-name="T16">//</text:span><text:span text:style-name="T10"> create an </text:span><text:span text:style-name="T12">object</text:span></text:p>
      <text:p text:style-name="P16"><text:s text:c="3"/><text:span text:style-name="T10">NamePrinter p;</text:span></text:p>
      <text:p text:style-name="P16"><text:s text:c="3"/><text:span text:style-name="T10">p</text:span><text:span text:style-name="T16">.</text:span><text:span text:style-name="T10">print_name();</text:span></text:p>
      <text:p text:style-name="P16"><text:s text:c="3"/><text:span text:style-name="T13">return</text:span><text:span text:style-name="T10"> </text:span><text:span text:style-name="T16">0</text:span><text:span text:style-name="T10">;</text:span></text:p>
      <text:p text:style-name="P15">}</text:p>
      <text:p text:style-name="P27">Expected output:</text:p>
      <text:p text:style-name="P8">error: 'this' is unavailable for static member functions</text:p>
      <text:p text:style-name="P29"><text:span text:style-name="T3">Now try the same code without the </text:span><text:span text:style-name="Source_20_Text"><text:span text:style-name="T5">static</text:span></text:span><text:span text:style-name="T3"> keyword.</text:span></text:p>
      <text:p text:style-name="P23">End of Demo 3.8.3</text:p>
      <text:p text:style-name="P21">- Exercise 3.8 -</text:p>
      <text:h text:style-name="P5" text:outline-level="4"><text:bookmark text:name="ROS-Exercise:-using-the-&quot;this&quot;-pointer"/>ROS Exercise: using the "this" pointer</text:h>
      <text:p text:style-name="P29"><text:span text:style-name="T3">In this exercise you will modify the class that you created in the previous exercises. Now, instead of printing the [X,Y] coordinates of the robot in the </text:span><text:span text:style-name="Source_20_Text"><text:span text:style-name="T5">odom_callback()</text:span></text:span><text:span text:style-name="T3"> callback, we will create a new service, which will perform this task when called.</text:span></text:p>
      <text:p text:style-name="P29"><text:span text:style-name="T3">Go ahead and pull up your code editor and open your previous files to continue coding. Specifically, navigate inside the </text:span><text:span text:style-name="Strong_20_Emphasis"><text:span text:style-name="T4">my_robot_manager</text:span></text:span><text:span text:style-name="T3"> package directory and open </text:span><text:span text:style-name="Strong_20_Emphasis"><text:span text:style-name="T4">robot_manager.h</text:span></text:span><text:span text:style-name="T3">, </text:span><text:span text:style-name="Strong_20_Emphasis"><text:span text:style-name="T4">robot_manager.cpp</text:span></text:span><text:span text:style-name="T3"> and </text:span><text:span text:style-name="Strong_20_Emphasis"><text:span text:style-name="T4">robot_manager_node.cpp</text:span></text:span><text:span text:style-name="T3">.</text:span></text:p>
      <text:p text:style-name="P29"><text:span text:style-name="Strong_20_Emphasis"><text:span text:style-name="T4">Tasks:</text:span></text:span></text:p>
      <text:list xml:id="list3345554584" text:style-name="L14">
        <text:list-item>
          <text:p text:style-name="P49"><text:span text:style-name="T8">Firstly, you should declare two new private member variables </text:span><text:span text:style-name="Source_20_Text"><text:span text:style-name="T7">current_x_position</text:span></text:span><text:span text:style-name="T8"> and </text:span><text:span text:style-name="Source_20_Text"><text:span text:style-name="T7">current_y_position</text:span></text:span><text:span text:style-name="T8"> of type </text:span><text:span text:style-name="Strong_20_Emphasis"><text:span text:style-name="T9">float</text:span></text:span><text:span text:style-name="T8">.</text:span></text:p>
        </text:list-item>
        <text:list-item>
          <text:p text:style-name="P49"><text:span text:style-name="T8">Then access the position coordinates data received in the odometry callback and assign it to the new variables </text:span><text:span text:style-name="Source_20_Text"><text:span text:style-name="T7">current_x_position</text:span></text:span><text:span text:style-name="T8"> and </text:span><text:span text:style-name="Source_20_Text"><text:span text:style-name="T7">current_y_position</text:span></text:span><text:span text:style-name="T8">.</text:span></text:p>
        </text:list-item>
        <text:list-item>
          <text:p text:style-name="P49"><text:soft-page-break/><text:span text:style-name="T8">Modify the function body of </text:span><text:span text:style-name="Source_20_Text"><text:span text:style-name="T7">odom_callback()</text:span></text:span><text:span text:style-name="T8"> and remove the line that logs the current robot position when the callback gets executed: `</text:span></text:p>
        </text:list-item>
      </text:list>
      <text:p text:style-name="P14">ROS_INFO("%s position (x,y): %lf , %lf", robot_name.c_str(), current_x_position, current_y_position);</text:p>
      <text:list xml:id="list2120872190" text:style-name="L15">
        <text:list-item>
          <text:p text:style-name="P50"><text:span text:style-name="T8">Create a 'Trigger service' that accepts a </text:span><text:span text:style-name="Source_20_Text"><text:span text:style-name="T7">Trigger</text:span></text:span><text:span text:style-name="T8"> request and returns a </text:span><text:span text:style-name="Source_20_Text"><text:span text:style-name="T7">TriggerResponse</text:span></text:span><text:span text:style-name="T8"> response. The name of the service should be the name of the robot + </text:span><text:span text:style-name="Source_20_Text"><text:span text:style-name="T7">/log_current_position</text:span></text:span><text:span text:style-name="T8">. The moment that a service call is received, the trigger callback method must log the current robot coordinates depending on the new private member variables </text:span><text:span text:style-name="Source_20_Text"><text:span text:style-name="T7">current_x_position</text:span></text:span><text:span text:style-name="T8"> and </text:span><text:span text:style-name="Source_20_Text"><text:span text:style-name="T7">current_y_position</text:span></text:span><text:span text:style-name="T8"> values. Hint: include the </text:span><text:span text:style-name="Source_20_Text"><text:span text:style-name="T7">&lt;std_srvs/Trigger.h&gt;</text:span></text:span><text:span text:style-name="T8"> library in your code and add as package dependency </text:span><text:span text:style-name="Source_20_Text"><text:span text:style-name="T7">std_srvs</text:span></text:span><text:span text:style-name="T8">.</text:span></text:p>
        </text:list-item>
      </text:list>
      <text:p text:style-name="P32">   <text:span text:style-name="T2">Execute in WebShell #1</text:span></text:p>
      <text:p text:style-name="P26">In [ ]:</text:p>
      <text:p text:style-name="P11">rosrun my_robot_manager robot_manager_node</text:p>
      <text:p text:style-name="P10">[ INFO] [1675076766.657694472]: Robot 1 created.</text:p>
      <text:p text:style-name="P10">[ INFO] [1675076766.659984693]: Robot Name: Turty1</text:p>
      <text:p text:style-name="P10">[ INFO] [1675076766.660031531]: Robot Model: TurtleBot3</text:p>
      <text:p text:style-name="P10">[ INFO] [1675076766.660098609]: Battery Capacity (kWh): 0.16</text:p>
      <text:p text:style-name="P8">[ INFO] [1675076766.660178625]: Total Operation Hours: 2560</text:p>
      <text:p text:style-name="P29"><text:span text:style-name="T3">For instance, if your robot name is </text:span><text:span text:style-name="Strong_20_Emphasis"><text:span text:style-name="T4">Turty1</text:span></text:span><text:span text:style-name="T3">, call the service using:</text:span></text:p>
      <text:p text:style-name="P32">   <text:span text:style-name="T2">Execute in WebShell #2</text:span></text:p>
      <text:p text:style-name="P26">In [ ]:</text:p>
      <text:p text:style-name="P11">rosservice call <text:span text:style-name="T15">/</text:span>Turty1<text:span text:style-name="T15">/</text:span>log_current_position <text:span text:style-name="T17">"</text:span><text:span text:style-name="T23">{}</text:span><text:span text:style-name="T17">"</text:span></text:p>
      <text:p text:style-name="P32">   <text:span text:style-name="T2">Output in WebShell #2</text:span></text:p>
      <text:p text:style-name="P10">success: True</text:p>
      <text:p text:style-name="P8">message: "Position logged"</text:p>
      <text:p text:style-name="P32">   <text:span text:style-name="T2">Output in WebShell #1</text:span></text:p>
      <text:p text:style-name="P8">[ INFO] [1675077104.455439574, 8806.467000000]: Turty1 position (x,y): 0.078879 , 0.001369</text:p>
      <text:p text:style-name="P29"><text:span text:style-name="T3">Stop execution using </text:span><text:span text:style-name="Strong_20_Emphasis"><text:span text:style-name="T4">Ctrl+C</text:span></text:span><text:span text:style-name="T3">.</text:span></text:p>
      <text:p text:style-name="P24">- End of Exercise 3.8 -</text:p>
      <text:p text:style-name="P22">- Solution for Exercise 3.8 -</text:p>
      <text:p text:style-name="P32">   <text:span text:style-name="T2">robot_manager.h</text:span></text:p>
      <text:p text:style-name="P26">In [ ]:</text:p>
      <text:p text:style-name="P13">#pragma once</text:p>
      <text:p text:style-name="P17">#include "nav_msgs/Odometry.h"</text:p>
      <text:p text:style-name="P17">#include &lt;ros/ros.h&gt;</text:p>
      <text:p text:style-name="P17">#include &lt;std_srvs/Trigger.h&gt;</text:p>
      <text:p text:style-name="P18"/>
      <text:p text:style-name="P15"><text:span text:style-name="T14">class</text:span> <text:span text:style-name="T19">RobotManager</text:span> {</text:p>
      <text:p text:style-name="P18"/>
      <text:p text:style-name="P15">public:</text:p>
      <text:p text:style-name="P16"><text:s text:c="2"/><text:span text:style-name="T10">RobotManager(ros::NodeHandle </text:span><text:span text:style-name="T16">*</text:span><text:span text:style-name="T10">nh, std::string topic, std::string name,</text:span></text:p>
      <text:p text:style-name="P16"><text:s text:c="15"/><text:span text:style-name="T10">std::string model);</text:span></text:p>
      <text:p text:style-name="P16"><text:s text:c="2"/><text:span text:style-name="T10">void odom_callback(const nav_msgs::Odometry::ConstPtr </text:span><text:span text:style-name="T16">&amp;</text:span><text:span text:style-name="T10">msg);</text:span></text:p>
      <text:p text:style-name="P16"><text:s text:c="2"/><text:span text:style-name="T10">void print_specifications();</text:span></text:p>
      <text:p text:style-name="P16"><text:s text:c="2"/><text:span text:style-name="T12">bool</text:span><text:span text:style-name="T10"> trigger_srv_callback(std_srvs::Trigger::Request </text:span><text:span text:style-name="T16">&amp;</text:span><text:span text:style-name="T10">req,</text:span></text:p>
      <text:p text:style-name="P16"><text:soft-page-break/><text:s text:c="28"/><text:span text:style-name="T10">std_srvs::Trigger::Response </text:span><text:span text:style-name="T16">&amp;</text:span><text:span text:style-name="T10">res);</text:span></text:p>
      <text:p text:style-name="P16"><text:s text:c="2"/><text:span text:style-name="T16">//</text:span><text:span text:style-name="T10"> declare static variable</text:span></text:p>
      <text:p text:style-name="P16"><text:s text:c="2"/><text:span text:style-name="T10">static </text:span><text:span text:style-name="T12">int</text:span><text:span text:style-name="T10"> robot_count;</text:span></text:p>
      <text:p text:style-name="P18"/>
      <text:p text:style-name="P15">private:</text:p>
      <text:p text:style-name="P16"><text:s text:c="2"/><text:span text:style-name="T10">std::string robot_name, robot_model;</text:span></text:p>
      <text:p text:style-name="P16"><text:s text:c="2"/><text:span text:style-name="T12">float</text:span><text:span text:style-name="T10"> battery_capacity_kwh </text:span><text:span text:style-name="T16">=</text:span><text:span text:style-name="T10"> </text:span><text:span text:style-name="T16">0.16</text:span><text:span text:style-name="T10">;</text:span></text:p>
      <text:p text:style-name="P16"><text:s text:c="2"/><text:span text:style-name="T12">int</text:span><text:span text:style-name="T10"> total_operation_hours </text:span><text:span text:style-name="T16">=</text:span><text:span text:style-name="T10"> </text:span><text:span text:style-name="T16">2560</text:span><text:span text:style-name="T10">;</text:span></text:p>
      <text:p text:style-name="P16"><text:s text:c="2"/><text:span text:style-name="T10">std::string odom_topic;</text:span></text:p>
      <text:p text:style-name="P16"><text:s text:c="2"/><text:span text:style-name="T10">ros::Subscriber odom_subscriber;</text:span></text:p>
      <text:p text:style-name="P16"><text:s text:c="2"/><text:span text:style-name="T12">float</text:span><text:span text:style-name="T10"> current_x_position </text:span><text:span text:style-name="T16">=</text:span><text:span text:style-name="T10"> </text:span><text:span text:style-name="T16">0.0</text:span><text:span text:style-name="T10">;</text:span></text:p>
      <text:p text:style-name="P16"><text:s text:c="2"/><text:span text:style-name="T12">float</text:span><text:span text:style-name="T10"> current_y_position </text:span><text:span text:style-name="T16">=</text:span><text:span text:style-name="T10"> </text:span><text:span text:style-name="T16">0.0</text:span><text:span text:style-name="T10">;</text:span></text:p>
      <text:p text:style-name="P16"><text:s text:c="2"/><text:span text:style-name="T10">ros::ServiceServer trigger_srv;</text:span></text:p>
      <text:p text:style-name="P15">};</text:p>
      <text:p text:style-name="P32">   <text:span text:style-name="T2">robot_manager.cpp</text:span></text:p>
      <text:p text:style-name="P26">In [ ]:</text:p>
      <text:p text:style-name="P13">#include "my_robot_manager/robot_manager.h"</text:p>
      <text:p text:style-name="P18"/>
      <text:p text:style-name="P15"><text:span text:style-name="T15">//</text:span> initialize static variable</text:p>
      <text:p text:style-name="P15"><text:span text:style-name="T11">int</text:span> RobotManager::robot_count <text:span text:style-name="T15">=</text:span> <text:span text:style-name="T15">0</text:span>;</text:p>
      <text:p text:style-name="P18"/>
      <text:p text:style-name="P15">RobotManager::RobotManager(ros::NodeHandle <text:span text:style-name="T15">*</text:span>nh, std::string topic,</text:p>
      <text:p text:style-name="P16"><text:s text:c="27"/><text:span text:style-name="T10">std::string name, std::string model) {</text:span></text:p>
      <text:p text:style-name="P16"><text:s text:c="2"/><text:span text:style-name="T10">odom_topic </text:span><text:span text:style-name="T16">=</text:span><text:span text:style-name="T10"> topic;</text:span></text:p>
      <text:p text:style-name="P16"><text:s text:c="2"/><text:span text:style-name="T10">robot_name </text:span><text:span text:style-name="T16">=</text:span><text:span text:style-name="T10"> name;</text:span></text:p>
      <text:p text:style-name="P16"><text:s text:c="2"/><text:span text:style-name="T10">robot_model </text:span><text:span text:style-name="T16">=</text:span><text:span text:style-name="T10"> model;</text:span></text:p>
      <text:p text:style-name="P16"><text:s text:c="2"/><text:span text:style-name="T10">odom_subscriber </text:span><text:span text:style-name="T16">=</text:span></text:p>
      <text:p text:style-name="P16"><text:s text:c="6"/><text:span text:style-name="T10">nh</text:span><text:span text:style-name="T16">-&gt;</text:span><text:span text:style-name="T10">subscribe(odom_topic, </text:span><text:span text:style-name="T16">1000</text:span><text:span text:style-name="T10">, </text:span><text:span text:style-name="T16">&amp;</text:span><text:span text:style-name="T10">RobotManager::odom_callback, this);</text:span></text:p>
      <text:p text:style-name="P18"/>
      <text:p text:style-name="P16"><text:s text:c="2"/><text:span text:style-name="T16">//</text:span><text:span text:style-name="T10"> Increase counter every time a new </text:span><text:span text:style-name="T12">object</text:span><text:span text:style-name="T10"> </text:span><text:span text:style-name="T21">is</text:span><text:span text:style-name="T10"> created</text:span></text:p>
      <text:p text:style-name="P16"><text:s text:c="2"/><text:span text:style-name="T10">robot_count</text:span><text:span text:style-name="T16">++</text:span><text:span text:style-name="T10">;</text:span></text:p>
      <text:p text:style-name="P16"><text:s text:c="2"/><text:span text:style-name="T10">ROS_INFO(</text:span><text:span text:style-name="T18">"Robot </text:span><text:span text:style-name="T22">%d</text:span><text:span text:style-name="T18"> created."</text:span><text:span text:style-name="T10">, robot_count);</text:span></text:p>
      <text:p text:style-name="P18"/>
      <text:p text:style-name="P16"><text:s text:c="2"/><text:span text:style-name="T16">//</text:span><text:span text:style-name="T10"> define service name </text:span><text:span text:style-name="T21">and</text:span><text:span text:style-name="T10"> a callback to be invoked when the service </text:span><text:span text:style-name="T21">is</text:span><text:span text:style-name="T10"> called</text:span></text:p>
      <text:p text:style-name="P16"><text:s text:c="2"/><text:span text:style-name="T10">trigger_srv </text:span><text:span text:style-name="T16">=</text:span><text:span text:style-name="T10"> nh</text:span><text:span text:style-name="T16">-&gt;</text:span><text:span text:style-name="T10">advertiseService(robot_name </text:span><text:span text:style-name="T16">+</text:span><text:span text:style-name="T10"> </text:span><text:span text:style-name="T18">"/log_current_position"</text:span><text:span text:style-name="T10">,</text:span></text:p>
      <text:p text:style-name="P16"><text:s text:c="37"/><text:span text:style-name="T16">&amp;</text:span><text:span text:style-name="T10">RobotManager::trigger_srv_callback, this);</text:span></text:p>
      <text:p text:style-name="P15">}</text:p>
      <text:p text:style-name="P18"/>
      <text:p text:style-name="P15">void RobotManager::odom_callback(const nav_msgs::Odometry::ConstPtr <text:span text:style-name="T15">&amp;</text:span>msg) {</text:p>
      <text:p text:style-name="P16"><text:s text:c="2"/><text:span text:style-name="T10">this</text:span><text:span text:style-name="T16">-&gt;</text:span><text:span text:style-name="T10">current_x_position </text:span><text:span text:style-name="T16">=</text:span><text:span text:style-name="T10"> msg</text:span><text:span text:style-name="T16">-&gt;</text:span><text:span text:style-name="T10">pose</text:span><text:span text:style-name="T16">.</text:span><text:span text:style-name="T10">pose</text:span><text:span text:style-name="T16">.</text:span><text:span text:style-name="T10">position</text:span><text:span text:style-name="T16">.</text:span><text:span text:style-name="T10">x;</text:span></text:p>
      <text:p text:style-name="P16"><text:s text:c="2"/><text:span text:style-name="T10">this</text:span><text:span text:style-name="T16">-&gt;</text:span><text:span text:style-name="T10">current_y_position </text:span><text:span text:style-name="T16">=</text:span><text:span text:style-name="T10"> msg</text:span><text:span text:style-name="T16">-&gt;</text:span><text:span text:style-name="T10">pose</text:span><text:span text:style-name="T16">.</text:span><text:span text:style-name="T10">pose</text:span><text:span text:style-name="T16">.</text:span><text:span text:style-name="T10">position</text:span><text:span text:style-name="T16">.</text:span><text:span text:style-name="T10">y;</text:span></text:p>
      <text:p text:style-name="P15">}</text:p>
      <text:p text:style-name="P18"/>
      <text:p text:style-name="P15">void RobotManager::print_specifications() {</text:p>
      <text:p text:style-name="P16"><text:s text:c="2"/><text:span text:style-name="T10">ROS_INFO(</text:span><text:span text:style-name="T18">"Robot Name: </text:span><text:span text:style-name="T22">%s</text:span><text:span text:style-name="T18">"</text:span><text:span text:style-name="T10">, robot_name</text:span><text:span text:style-name="T16">.</text:span><text:span text:style-name="T10">c_str());</text:span></text:p>
      <text:p text:style-name="P16"><text:s text:c="2"/><text:span text:style-name="T10">ROS_INFO(</text:span><text:span text:style-name="T18">"Robot Model: </text:span><text:span text:style-name="T22">%s</text:span><text:span text:style-name="T18">"</text:span><text:span text:style-name="T10">, robot_model</text:span><text:span text:style-name="T16">.</text:span><text:span text:style-name="T10">c_str());</text:span></text:p>
      <text:p text:style-name="P16"><text:s text:c="2"/><text:span text:style-name="T10">ROS_INFO(</text:span><text:span text:style-name="T18">"Battery Capacity (kWh): </text:span><text:span text:style-name="T22">%.2f</text:span><text:span text:style-name="T18">"</text:span><text:span text:style-name="T10">, battery_capacity_kwh);</text:span></text:p>
      <text:p text:style-name="P16"><text:s text:c="2"/><text:span text:style-name="T10">ROS_INFO(</text:span><text:span text:style-name="T18">"Total Operation Hours: </text:span><text:span text:style-name="T22">%d</text:span><text:span text:style-name="T18">"</text:span><text:span text:style-name="T10">, total_operation_hours);</text:span></text:p>
      <text:p text:style-name="P15">}</text:p>
      <text:p text:style-name="P18"/>
      <text:p text:style-name="P15"><text:span text:style-name="T15">//</text:span> <text:s/>Trigger service callback</text:p>
      <text:p text:style-name="P15"><text:span text:style-name="T11">bool</text:span> RobotManager::trigger_srv_callback(std_srvs::Trigger::Request <text:span text:style-name="T15">&amp;</text:span>req,</text:p>
      <text:p text:style-name="P16"><text:s text:c="40"/><text:span text:style-name="T10">std_srvs::Trigger::Response </text:span><text:span text:style-name="T16">&amp;</text:span><text:span text:style-name="T10">res) {</text:span></text:p>
      <text:p text:style-name="P18"/>
      <text:p text:style-name="P16"><text:s text:c="2"/><text:span text:style-name="T10">ROS_INFO(</text:span><text:span text:style-name="T18">"</text:span><text:span text:style-name="T22">%s</text:span><text:span text:style-name="T18"> position (x,y): </text:span><text:span text:style-name="T22">%lf</text:span><text:span text:style-name="T18"> , </text:span><text:span text:style-name="T22">%lf</text:span><text:span text:style-name="T18">"</text:span><text:span text:style-name="T10">, robot_name</text:span><text:span text:style-name="T16">.</text:span><text:span text:style-name="T10">c_str(),</text:span></text:p>
      <text:p text:style-name="P16"><text:s text:c="11"/><text:span text:style-name="T10">this</text:span><text:span text:style-name="T16">-&gt;</text:span><text:span text:style-name="T10">current_x_position, this</text:span><text:span text:style-name="T16">-&gt;</text:span><text:span text:style-name="T10">current_y_position);</text:span></text:p>
      <text:p text:style-name="P18"/>
      <text:p text:style-name="P16"><text:s text:c="2"/><text:span text:style-name="T10">res</text:span><text:span text:style-name="T16">.</text:span><text:span text:style-name="T10">success </text:span><text:span text:style-name="T16">=</text:span><text:span text:style-name="T10"> true;</text:span></text:p>
      <text:p text:style-name="P16"><text:s text:c="2"/><text:span text:style-name="T10">res</text:span><text:span text:style-name="T16">.</text:span><text:span text:style-name="T10">message </text:span><text:span text:style-name="T16">=</text:span><text:span text:style-name="T10"> </text:span><text:span text:style-name="T18">"Position logged"</text:span><text:span text:style-name="T10">;</text:span></text:p>
      <text:p text:style-name="P16"><text:soft-page-break/><text:s text:c="2"/><text:span text:style-name="T13">return</text:span><text:span text:style-name="T10"> true;</text:span></text:p>
      <text:p text:style-name="P15">}</text:p>
      <text:p text:style-name="P32">   <text:span text:style-name="T2">robot_manager_node.cpp</text:span></text:p>
      <text:p text:style-name="P26">In [ ]:</text:p>
      <text:p text:style-name="P13">#include "my_robot_manager/robot_manager.h"</text:p>
      <text:p text:style-name="P17">#include &lt;ros/ros.h&gt;</text:p>
      <text:p text:style-name="P18"/>
      <text:p text:style-name="P15"><text:span text:style-name="T11">int</text:span> main(<text:span text:style-name="T11">int</text:span> argc, char <text:span text:style-name="T15">**</text:span>argv) {</text:p>
      <text:p text:style-name="P16"><text:s text:c="2"/><text:span text:style-name="T10">ros::init(argc, argv, </text:span><text:span text:style-name="T18">"robot_manager"</text:span><text:span text:style-name="T10">);</text:span></text:p>
      <text:p text:style-name="P16"><text:s text:c="2"/><text:span text:style-name="T10">ros::NodeHandle nh;</text:span></text:p>
      <text:p text:style-name="P16"><text:s text:c="2"/><text:span text:style-name="T10">RobotManager rm </text:span><text:span text:style-name="T16">=</text:span><text:span text:style-name="T10"> RobotManager(</text:span><text:span text:style-name="T16">&amp;</text:span><text:span text:style-name="T10">nh, </text:span><text:span text:style-name="T18">"/robot1/odom"</text:span><text:span text:style-name="T10">, </text:span><text:span text:style-name="T18">"Turty1"</text:span><text:span text:style-name="T10"> ,</text:span><text:span text:style-name="T18">"TurtleBot3"</text:span><text:span text:style-name="T10">);</text:span></text:p>
      <text:p text:style-name="P16"><text:s text:c="2"/><text:span text:style-name="T10">rm</text:span><text:span text:style-name="T16">.</text:span><text:span text:style-name="T10">print_specifications();</text:span></text:p>
      <text:p text:style-name="P16"><text:s text:c="2"/><text:span text:style-name="T10">ros::spin();</text:span></text:p>
      <text:p text:style-name="P15">}</text:p>
      <text:p text:style-name="P29"><text:span text:style-name="T3">Update </text:span><text:span text:style-name="Strong_20_Emphasis"><text:span text:style-name="T4">package.xml</text:span></text:span><text:span text:style-name="T3"> by adding the new dependency:</text:span></text:p>
      <text:p text:style-name="P26">In [ ]:</text:p>
      <text:p text:style-name="P11"><text:span text:style-name="T15">&lt;</text:span>depend<text:span text:style-name="T15">&gt;</text:span>std_srvs<text:span text:style-name="T15">&lt;/</text:span>depend<text:span text:style-name="T15">&gt;</text:span></text:p>
      <text:p text:style-name="P29"><text:span text:style-name="T3">Also update the </text:span><text:span text:style-name="Strong_20_Emphasis"><text:span text:style-name="T4">CMakeLists.txt</text:span></text:span><text:span text:style-name="T3"> file, here:</text:span></text:p>
      <text:p text:style-name="P26">In [ ]:</text:p>
      <text:p text:style-name="P11">find_package(catkin REQUIRED COMPONENTS</text:p>
      <text:p text:style-name="P16"><text:s text:c="2"/><text:span text:style-name="T10">roscpp</text:span></text:p>
      <text:p text:style-name="P16"><text:s text:c="2"/><text:span text:style-name="T10">nav_msgs</text:span></text:p>
      <text:p text:style-name="P16"><text:s text:c="2"/><text:span text:style-name="T10">std_srvs</text:span></text:p>
      <text:p text:style-name="P15">)</text:p>
      <text:p text:style-name="P27">And here:</text:p>
      <text:p text:style-name="P26">In [ ]:</text:p>
      <text:p text:style-name="P11">catkin_package(</text:p>
      <text:p text:style-name="P16"><text:s text:c="2"/><text:span text:style-name="T10">INCLUDE_DIRS include</text:span><text:span text:style-name="T16">/</text:span><text:span text:style-name="T24">$</text:span><text:span text:style-name="T10">{PROJECT_NAME}</text:span><text:span text:style-name="T16">/</text:span></text:p>
      <text:p text:style-name="P16"><text:s text:c="2"/><text:span text:style-name="T10">LIBRARIES my_robot_manager</text:span></text:p>
      <text:p text:style-name="P16"><text:s text:c="2"/><text:span text:style-name="T10">CATKIN_DEPENDS roscpp nav_msgs std_srvs</text:span></text:p>
      <text:p text:style-name="P16"><text:s text:c="2"/><text:span text:style-name="T26">#DEPENDS system_lib</text:span></text:p>
      <text:p text:style-name="P15">)</text:p>
      <text:p text:style-name="P22">- End of Solution for Exercise 3.8 -</text:p>
      <text:h text:style-name="P4" text:outline-level="3"><text:span text:style-name="T1">3.9</text:span>   Copy Constructor</text:h>
      <text:p text:style-name="P29"><text:span text:style-name="T3">Let's understand the third type of Constructor, copy constructor. Copy constructors are used to </text:span><text:span text:style-name="Strong_20_Emphasis"><text:span text:style-name="T4">create one object from an already existing object of the same type</text:span></text:span><text:span text:style-name="T3">. If the class has pointer variables and has some </text:span><text:span text:style-name="Strong_20_Emphasis"><text:span text:style-name="T4">dynamic memory allocations, then it is a must to have a copy constructor</text:span></text:span><text:span text:style-name="T3">. By creating a copy constructor we ask the compiler to </text:span><text:span text:style-name="Strong_20_Emphasis"><text:span text:style-name="T4">create a deep copy of the class</text:span></text:span><text:span text:style-name="T3">(In absence of a copy constructor a shallow copy is created for by default copy constructor) and make sure the pointer when points to copy constructor, those </text:span><text:span text:style-name="Strong_20_Emphasis"><text:span text:style-name="T4">new locations are called</text:span></text:span><text:span text:style-name="T3">. In other cases when copy constructor is needed when we </text:span><text:span text:style-name="Strong_20_Emphasis"><text:span text:style-name="T4">Copy an object to pass it as an argument to a function</text:span></text:span><text:span text:style-name="T3"> or </text:span><text:span text:style-name="Strong_20_Emphasis"><text:span text:style-name="T4">copy an object to return it from a function.</text:span></text:span><text:span text:style-name="T3"> Let's understand syntax and use-case with an example.</text:span></text:p>
      <text:p text:style-name="P27">Syntax for creating a copy constructor:</text:p>
      <text:p text:style-name="P26">In [ ]:</text:p>
      <text:p text:style-name="P12"><text:s/><text:span text:style-name="T10">ClassName (const ClassName </text:span><text:span text:style-name="T16">&amp;</text:span><text:span text:style-name="T10">existing_object);</text:span></text:p>
      <text:p text:style-name="P20"><text:soft-page-break/>Demo 3.9</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9.cpp</text:span></text:span><text:span text:style-name="T3">.</text:span></text:p>
      <text:p text:style-name="P26">In [ ]:</text:p>
      <text:p text:style-name="P13">#include&lt;iostream&gt;</text:p>
      <text:p text:style-name="P15">using namespace std;</text:p>
      <text:p text:style-name="P16"><text:s/></text:p>
      <text:p text:style-name="P15"><text:span text:style-name="T14">class</text:span> <text:span text:style-name="T19">Icetray</text:span></text:p>
      <text:p text:style-name="P15">{</text:p>
      <text:p text:style-name="P15">private:</text:p>
      <text:p text:style-name="P16"><text:s text:c="4"/><text:span text:style-name="T12">int</text:span><text:span text:style-name="T10"> crystal;</text:span></text:p>
      <text:p text:style-name="P15">public:</text:p>
      <text:p text:style-name="P16"><text:s text:c="4"/><text:span text:style-name="T10">Icetray(</text:span><text:span text:style-name="T12">int</text:span><text:span text:style-name="T10"> x1) {</text:span></text:p>
      <text:p text:style-name="P16"><text:s text:c="4"/><text:span text:style-name="T10">crystal </text:span><text:span text:style-name="T16">=</text:span><text:span text:style-name="T10"> x1;</text:span></text:p>
      <text:p text:style-name="P16"><text:s text:c="4"/><text:span text:style-name="T10">}</text:span></text:p>
      <text:p text:style-name="P16"><text:s/></text:p>
      <text:p text:style-name="P16"><text:s text:c="4"/><text:span text:style-name="T16">//</text:span><text:span text:style-name="T10"> Copy constructor</text:span></text:p>
      <text:p text:style-name="P16"><text:s text:c="4"/><text:span text:style-name="T10">Icetray(const Icetray </text:span><text:span text:style-name="T16">&amp;</text:span><text:span text:style-name="T10">Orange_old) {</text:span></text:p>
      <text:p text:style-name="P16"><text:s text:c="4"/><text:span text:style-name="T10">crystal </text:span><text:span text:style-name="T16">=</text:span><text:span text:style-name="T10"> Orange_old</text:span><text:span text:style-name="T16">.</text:span><text:span text:style-name="T10">crystal;</text:span></text:p>
      <text:p text:style-name="P16"><text:s text:c="4"/><text:span text:style-name="T10">}</text:span></text:p>
      <text:p text:style-name="P16"><text:s/></text:p>
      <text:p text:style-name="P16"><text:s text:c="4"/><text:span text:style-name="T12">int</text:span><text:span text:style-name="T10"> getCount(){</text:span></text:p>
      <text:p text:style-name="P16"><text:s text:c="4"/><text:span text:style-name="T13">return</text:span><text:span text:style-name="T10"> crystal;</text:span></text:p>
      <text:p text:style-name="P16"><text:s text:c="4"/><text:span text:style-name="T10">}</text:span></text:p>
      <text:p text:style-name="P18"/>
      <text:p text:style-name="P15">};</text:p>
      <text:p text:style-name="P16"><text:s/></text:p>
      <text:p text:style-name="P15"><text:span text:style-name="T11">int</text:span> main()</text:p>
      <text:p text:style-name="P15">{</text:p>
      <text:p text:style-name="P16"><text:s text:c="4"/><text:span text:style-name="T10">Icetray Orange_old(</text:span><text:span text:style-name="T16">5</text:span><text:span text:style-name="T10">); </text:span><text:span text:style-name="T16">//</text:span><text:span text:style-name="T10"> Normal constructor </text:span><text:span text:style-name="T21">is</text:span><text:span text:style-name="T10"> called here</text:span></text:p>
      <text:p text:style-name="P16"><text:s text:c="4"/><text:span text:style-name="T10">Icetray Orange_new </text:span><text:span text:style-name="T16">=</text:span><text:span text:style-name="T10"> Orange_old; </text:span><text:span text:style-name="T16">//</text:span><text:span text:style-name="T10"> Copy constructor </text:span><text:span text:style-name="T21">is</text:span><text:span text:style-name="T10"> called here</text:span></text:p>
      <text:p text:style-name="P16"><text:s/></text:p>
      <text:p text:style-name="P16"><text:s text:c="4"/><text:span text:style-name="T16">//</text:span><text:span text:style-name="T10"> Let us access values assigned by constructors</text:span></text:p>
      <text:p text:style-name="P16"><text:s text:c="4"/><text:span text:style-name="T10">cout </text:span><text:span text:style-name="T16">&lt;&lt;</text:span><text:span text:style-name="T10"> </text:span><text:span text:style-name="T18">"Old object: "</text:span><text:span text:style-name="T10"> </text:span><text:span text:style-name="T16">&lt;&lt;</text:span><text:span text:style-name="T10"> Orange_old</text:span><text:span text:style-name="T16">.</text:span><text:span text:style-name="T10">getCount() </text:span><text:span text:style-name="T16">&lt;&lt;</text:span><text:span text:style-name="T10"> endl;</text:span></text:p>
      <text:p text:style-name="P16"><text:s text:c="4"/><text:span text:style-name="T10">cout </text:span><text:span text:style-name="T16">&lt;&lt;</text:span><text:span text:style-name="T10"> </text:span><text:span text:style-name="T18">"New object: "</text:span><text:span text:style-name="T10"> </text:span><text:span text:style-name="T16">&lt;&lt;</text:span><text:span text:style-name="T10"> Orange_new</text:span><text:span text:style-name="T16">.</text:span><text:span text:style-name="T10">getCount() </text:span><text:span text:style-name="T16">&lt;&lt;</text:span><text:span text:style-name="T10"> endl;</text:span></text:p>
      <text:p text:style-name="P16"><text:s/></text:p>
      <text:p text:style-name="P16"><text:s text:c="4"/><text:span text:style-name="T13">return</text:span><text:span text:style-name="T10"> </text:span><text:span text:style-name="T16">0</text:span><text:span text:style-name="T10">;</text:span></text:p>
      <text:p text:style-name="P15">}</text:p>
      <text:p text:style-name="P27">Expected Output:</text:p>
      <text:p text:style-name="P10">Old object: 5</text:p>
      <text:p text:style-name="P8">New object: 5</text:p>
      <text:p text:style-name="P20">End of Demo 3.9</text:p>
      <text:h text:style-name="P4" text:outline-level="3"><text:span text:style-name="T1">3.10</text:span>   Delegating Constructors</text:h>
      <text:p text:style-name="P29"><text:span text:style-name="T3">The term delegate means </text:span><text:span text:style-name="Strong_20_Emphasis"><text:span text:style-name="T4">handover</text:span></text:span><text:span text:style-name="T3">. In context with constructors, in order to </text:span><text:span text:style-name="Strong_20_Emphasis"><text:span text:style-name="T4">avoid redundant code</text:span></text:span><text:span text:style-name="T3">, C++ 11 onwards allows to </text:span><text:span text:style-name="Strong_20_Emphasis"><text:span text:style-name="T4">call a constructor by placing it in the initializer list of other constructors</text:span></text:span><text:span text:style-name="T3">.</text:span></text:p>
      <text:p text:style-name="P20">End of Demo 3.10</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9.cpp</text:span></text:span><text:span text:style-name="T3">.</text:span></text:p>
      <text:p text:style-name="P27">Observe redundancy in the code below:</text:p>
      <text:p text:style-name="P26">In [ ]:</text:p>
      <text:p text:style-name="P13">#include &lt;iostream&gt;</text:p>
      <text:p text:style-name="P15">using namespace std;</text:p>
      <text:p text:style-name="P16"><text:s/></text:p>
      <text:p text:style-name="P15"><text:soft-page-break/><text:span text:style-name="T14">class</text:span> <text:span text:style-name="T19">Icetray</text:span> {</text:p>
      <text:p text:style-name="P16"><text:s text:c="4"/><text:span text:style-name="T12">int</text:span><text:span text:style-name="T10"> crystal;</text:span></text:p>
      <text:p text:style-name="P16"><text:s text:c="4"/><text:span text:style-name="T12">int</text:span><text:span text:style-name="T10"> extra_trays;</text:span></text:p>
      <text:p text:style-name="P16"><text:s text:c="4"/><text:span text:style-name="T10">string extra1;</text:span></text:p>
      <text:p text:style-name="P16"><text:s text:c="4"/><text:span text:style-name="T12">float</text:span><text:span text:style-name="T10"> extra2;</text:span></text:p>
      <text:p text:style-name="P16"><text:s/></text:p>
      <text:p text:style-name="P15">public:</text:p>
      <text:p text:style-name="P16"><text:s text:c="4"/><text:span text:style-name="T10">Icetray()</text:span></text:p>
      <text:p text:style-name="P16"><text:s text:c="4"/><text:span text:style-name="T10">{</text:span></text:p>
      <text:p text:style-name="P16"><text:s text:c="8"/><text:span text:style-name="T10">crystal </text:span><text:span text:style-name="T16">=</text:span><text:span text:style-name="T10"> </text:span><text:span text:style-name="T16">0</text:span><text:span text:style-name="T10">;</text:span></text:p>
      <text:p text:style-name="P16"><text:s text:c="8"/><text:span text:style-name="T10">extra_trays </text:span><text:span text:style-name="T16">=</text:span><text:span text:style-name="T10"> </text:span><text:span text:style-name="T16">0</text:span><text:span text:style-name="T10">;</text:span></text:p>
      <text:p text:style-name="P16"><text:s text:c="8"/><text:span text:style-name="T10">string extra1 </text:span><text:span text:style-name="T16">=</text:span><text:span text:style-name="T10"> </text:span><text:span text:style-name="T18">"demo"</text:span><text:span text:style-name="T10">;</text:span></text:p>
      <text:p text:style-name="P16"><text:s text:c="8"/><text:span text:style-name="T12">float</text:span><text:span text:style-name="T10"> extra2 </text:span><text:span text:style-name="T16">=</text:span><text:span text:style-name="T10"> </text:span><text:span text:style-name="T16">1.01</text:span><text:span text:style-name="T10">;</text:span></text:p>
      <text:p text:style-name="P18"/>
      <text:p text:style-name="P16"><text:s text:c="4"/><text:span text:style-name="T10">}</text:span></text:p>
      <text:p text:style-name="P16"><text:s text:c="4"/><text:span text:style-name="T10">Icetray(</text:span><text:span text:style-name="T12">int</text:span><text:span text:style-name="T10"> crystal)</text:span></text:p>
      <text:p text:style-name="P16"><text:s text:c="4"/><text:span text:style-name="T10">{</text:span></text:p>
      <text:p text:style-name="P16"><text:s text:c="8"/><text:span text:style-name="T16">//</text:span><text:span text:style-name="T10"> The below line </text:span><text:span text:style-name="T21">is</text:span><text:span text:style-name="T10"> redundant</text:span><text:span text:style-name="T16">/</text:span><text:span text:style-name="T10">repeated</text:span></text:p>
      <text:p text:style-name="P16"><text:s text:c="8"/><text:span text:style-name="T10">extra_trays </text:span><text:span text:style-name="T16">=</text:span><text:span text:style-name="T10"> </text:span><text:span text:style-name="T16">0</text:span><text:span text:style-name="T10">;</text:span></text:p>
      <text:p text:style-name="P16"><text:s text:c="8"/><text:span text:style-name="T10">string extra1 </text:span><text:span text:style-name="T16">=</text:span><text:span text:style-name="T10"> </text:span><text:span text:style-name="T18">"demo"</text:span><text:span text:style-name="T10">;</text:span></text:p>
      <text:p text:style-name="P16"><text:s text:c="8"/><text:span text:style-name="T12">float</text:span><text:span text:style-name="T10"> extra2 </text:span><text:span text:style-name="T16">=</text:span><text:span text:style-name="T10"> </text:span><text:span text:style-name="T16">1.01</text:span><text:span text:style-name="T10">;</text:span></text:p>
      <text:p text:style-name="P16"><text:s text:c="8"/></text:p>
      <text:p text:style-name="P16"><text:s text:c="7"/></text:p>
      <text:p text:style-name="P16"><text:s/></text:p>
      <text:p text:style-name="P16"><text:s text:c="8"/><text:span text:style-name="T16">/*</text:span><text:span text:style-name="T10"> Only initialize crystal by passing an argument,</text:span></text:p>
      <text:p text:style-name="P16"><text:s text:c="11"/><text:span text:style-name="T13">while</text:span><text:span text:style-name="T10"> </text:span><text:span text:style-name="T12">all</text:span><text:span text:style-name="T10"> the other arguments are</text:span></text:p>
      <text:p text:style-name="P16"><text:s text:c="11"/><text:span text:style-name="T10">initialized the same way they were,</text:span></text:p>
      <text:p text:style-name="P16"><text:s text:c="11"/><text:span text:style-name="T13">as</text:span><text:span text:style-name="T10"> </text:span><text:span text:style-name="T21">in</text:span><text:span text:style-name="T10"> the previous constructor</text:span><text:span text:style-name="T16">*/</text:span></text:p>
      <text:p text:style-name="P16"><text:s text:c="8"/><text:span text:style-name="T10">this</text:span><text:span text:style-name="T16">-&gt;</text:span><text:span text:style-name="T10">crystal </text:span><text:span text:style-name="T16">=</text:span><text:span text:style-name="T10"> crystal;</text:span></text:p>
      <text:p text:style-name="P16"><text:s text:c="4"/><text:span text:style-name="T10">}</text:span></text:p>
      <text:p text:style-name="P16"><text:s/></text:p>
      <text:p text:style-name="P16"><text:s text:c="4"/><text:span text:style-name="T10">void show()</text:span></text:p>
      <text:p text:style-name="P16"><text:s text:c="4"/><text:span text:style-name="T10">{</text:span></text:p>
      <text:p text:style-name="P16"><text:s text:c="8"/><text:span text:style-name="T10">cout </text:span><text:span text:style-name="T16">&lt;&lt;</text:span><text:span text:style-name="T10"> extra_trays </text:span><text:span text:style-name="T16">&lt;&lt;</text:span><text:span text:style-name="T10"> </text:span><text:span text:style-name="T18">'</text:span><text:span text:style-name="T27">\t</text:span><text:span text:style-name="T18">'</text:span><text:span text:style-name="T10"> </text:span><text:span text:style-name="T16">&lt;&lt;</text:span><text:span text:style-name="T10"> crystal </text:span><text:span text:style-name="T16">&lt;&lt;</text:span><text:span text:style-name="T10"> </text:span><text:span text:style-name="T18">'</text:span><text:span text:style-name="T27">\n</text:span><text:span text:style-name="T18">'</text:span><text:span text:style-name="T10">;</text:span></text:p>
      <text:p text:style-name="P16"><text:s text:c="4"/><text:span text:style-name="T10">}</text:span></text:p>
      <text:p text:style-name="P15">};</text:p>
      <text:p text:style-name="P16"><text:s/></text:p>
      <text:p text:style-name="P15"><text:span text:style-name="T11">int</text:span> main()</text:p>
      <text:p text:style-name="P15">{</text:p>
      <text:p text:style-name="P16"><text:s text:c="4"/><text:span text:style-name="T10">Icetray Orange(</text:span><text:span text:style-name="T16">3</text:span><text:span text:style-name="T10">);</text:span></text:p>
      <text:p text:style-name="P16"><text:s text:c="4"/><text:span text:style-name="T10">Orange</text:span><text:span text:style-name="T16">.</text:span><text:span text:style-name="T10">show();</text:span></text:p>
      <text:p text:style-name="P16"><text:s text:c="4"/><text:span text:style-name="T13">return</text:span><text:span text:style-name="T10"> </text:span><text:span text:style-name="T16">0</text:span><text:span text:style-name="T10">;</text:span></text:p>
      <text:p text:style-name="P15">}</text:p>
      <text:p text:style-name="P29"><text:span text:style-name="T3">Avoid it, use the </text:span><text:span text:style-name="Strong_20_Emphasis"><text:span text:style-name="T4">delegating constructor</text:span></text:span><text:span text:style-name="T3"> functionality</text:span></text:p>
      <text:p text:style-name="P26">In [ ]:</text:p>
      <text:p text:style-name="P13">#include &lt;iostream&gt;</text:p>
      <text:p text:style-name="P15">using namespace std;</text:p>
      <text:p text:style-name="P16"><text:s/></text:p>
      <text:p text:style-name="P15"><text:span text:style-name="T14">class</text:span> <text:span text:style-name="T19">Icetray</text:span> {</text:p>
      <text:p text:style-name="P16"><text:s text:c="4"/><text:span text:style-name="T12">int</text:span><text:span text:style-name="T10"> crystal;</text:span></text:p>
      <text:p text:style-name="P16"><text:s text:c="4"/><text:span text:style-name="T12">int</text:span><text:span text:style-name="T10"> extra_trays;</text:span></text:p>
      <text:p text:style-name="P16"><text:s/></text:p>
      <text:p text:style-name="P15">public:</text:p>
      <text:p text:style-name="P16"><text:s text:c="4"/><text:span text:style-name="T10">Icetray()</text:span></text:p>
      <text:p text:style-name="P16"><text:s text:c="4"/><text:span text:style-name="T10">{</text:span></text:p>
      <text:p text:style-name="P16"><text:s text:c="8"/><text:span text:style-name="T10">crystal </text:span><text:span text:style-name="T16">=</text:span><text:span text:style-name="T10"> </text:span><text:span text:style-name="T16">0</text:span><text:span text:style-name="T10">;</text:span></text:p>
      <text:p text:style-name="P16"><text:s text:c="8"/><text:span text:style-name="T10">extra_trays </text:span><text:span text:style-name="T16">=</text:span><text:span text:style-name="T10"> </text:span><text:span text:style-name="T16">0</text:span><text:span text:style-name="T10">;</text:span></text:p>
      <text:p text:style-name="P16"><text:s text:c="8"/><text:span text:style-name="T10">string extra1 </text:span><text:span text:style-name="T16">=</text:span><text:span text:style-name="T10"> </text:span><text:span text:style-name="T18">"demo"</text:span><text:span text:style-name="T10">;</text:span></text:p>
      <text:p text:style-name="P16"><text:s text:c="8"/><text:span text:style-name="T12">float</text:span><text:span text:style-name="T10"> extra2 </text:span><text:span text:style-name="T16">=</text:span><text:span text:style-name="T10"> </text:span><text:span text:style-name="T16">1.01</text:span><text:span text:style-name="T10">;</text:span></text:p>
      <text:p text:style-name="P16"><text:soft-page-break/><text:s text:c="4"/><text:span text:style-name="T10">}</text:span></text:p>
      <text:p text:style-name="P16"><text:s text:c="4"/><text:span text:style-name="T16">//</text:span><text:span text:style-name="T10">Constructor delegation</text:span></text:p>
      <text:p text:style-name="P16"><text:s text:c="4"/><text:span text:style-name="T10">Icetray(</text:span><text:span text:style-name="T12">int</text:span><text:span text:style-name="T10"> crystal):Icetray()</text:span></text:p>
      <text:p text:style-name="P16"><text:s text:c="4"/><text:span text:style-name="T10">{</text:span></text:p>
      <text:p text:style-name="P16"><text:s text:c="8"/><text:span text:style-name="T16">//</text:span><text:span text:style-name="T10"> avoid repetition <text:s text:c="2"/></text:span></text:p>
      <text:p text:style-name="P16"><text:s text:c="8"/><text:span text:style-name="T10">this</text:span><text:span text:style-name="T16">-&gt;</text:span><text:span text:style-name="T10">crystal </text:span><text:span text:style-name="T16">=</text:span><text:span text:style-name="T10"> crystal;</text:span></text:p>
      <text:p text:style-name="P16"><text:s text:c="4"/><text:span text:style-name="T10">}</text:span></text:p>
      <text:p text:style-name="P16"><text:s/></text:p>
      <text:p text:style-name="P16"><text:s text:c="4"/><text:span text:style-name="T10">void show()</text:span></text:p>
      <text:p text:style-name="P16"><text:s text:c="4"/><text:span text:style-name="T10">{</text:span></text:p>
      <text:p text:style-name="P16"><text:s text:c="8"/><text:span text:style-name="T10">cout </text:span><text:span text:style-name="T16">&lt;&lt;</text:span><text:span text:style-name="T10"> extra_trays </text:span><text:span text:style-name="T16">&lt;&lt;</text:span><text:span text:style-name="T10"> </text:span><text:span text:style-name="T18">'</text:span><text:span text:style-name="T27">\t</text:span><text:span text:style-name="T18">'</text:span><text:span text:style-name="T10"> </text:span><text:span text:style-name="T16">&lt;&lt;</text:span><text:span text:style-name="T10"> crystal </text:span><text:span text:style-name="T16">&lt;&lt;</text:span><text:span text:style-name="T10"> </text:span><text:span text:style-name="T18">'</text:span><text:span text:style-name="T27">\n</text:span><text:span text:style-name="T18">'</text:span><text:span text:style-name="T10">;</text:span></text:p>
      <text:p text:style-name="P16"><text:s text:c="4"/><text:span text:style-name="T10">}</text:span></text:p>
      <text:p text:style-name="P15">};</text:p>
      <text:p text:style-name="P16"><text:s/></text:p>
      <text:p text:style-name="P15"><text:span text:style-name="T11">int</text:span> main()</text:p>
      <text:p text:style-name="P15">{</text:p>
      <text:p text:style-name="P16"><text:s text:c="4"/><text:span text:style-name="T10">Icetray Orange(</text:span><text:span text:style-name="T16">3</text:span><text:span text:style-name="T10">);</text:span></text:p>
      <text:p text:style-name="P16"><text:s text:c="4"/><text:span text:style-name="T10">Orange</text:span><text:span text:style-name="T16">.</text:span><text:span text:style-name="T10">show();</text:span></text:p>
      <text:p text:style-name="P16"><text:s text:c="4"/><text:span text:style-name="T13">return</text:span><text:span text:style-name="T10"> </text:span><text:span text:style-name="T16">0</text:span><text:span text:style-name="T10">;</text:span></text:p>
      <text:p text:style-name="P15">}</text:p>
      <text:p text:style-name="P27">Expected Output:</text:p>
      <text:p text:style-name="P8">0 <text:s text:c="3"/>3</text:p>
      <text:p text:style-name="P20">End of Demo 3.10</text:p>
      <text:h text:style-name="P4" text:outline-level="3"><text:span text:style-name="T1">3.11</text:span>   Default and Deleted Functions</text:h>
      <text:p text:style-name="P29"><text:span text:style-name="Strong_20_Emphasis"><text:span text:style-name="T4">Default</text:span></text:span><text:span text:style-name="T3"> and </text:span><text:span text:style-name="Strong_20_Emphasis"><text:span text:style-name="T4">Delete</text:span></text:span><text:span text:style-name="T3"> are keywords used to mark member function as default and delete function. Now, let's talk about their need.</text:span></text:p>
      <text:p text:style-name="P29"><text:span text:style-name="T3">Let me introduce you to special members of a class i.e. whenever a </text:span><text:span text:style-name="Strong_20_Emphasis"><text:span text:style-name="T4">class is created, special members are called automatically for this class</text:span></text:span><text:span text:style-name="T3">. These </text:span><text:span text:style-name="Strong_20_Emphasis"><text:span text:style-name="T4">special members are default constructor, copy constructor, copy assignment operator, move constructor, move assignment operator and destructor</text:span></text:span><text:span text:style-name="T3">. So, if you </text:span><text:span text:style-name="Strong_20_Emphasis"><text:span text:style-name="T4">create an empty class, all these special members are created for an object</text:span></text:span><text:span text:style-name="T3">. You can </text:span><text:span text:style-name="Strong_20_Emphasis"><text:span text:style-name="T4">define your definition for these special members</text:span></text:span><text:span text:style-name="T3">. By doing so, </text:span><text:span text:style-name="Strong_20_Emphasis"><text:span text:style-name="T4">your definition will override the default provided by compiler</text:span></text:span><text:span text:style-name="T3">. Since the default special members are more efficient, you can </text:span><text:span text:style-name="Strong_20_Emphasis"><text:span text:style-name="T4">choose to mark</text:span></text:span><text:span text:style-name="T3"> any of the </text:span><text:span text:style-name="Strong_20_Emphasis"><text:span text:style-name="T4">special members as default</text:span></text:span><text:span text:style-name="T3"> when your version of a special member is not in need. By doing so, you will reduce the ambiguity for the compiler of which definition of the special member should be considered.</text:span></text:p>
      <text:p text:style-name="P29"><text:span text:style-name="T3">When we want to </text:span><text:span text:style-name="Strong_20_Emphasis"><text:span text:style-name="T4">make a member function uncallable</text:span></text:span><text:span text:style-name="T3">, we use the </text:span><text:span text:style-name="Strong_20_Emphasis"><text:span text:style-name="T4">delete</text:span></text:span><text:span text:style-name="T3"> function. You might be wondering why not make the function private, so here are the reasons:</text:span></text:p>
      <text:list xml:id="list1630041030" text:style-name="L16">
        <text:list-item>
          <text:p text:style-name="P42">Private member functions can be called from other member functions, whereas, deleted functions can not be called even from other member functions.</text:p>
        </text:list-item>
        <text:list-item>
          <text:p text:style-name="P42">Deleted functions exists in name lookup, if the compiler finds a function is deleted then it will not look up for other matching functions based on type lookups, hence preventing unnecessary data loss and bugs.</text:p>
        </text:list-item>
      </text:list>
      <text:p text:style-name="P20">Demo 3.11</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11.cpp</text:span></text:span><text:span text:style-name="T3">.</text:span></text:p>
      <text:p text:style-name="P26"><text:soft-page-break/>In [ ]:</text:p>
      <text:p text:style-name="P13">#include &lt;iostream&gt;</text:p>
      <text:p text:style-name="P18"/>
      <text:p text:style-name="P15"><text:span text:style-name="T14">class</text:span> <text:span text:style-name="T19">Icetray</text:span> {</text:p>
      <text:p text:style-name="P15">public:</text:p>
      <text:p text:style-name="P16"><text:s text:c="4"/><text:span text:style-name="T16">//</text:span><text:span text:style-name="T10"> a user</text:span><text:span text:style-name="T16">-</text:span><text:span text:style-name="T10">defined</text:span></text:p>
      <text:p text:style-name="P16"><text:s text:c="4"/><text:span text:style-name="T16">//</text:span><text:span text:style-name="T10"> parameterized constructor</text:span></text:p>
      <text:p text:style-name="P16"><text:s text:c="4"/><text:span text:style-name="T10">Icetray(</text:span><text:span text:style-name="T12">int</text:span><text:span text:style-name="T10"> x){</text:span></text:p>
      <text:p text:style-name="P16"><text:s text:c="8"/><text:span text:style-name="T10">std::cout </text:span><text:span text:style-name="T16">&lt;&lt;</text:span><text:span text:style-name="T10"> </text:span><text:span text:style-name="T18">"This is a parameterized constructor"</text:span><text:span text:style-name="T10"> </text:span><text:span text:style-name="T16">&lt;&lt;</text:span><text:span text:style-name="T10"> std::endl;</text:span></text:p>
      <text:p text:style-name="P16"><text:s text:c="4"/><text:span text:style-name="T10">}</text:span></text:p>
      <text:p text:style-name="P16"><text:s text:c="4"/></text:p>
      <text:p text:style-name="P16"><text:s text:c="4"/><text:span text:style-name="T16">/*</text:span><text:span text:style-name="T10"> Using the default specifier to instruct</text:span></text:p>
      <text:p text:style-name="P16"><text:s text:c="5"/><text:span text:style-name="T10">the compiler to create the default</text:span></text:p>
      <text:p text:style-name="P16"><text:s text:c="4"/><text:span text:style-name="T10">implementation of the constructor</text:span><text:span text:style-name="T16">.*/</text:span></text:p>
      <text:p text:style-name="P16"><text:s text:c="4"/><text:span text:style-name="T10">Icetray() </text:span><text:span text:style-name="T16">=</text:span><text:span text:style-name="T10"> default;</text:span></text:p>
      <text:p text:style-name="P16"><text:s text:c="4"/><text:span text:style-name="T16">//</text:span><text:span text:style-name="T10"> make copy constructor uncallable</text:span></text:p>
      <text:p text:style-name="P16"><text:s text:c="4"/><text:span text:style-name="T10">Icetray(const Icetray</text:span><text:span text:style-name="T16">&amp;</text:span><text:span text:style-name="T10">)</text:span><text:span text:style-name="T16">=</text:span><text:span text:style-name="T10"> delete;</text:span></text:p>
      <text:p text:style-name="P15">};</text:p>
      <text:p text:style-name="P18"/>
      <text:p text:style-name="P15"><text:span text:style-name="T11">int</text:span> main()</text:p>
      <text:p text:style-name="P15">{</text:p>
      <text:p text:style-name="P16"><text:s text:c="4"/><text:span text:style-name="T16">//</text:span><text:span text:style-name="T10"> executes using default constructor</text:span></text:p>
      <text:p text:style-name="P16"><text:s text:c="4"/><text:span text:style-name="T10">Icetray apple_juice, lemon_juice;</text:span></text:p>
      <text:p text:style-name="P16"><text:s text:c="4"/></text:p>
      <text:p text:style-name="P16"><text:s text:c="4"/><text:span text:style-name="T16">//</text:span><text:span text:style-name="T10"> uses parameterized constructor</text:span></text:p>
      <text:p text:style-name="P16"><text:s text:c="4"/><text:span text:style-name="T10">Icetray mango_juice(</text:span><text:span text:style-name="T16">1</text:span><text:span text:style-name="T10">);</text:span></text:p>
      <text:p text:style-name="P18"/>
      <text:p text:style-name="P16"><text:s text:c="4"/><text:span text:style-name="T16">//</text:span><text:span text:style-name="T10"> error, the usage of the </text:span></text:p>
      <text:p text:style-name="P16"><text:s text:c="4"/><text:span text:style-name="T16">//</text:span><text:span text:style-name="T10"> copy constructor </text:span><text:span text:style-name="T21">is</text:span><text:span text:style-name="T10"> disabled</text:span></text:p>
      <text:p text:style-name="P16"><text:s text:c="4"/><text:span text:style-name="T10">lemon_juice </text:span><text:span text:style-name="T16">=</text:span><text:span text:style-name="T10"> Icetray(apple_juice);</text:span></text:p>
      <text:p text:style-name="P16"><text:s text:c="4"/><text:span text:style-name="T13">return</text:span><text:span text:style-name="T10"> </text:span><text:span text:style-name="T16">0</text:span><text:span text:style-name="T10">;</text:span></text:p>
      <text:p text:style-name="P15">}</text:p>
      <text:p text:style-name="P27">The above code will result in an error. This is because the copy constructor has been deleted.</text:p>
      <text:p text:style-name="P20">End of Demo 3.11</text:p>
      <text:h text:style-name="P4" text:outline-level="3"><text:span text:style-name="T1">3.12</text:span>   Move Semantics</text:h>
      <text:p text:style-name="P27">Move semantics is about how to pass a heavy object efficiently. By a heavy object, I mean objects which require generous storage and processing. For example, objects which require heap memory allocation will be heavy. There are times when you want to pass an object to a function or you need to return an object from a function, creating copy for passing does not sound like an efficient process. So, C++11 introduced the concept of "moving" the object. No need to copy an object, simply move it from one place where it is not needed to a place where it is needed.</text:p>
      <text:p text:style-name="P29"><text:span text:style-name="T3">Let's talk about terminology and functions which will be helpful in the process, </text:span><text:span text:style-name="Strong_20_Emphasis"><text:span text:style-name="T4">rvalue</text:span></text:span><text:span text:style-name="T3"> and </text:span><text:span text:style-name="Strong_20_Emphasis"><text:span text:style-name="T4">rvalue reference</text:span></text:span><text:span text:style-name="T3">.</text:span></text:p>
      <text:p text:style-name="P29"><text:span text:style-name="T3">To understand </text:span><text:span text:style-name="Strong_20_Emphasis"><text:span text:style-name="T4">rvalue</text:span></text:span><text:span text:style-name="T3"> consider this code:</text:span></text:p>
      <text:p text:style-name="P26">In [ ]:</text:p>
      <text:p text:style-name="P11"><text:span text:style-name="T11">int</text:span> main(){</text:p>
      <text:p text:style-name="P16"><text:s text:c="4"/></text:p>
      <text:p text:style-name="P15"><text:span text:style-name="T11">int</text:span> x;</text:p>
      <text:p text:style-name="P16"><text:s text:c="4"/></text:p>
      <text:p text:style-name="P15">x <text:span text:style-name="T15">=</text:span> <text:span text:style-name="T15">10</text:span>;</text:p>
      <text:p text:style-name="P16"><text:soft-page-break/><text:s text:c="35"/></text:p>
      <text:p text:style-name="P15">}</text:p>
      <text:p text:style-name="P29"><text:span text:style-name="T3">In the above code, to the left of </text:span><text:span text:style-name="Source_20_Text"><text:span text:style-name="T5">=</text:span></text:span><text:span text:style-name="T3"> is a variable </text:span><text:span text:style-name="Source_20_Text"><text:span text:style-name="T5">x</text:span></text:span><text:span text:style-name="T3"> to which a value can be assigned or it can refer to a memory location. x here is a </text:span><text:span text:style-name="Strong_20_Emphasis"><text:span text:style-name="T4">lvalue</text:span></text:span><text:span text:style-name="T3">. To the right of </text:span><text:span text:style-name="Source_20_Text"><text:span text:style-name="T5">=</text:span></text:span><text:span text:style-name="T3"> is a data value that is stored at some address in a temporary memory location, in contrast to an </text:span><text:span text:style-name="Strong_20_Emphasis"><text:span text:style-name="T4">lvalue</text:span></text:span><text:span text:style-name="T3">. So, 10 is a rvalue. Observe that </text:span><text:span text:style-name="Strong_20_Emphasis"><text:span text:style-name="T4">rvalue cannot have a value assigned to it</text:span></text:span><text:span text:style-name="T3">. You can't just write </text:span><text:span text:style-name="Source_20_Text"><text:span text:style-name="T5">10 = a;</text:span></text:span><text:span text:style-name="T3">!</text:span></text:p>
      <text:p text:style-name="P27">Now, let's talk about rvalue reference:</text:p>
      <text:p text:style-name="P29"><text:span text:style-name="T3">A rvalue reference is a reference that will bind only to a temporary object. Rvalue references use the </text:span><text:span text:style-name="Strong_20_Emphasis"><text:span text:style-name="Source_20_Text"><text:span text:style-name="T6">&amp;&amp;</text:span></text:span></text:span><text:span text:style-name="T3"> instead of just </text:span><text:span text:style-name="Strong_20_Emphasis"><text:span text:style-name="Source_20_Text"><text:span text:style-name="T6">&amp;</text:span></text:span></text:span><text:span text:style-name="T3">, and can be const and non-const. Also, rvalue references are perfect for detecting if a value is a temporary object or not.</text:span></text:p>
      <text:p text:style-name="P29"><text:span text:style-name="T3">The most common pattern you'll see when working with </text:span><text:span text:style-name="Strong_20_Emphasis"><text:span text:style-name="T4">rvalue references</text:span></text:span><text:span text:style-name="T3"> is to create a </text:span><text:span text:style-name="Strong_20_Emphasis"><text:span text:style-name="T4">move constructor</text:span></text:span><text:span text:style-name="T3"> and </text:span><text:span text:style-name="Strong_20_Emphasis"><text:span text:style-name="T4">move assignment operator</text:span></text:span><text:span text:style-name="T3"> (which follows the same principles). A move constructor, like a copy constructor, takes an instance of an object as its argument and creates a new instance based on the original object. However, the move constructor can avoid memory reallocation because we know it has been provided with a temporary object, so rather than copy the fields of the object, we will move them. Let's understand the </text:span><text:span text:style-name="Strong_20_Emphasis"><text:span text:style-name="T4">move constructor</text:span></text:span><text:span text:style-name="T3"> and move assignment operator syntax with the help of an example.</text:span></text:p>
      <text:p text:style-name="P29"><text:span text:style-name="Strong_20_Emphasis"><text:span text:style-name="T4">Note: a move constructor can be explicitly called, with the move() function, for already created objects.</text:span></text:span></text:p>
      <text:p text:style-name="P26">In [ ]:</text:p>
      <text:p text:style-name="P13">#include &lt;iostream&gt;</text:p>
      <text:p text:style-name="P17">#include &lt;vector&gt;</text:p>
      <text:p text:style-name="P15">using namespace std;</text:p>
      <text:p text:style-name="P18"/>
      <text:p text:style-name="P15"><text:span text:style-name="T14">class</text:span> <text:span text:style-name="T19">Icetray</text:span>{</text:p>
      <text:p text:style-name="P16"><text:s text:c="2"/><text:span text:style-name="T12">int</text:span><text:span text:style-name="T10"> </text:span><text:span text:style-name="T16">*</text:span><text:span text:style-name="T10">ptr;</text:span></text:p>
      <text:p text:style-name="P15">public:</text:p>
      <text:p text:style-name="P16"><text:s text:c="2"/><text:span text:style-name="T10">Icetray(){</text:span></text:p>
      <text:p text:style-name="P16"><text:s text:c="4"/><text:span text:style-name="T16">//</text:span><text:span text:style-name="T10"> Default constructor</text:span></text:p>
      <text:p text:style-name="P16"><text:s text:c="4"/><text:span text:style-name="T10">cout </text:span><text:span text:style-name="T16">&lt;&lt;</text:span><text:span text:style-name="T10"> </text:span><text:span text:style-name="T18">"Calling Default constructor</text:span><text:span text:style-name="T27">\n</text:span><text:span text:style-name="T18">"</text:span><text:span text:style-name="T10">;</text:span></text:p>
      <text:p text:style-name="P16"><text:s text:c="4"/><text:span text:style-name="T10">ptr </text:span><text:span text:style-name="T16">=</text:span><text:span text:style-name="T10"> new </text:span><text:span text:style-name="T12">int</text:span><text:span text:style-name="T10"> ;</text:span></text:p>
      <text:p text:style-name="P16"><text:s text:c="2"/><text:span text:style-name="T10">}</text:span></text:p>
      <text:p text:style-name="P18"/>
      <text:p text:style-name="P16"><text:s text:c="2"/><text:span text:style-name="T10">Icetray( const Icetray </text:span><text:span text:style-name="T16">&amp;</text:span><text:span text:style-name="T10"> obj){</text:span></text:p>
      <text:p text:style-name="P16"><text:s text:c="4"/><text:span text:style-name="T16">//</text:span><text:span text:style-name="T10"> Copy Constructor</text:span></text:p>
      <text:p text:style-name="P16"><text:s text:c="4"/><text:span text:style-name="T16">//</text:span><text:span text:style-name="T10"> copy of </text:span><text:span text:style-name="T12">object</text:span><text:span text:style-name="T10"> </text:span><text:span text:style-name="T21">is</text:span><text:span text:style-name="T10"> created</text:span></text:p>
      <text:p text:style-name="P16"><text:s text:c="4"/><text:span text:style-name="T10">this</text:span><text:span text:style-name="T16">-&gt;</text:span><text:span text:style-name="T10">ptr </text:span><text:span text:style-name="T16">=</text:span><text:span text:style-name="T10"> new </text:span><text:span text:style-name="T12">int</text:span><text:span text:style-name="T10">;</text:span></text:p>
      <text:p text:style-name="P16"><text:s text:c="4"/><text:span text:style-name="T16">//</text:span><text:span text:style-name="T10"> Deep copying</text:span></text:p>
      <text:p text:style-name="P16"><text:s text:c="4"/><text:span text:style-name="T10">cout </text:span><text:span text:style-name="T16">&lt;&lt;</text:span><text:span text:style-name="T10"> </text:span><text:span text:style-name="T18">"Calling Copy constructor</text:span><text:span text:style-name="T27">\n</text:span><text:span text:style-name="T18">"</text:span><text:span text:style-name="T10">;</text:span></text:p>
      <text:p text:style-name="P16"><text:s text:c="2"/><text:span text:style-name="T10">}</text:span></text:p>
      <text:p text:style-name="P16"><text:s text:c="2"/><text:span text:style-name="T16">//</text:span><text:span text:style-name="T10">In absence of the move constructor, copy constructor will be called</text:span></text:p>
      <text:p text:style-name="P16"><text:s text:c="2"/><text:span text:style-name="T10">Icetray ( Icetray </text:span><text:span text:style-name="T16">&amp;&amp;</text:span><text:span text:style-name="T10"> obj){</text:span></text:p>
      <text:p text:style-name="P16"><text:s text:c="4"/><text:span text:style-name="T16">//</text:span><text:span text:style-name="T10"> Move constructor</text:span></text:p>
      <text:p text:style-name="P16"><text:s text:c="4"/><text:span text:style-name="T16">//</text:span><text:span text:style-name="T10"> It will simply shift the resources,</text:span></text:p>
      <text:p text:style-name="P16"><text:s text:c="4"/><text:span text:style-name="T16">//</text:span><text:span text:style-name="T10"> without creating a copy</text:span><text:span text:style-name="T16">.</text:span></text:p>
      <text:p text:style-name="P16"><text:s text:c="4"/><text:span text:style-name="T10">cout </text:span><text:span text:style-name="T16">&lt;&lt;</text:span><text:span text:style-name="T10"> </text:span><text:span text:style-name="T18">"Calling Move constructor</text:span><text:span text:style-name="T27">\n</text:span><text:span text:style-name="T18">"</text:span><text:span text:style-name="T10">;</text:span></text:p>
      <text:p text:style-name="P16"><text:s text:c="4"/><text:span text:style-name="T10">this</text:span><text:span text:style-name="T16">-&gt;</text:span><text:span text:style-name="T10">ptr </text:span><text:span text:style-name="T16">=</text:span><text:span text:style-name="T10"> obj</text:span><text:span text:style-name="T16">.</text:span><text:span text:style-name="T10">ptr;</text:span></text:p>
      <text:p text:style-name="P16"><text:s text:c="4"/><text:span text:style-name="T10">obj</text:span><text:span text:style-name="T16">.</text:span><text:span text:style-name="T10">ptr </text:span><text:span text:style-name="T16">=</text:span><text:span text:style-name="T10"> NULL;</text:span></text:p>
      <text:p text:style-name="P16"><text:soft-page-break/><text:s text:c="2"/><text:span text:style-name="T10">}</text:span></text:p>
      <text:p text:style-name="P18"/>
      <text:p text:style-name="P16"><text:s text:c="2"/><text:span text:style-name="T16">~</text:span><text:span text:style-name="T10">Icetray(){</text:span></text:p>
      <text:p text:style-name="P16"><text:s text:c="4"/><text:span text:style-name="T16">//</text:span><text:span text:style-name="T10"> Destructor</text:span></text:p>
      <text:p text:style-name="P16"><text:s text:c="4"/><text:span text:style-name="T10">cout </text:span><text:span text:style-name="T16">&lt;&lt;</text:span><text:span text:style-name="T10"> </text:span><text:span text:style-name="T18">"Calling Destructor</text:span><text:span text:style-name="T27">\n</text:span><text:span text:style-name="T18">"</text:span><text:span text:style-name="T10">;</text:span></text:p>
      <text:p text:style-name="P16"><text:s text:c="4"/><text:span text:style-name="T10">delete ptr;</text:span></text:p>
      <text:p text:style-name="P16"><text:s text:c="2"/><text:span text:style-name="T10">}</text:span></text:p>
      <text:p text:style-name="P18"/>
      <text:p text:style-name="P15">};</text:p>
      <text:p text:style-name="P18"/>
      <text:p text:style-name="P15"><text:span text:style-name="T11">int</text:span> main() {</text:p>
      <text:p text:style-name="P18"/>
      <text:p text:style-name="P16"><text:s text:c="2"/><text:span text:style-name="T10">vector </text:span><text:span text:style-name="T16">&lt;</text:span><text:span text:style-name="T10">Icetray</text:span><text:span text:style-name="T16">&gt;</text:span><text:span text:style-name="T10"> vec;</text:span></text:p>
      <text:p text:style-name="P16"><text:s text:c="2"/></text:p>
      <text:p text:style-name="P16"><text:s text:c="2"/><text:span text:style-name="T16">//</text:span><text:span text:style-name="T10"> temporary </text:span><text:span text:style-name="T12">object</text:span><text:span text:style-name="T10"> </text:span><text:span text:style-name="T21">is</text:span><text:span text:style-name="T10"> pushed back to the vector</text:span></text:p>
      <text:p text:style-name="P16"><text:s text:c="2"/><text:span text:style-name="T10">vec</text:span><text:span text:style-name="T16">.</text:span><text:span text:style-name="T10">push_back(Icetray());</text:span></text:p>
      <text:p text:style-name="P16"><text:s text:c="2"/><text:span text:style-name="T16">//</text:span><text:span text:style-name="T10"> move constructor can be explicitly called, </text:span><text:span text:style-name="T13">with</text:span><text:span text:style-name="T10"> the move() function, </text:span><text:span text:style-name="T13">for</text:span><text:span text:style-name="T10"> already created objects</text:span></text:p>
      <text:p text:style-name="P16"><text:s text:c="2"/><text:span text:style-name="T13">return</text:span><text:span text:style-name="T10"> </text:span><text:span text:style-name="T16">0</text:span><text:span text:style-name="T10">;</text:span></text:p>
      <text:p text:style-name="P15">}</text:p>
      <text:p text:style-name="P27">Similarly to how we can assign a value to an object with an lvalue reference, copying it, we can also move the values from one object to another without constructing a new one. We call this assignment a move assignment. We move the values from one object to another existing object. For this, we will have to overload operator =, not so that it takes an lvalue reference, like in copy assignment, but so that it takes an rvalue reference.</text:p>
      <text:p text:style-name="P20">Demo 3.12</text:p>
      <text:p text:style-name="P29"><text:span text:style-name="T3">Inside </text:span><text:span text:style-name="Strong_20_Emphasis"><text:span text:style-name="T4">/unit3_demos</text:span></text:span><text:span text:style-name="T3">, create a file named </text:span><text:span text:style-name="Strong_20_Emphasis"><text:span text:style-name="T4">demo_312.cpp</text:span></text:span><text:span text:style-name="T3">.</text:span></text:p>
      <text:p text:style-name="P26">In [ ]:</text:p>
      <text:p text:style-name="P13">#include&lt;iostream&gt;</text:p>
      <text:p text:style-name="P18"/>
      <text:p text:style-name="P15"><text:span text:style-name="T14">class</text:span> <text:span text:style-name="T19">Icetray</text:span>{</text:p>
      <text:p text:style-name="P16"><text:s text:c="2"/><text:span text:style-name="T10">public:</text:span></text:p>
      <text:p text:style-name="P16"><text:s text:c="2"/><text:span text:style-name="T12">int</text:span><text:span text:style-name="T10"> crystals;</text:span></text:p>
      <text:p text:style-name="P16"><text:s text:c="4"/></text:p>
      <text:p text:style-name="P16"><text:s text:c="2"/><text:span text:style-name="T16">//</text:span><text:span text:style-name="T10"> overload operator </text:span><text:span text:style-name="T16">=</text:span></text:p>
      <text:p text:style-name="P16"><text:s text:c="2"/><text:span text:style-name="T10">Icetray</text:span><text:span text:style-name="T16">&amp;</text:span><text:span text:style-name="T10"> operator</text:span><text:span text:style-name="T16">=</text:span><text:span text:style-name="T10"> (Icetray</text:span><text:span text:style-name="T16">&amp;&amp;</text:span><text:span text:style-name="T10"> source) {</text:span></text:p>
      <text:p text:style-name="P16"><text:s text:c="4"/><text:span text:style-name="T10">this</text:span><text:span text:style-name="T16">-&gt;</text:span><text:span text:style-name="T10">crystals </text:span><text:span text:style-name="T16">=</text:span><text:span text:style-name="T10"> source</text:span><text:span text:style-name="T16">.</text:span><text:span text:style-name="T10">crystals;</text:span></text:p>
      <text:p text:style-name="P16"><text:s text:c="4"/><text:span text:style-name="T10">source</text:span><text:span text:style-name="T16">.</text:span><text:span text:style-name="T10">crystals </text:span><text:span text:style-name="T16">=</text:span><text:span text:style-name="T10"> </text:span><text:span text:style-name="T16">0</text:span><text:span text:style-name="T10">;</text:span></text:p>
      <text:p text:style-name="P16"><text:s text:c="4"/><text:span text:style-name="T13">return</text:span><text:span text:style-name="T10"> </text:span><text:span text:style-name="T16">*</text:span><text:span text:style-name="T10">this;</text:span></text:p>
      <text:p text:style-name="P16"><text:s text:c="4"/><text:span text:style-name="T10">}</text:span></text:p>
      <text:p text:style-name="P15">};</text:p>
      <text:p text:style-name="P18"/>
      <text:p text:style-name="P15"><text:span text:style-name="T11">int</text:span> main(){</text:p>
      <text:p text:style-name="P16"><text:s text:c="2"/></text:p>
      <text:p text:style-name="P16"><text:s text:c="2"/><text:span text:style-name="T16">//</text:span><text:span text:style-name="T10"> move the values </text:span><text:span text:style-name="T13">from</text:span><text:span text:style-name="T10"> </text:span><text:span text:style-name="T20">orange_tray</text:span><text:span text:style-name="T10"> to another existing </text:span><text:span text:style-name="T12">object</text:span><text:span text:style-name="T10"> lemon_tray </text:span></text:p>
      <text:p text:style-name="P16"><text:s text:c="2"/><text:span text:style-name="T10">Icetray orange_tray;</text:span></text:p>
      <text:p text:style-name="P16"><text:s text:c="2"/><text:span text:style-name="T10">orange_tray</text:span><text:span text:style-name="T16">.</text:span><text:span text:style-name="T10">crystals </text:span><text:span text:style-name="T16">=</text:span><text:span text:style-name="T10"> </text:span><text:span text:style-name="T16">5</text:span><text:span text:style-name="T10">;</text:span></text:p>
      <text:p text:style-name="P16"><text:s text:c="2"/><text:span text:style-name="T10">Icetray lemon_tray;</text:span></text:p>
      <text:p text:style-name="P16"><text:s text:c="4"/></text:p>
      <text:p text:style-name="P16"><text:s text:c="2"/><text:span text:style-name="T16">//</text:span><text:span text:style-name="T10"> call Icetray</text:span><text:span text:style-name="T16">&amp;</text:span><text:span text:style-name="T10"> operator</text:span><text:span text:style-name="T16">=</text:span><text:span text:style-name="T10"> (Icetray</text:span><text:span text:style-name="T16">&amp;&amp;</text:span><text:span text:style-name="T10"> source)</text:span></text:p>
      <text:p text:style-name="P16"><text:s text:c="2"/><text:span text:style-name="T10">lemon_tray </text:span><text:span text:style-name="T16">=</text:span><text:span text:style-name="T10"> std::move(orange_tray); </text:span></text:p>
      <text:p text:style-name="P16"><text:s text:c="4"/></text:p>
      <text:p text:style-name="P16"><text:s text:c="2"/><text:span text:style-name="T10">std::cout </text:span><text:span text:style-name="T16">&lt;&lt;</text:span><text:span text:style-name="T10"> </text:span><text:span text:style-name="T18">"Number of crystals in orange juice tray: "</text:span><text:span text:style-name="T16">&lt;&lt;</text:span><text:span text:style-name="T10"> orange_tray</text:span><text:span text:style-name="T16">.</text:span><text:span text:style-name="T10">crystals </text:span><text:span text:style-name="T16">&lt;&lt;</text:span><text:span text:style-name="T10"> std::endl;</text:span></text:p>
      <text:p text:style-name="P16"><text:soft-page-break/><text:s text:c="2"/><text:span text:style-name="T10">std::cout </text:span><text:span text:style-name="T16">&lt;&lt;</text:span><text:span text:style-name="T10"> </text:span><text:span text:style-name="T18">"Number of crystals in lemon juice tray: "</text:span><text:span text:style-name="T10"> </text:span><text:span text:style-name="T16">&lt;&lt;</text:span><text:span text:style-name="T10"> lemon_tray</text:span><text:span text:style-name="T16">.</text:span><text:span text:style-name="T10">crystals </text:span><text:span text:style-name="T16">&lt;&lt;</text:span><text:span text:style-name="T10"> std::endl; </text:span></text:p>
      <text:p text:style-name="P16"><text:s text:c="4"/></text:p>
      <text:p text:style-name="P16"><text:s text:c="2"/><text:span text:style-name="T13">return</text:span><text:span text:style-name="T10"> </text:span><text:span text:style-name="T16">0</text:span><text:span text:style-name="T10">;</text:span></text:p>
      <text:p text:style-name="P15">}</text:p>
      <text:p text:style-name="P27">Expected Output:</text:p>
      <text:p text:style-name="P10">Number of crystals in orange juice tray: 0</text:p>
      <text:p text:style-name="P8">Number of crystals in lemon juice tray: 5</text:p>
      <text:p text:style-name="P20">End of Demo 3.12</text:p>
      <text:p text:style-name="P27">It was a great journey so far. I hope you really enjoyed the process. I will see you soon in unit 4 where will talk about OOP in more detail. Till then: Keep pushing your ROS learning!</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14:04.405843157</meta:creation-date>
    <dc:date>2024-02-07T09:14:53.958430564</dc:date>
    <meta:editing-duration>PT50S</meta:editing-duration>
    <meta:editing-cycles>1</meta:editing-cycles>
    <meta:document-statistic meta:table-count="0" meta:image-count="1" meta:object-count="0" meta:page-count="35" meta:paragraph-count="1321" meta:word-count="8291" meta:character-count="56720" meta:non-whitespace-character-count="47542"/>
    <meta:generator>LibreOffice/6.4.7.2$Linux_X86_64 LibreOffice_project/40$Build-2</meta:generator>
  </office:meta>
</office:document-meta>
</file>